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Replacements/Object 46" manifest:media-type=""/>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
  <manifest:file-entry manifest:full-path="ObjectReplacements/Object 40" manifest:media-type=""/>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
  <manifest:file-entry manifest:full-path="ObjectReplacements/Object 31" manifest:media-type=""/>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50" manifest:media-type=""/>
  <manifest:file-entry manifest:full-path="ObjectReplacements/Object 17" manifest:media-type=""/>
  <manifest:file-entry manifest:full-path="ObjectReplacements/Object 51" manifest:media-type=""/>
  <manifest:file-entry manifest:full-path="ObjectReplacements/Object 18"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47" manifest:media-type="application/x-openoffice-gdimetafile;windows_formatname=&quot;GDIMetaFile&quot;"/>
  <manifest:file-entry manifest:full-path="ObjectReplacements/Object 62"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6" manifest:media-type=""/>
  <manifest:file-entry manifest:full-path="ObjectReplacements/Object 48" manifest:media-type=""/>
  <manifest:file-entry manifest:full-path="ObjectReplacements/Object 63" manifest:media-type=""/>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57" manifest:media-type=""/>
  <manifest:file-entry manifest:full-path="ObjectReplacements/Object 49" manifest:media-type=""/>
  <manifest:file-entry manifest:full-path="ObjectReplacements/Object 64" manifest:media-type=""/>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8" manifest:media-type=""/>
  <manifest:file-entry manifest:full-path="ObjectReplacements/Object 16" manifest:media-type=""/>
  <manifest:file-entry manifest:full-path="ObjectReplacements/Object 65" manifest:media-type=""/>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9" manifest:media-type=""/>
  <manifest:file-entry manifest:full-path="ObjectReplacements/Object 61" manifest:media-type=""/>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0" manifest:media-type=""/>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1" manifest:media-type=""/>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304cm" fo:margin-left="-0.095cm" table:align="left"/>
    </style:style>
    <style:style style:name="Table1.A" style:family="table-column">
      <style:table-column-properties style:column-width="17.304cm"/>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198cm" fo:margin-left="0.011cm" table:align="left"/>
    </style:style>
    <style:style style:name="Table2.A" style:family="table-column">
      <style:table-column-properties style:column-width="17.198cm"/>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6.298cm" style:rel-column-width="62828*"/>
    </style:style>
    <style:style style:name="Table3.B" style:family="table-column">
      <style:table-column-properties style:column-width="0.702cm" style:rel-column-width="27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6.298cm" style:rel-column-width="62828*"/>
    </style:style>
    <style:style style:name="Table6.B" style:family="table-column">
      <style:table-column-properties style:column-width="0.702cm" style:rel-column-width="2707*"/>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left="none" fo:border-right="0.05pt solid #000000" fo:border-top="0.05pt solid #000000" fo:border-bottom="0.05pt solid #000000"/>
    </style:style>
    <style:style style:name="Table5" style:family="table">
      <style:table-properties style:width="17cm" table:align="margins"/>
    </style:style>
    <style:style style:name="Table5.A" style:family="table-column">
      <style:table-column-properties style:column-width="16.104cm" style:rel-column-width="62080*"/>
    </style:style>
    <style:style style:name="Table5.B" style:family="table-column">
      <style:table-column-properties style:column-width="0.896cm" style:rel-column-width="345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Abyssinica SIL" fo:font-size="10pt" officeooo:rsid="000566ad" officeooo:paragraph-rsid="000566ad" style:font-size-asian="10pt" style:font-size-complex="10pt"/>
    </style:style>
    <style:style style:name="P2" style:family="paragraph" style:parent-style-name="Standard">
      <style:paragraph-properties>
        <style:tab-stops>
          <style:tab-stop style:position="0.653cm"/>
        </style:tab-stops>
      </style:paragraph-properties>
      <style:text-properties style:font-name="Abyssinica SIL" fo:font-size="10pt" officeooo:rsid="000566ad" officeooo:paragraph-rsid="000566ad" style:font-size-asian="10pt" style:font-size-complex="10pt"/>
    </style:style>
    <style:style style:name="P3" style:family="paragraph" style:parent-style-name="Standard">
      <style:text-properties style:font-name="Abyssinica SIL" fo:font-size="10pt" officeooo:rsid="00061c3f" officeooo:paragraph-rsid="00061c3f" style:font-size-asian="10pt" style:font-size-complex="10pt"/>
    </style:style>
    <style:style style:name="P4" style:family="paragraph" style:parent-style-name="Standard">
      <style:text-properties style:font-name="Abyssinica SIL" fo:font-size="10pt" officeooo:rsid="000afed9" officeooo:paragraph-rsid="000afed9" style:font-size-asian="10pt" style:font-size-complex="10pt"/>
    </style:style>
    <style:style style:name="P5" style:family="paragraph" style:parent-style-name="Standard">
      <style:paragraph-properties fo:text-align="end" style:justify-single-word="false"/>
      <style:text-properties style:font-name="Abyssinica SIL" fo:font-size="10pt" officeooo:rsid="001e0e8e" officeooo:paragraph-rsid="001e0e8e" style:font-size-asian="10pt" style:font-size-complex="10pt"/>
    </style:style>
    <style:style style:name="P6" style:family="paragraph" style:parent-style-name="Standard">
      <style:paragraph-properties fo:line-height="100%" fo:text-align="start" style:justify-single-word="false"/>
      <style:text-properties style:font-name="Abyssinica SIL" fo:font-size="10pt" officeooo:rsid="001e0e8e" officeooo:paragraph-rsid="001e0e8e" style:font-size-asian="10pt" style:font-size-complex="10pt"/>
    </style:style>
    <style:style style:name="P7" style:family="paragraph" style:parent-style-name="Standard">
      <style:paragraph-properties fo:line-height="100%" fo:text-align="start" style:justify-single-word="false"/>
      <style:text-properties style:font-name="Abyssinica SIL" fo:font-size="10pt" officeooo:rsid="001e0e8e" officeooo:paragraph-rsid="00247408" style:font-size-asian="10pt" style:font-size-complex="10pt"/>
    </style:style>
    <style:style style:name="P8" style:family="paragraph" style:parent-style-name="Standard">
      <style:paragraph-properties fo:line-height="100%" fo:text-align="center" style:justify-single-word="false"/>
      <style:text-properties style:font-name="Abyssinica SIL" fo:font-size="10pt" officeooo:rsid="001e0e8e" officeooo:paragraph-rsid="001e0e8e" style:font-size-asian="10pt" style:font-size-complex="10pt"/>
    </style:style>
    <style:style style:name="P9" style:family="paragraph" style:parent-style-name="Standard">
      <style:paragraph-properties fo:line-height="100%" fo:text-align="center" style:justify-single-word="false"/>
      <style:text-properties style:font-name="Abyssinica SIL" fo:font-size="10pt" officeooo:rsid="001e0e8e" officeooo:paragraph-rsid="0025217a" style:font-size-asian="10pt" style:font-size-complex="10pt"/>
    </style:style>
    <style:style style:name="P10" style:family="paragraph" style:parent-style-name="Standard">
      <style:paragraph-properties fo:line-height="100%" fo:text-align="center" style:justify-single-word="false"/>
      <style:text-properties style:font-name="Abyssinica SIL" fo:font-size="10pt" officeooo:rsid="0015768d" officeooo:paragraph-rsid="0016db4a" style:font-size-asian="10pt" style:font-size-complex="10pt"/>
    </style:style>
    <style:style style:name="P11" style:family="paragraph" style:parent-style-name="Standard">
      <style:paragraph-properties fo:line-height="100%" fo:text-align="center" style:justify-single-word="false"/>
      <style:text-properties style:font-name="Abyssinica SIL" fo:font-size="10pt" officeooo:rsid="0015768d" officeooo:paragraph-rsid="001e0e8e" style:font-size-asian="10pt" style:font-size-complex="10pt"/>
    </style:style>
    <style:style style:name="P12" style:family="paragraph" style:parent-style-name="Standard">
      <style:paragraph-properties fo:line-height="100%" fo:text-align="center" style:justify-single-word="false"/>
      <style:text-properties style:font-name="Abyssinica SIL" fo:font-size="10pt" officeooo:rsid="0015768d" officeooo:paragraph-rsid="00247408" style:font-size-asian="10pt" style:font-size-complex="10pt"/>
    </style:style>
    <style:style style:name="P13" style:family="paragraph" style:parent-style-name="Standard">
      <style:paragraph-properties fo:line-height="100%" fo:text-align="start" style:justify-single-word="false"/>
      <style:text-properties style:font-name="Abyssinica SIL" fo:font-size="10pt" officeooo:rsid="0011892b" officeooo:paragraph-rsid="0011892b" style:font-size-asian="10pt" style:font-size-complex="10pt"/>
    </style:style>
    <style:style style:name="P14" style:family="paragraph" style:parent-style-name="Standard">
      <style:paragraph-properties fo:line-height="100%" fo:text-align="center" style:justify-single-word="false"/>
      <style:text-properties style:font-name="Abyssinica SIL" fo:font-size="10pt" officeooo:paragraph-rsid="0016db4a" style:font-size-asian="10pt" style:font-size-complex="10pt"/>
    </style:style>
    <style:style style:name="P15" style:family="paragraph" style:parent-style-name="Standard">
      <style:paragraph-properties fo:line-height="100%" fo:text-align="center" style:justify-single-word="false"/>
      <style:text-properties style:font-name="Abyssinica SIL" fo:font-size="10pt" officeooo:paragraph-rsid="001e0e8e" style:font-size-asian="10pt" style:font-size-complex="10pt"/>
    </style:style>
    <style:style style:name="P16" style:family="paragraph" style:parent-style-name="Standard">
      <style:paragraph-properties fo:line-height="100%" fo:text-align="start" style:justify-single-word="false"/>
      <style:text-properties style:font-name="Abyssinica SIL" fo:font-size="10pt" officeooo:paragraph-rsid="0021f35c" style:font-size-asian="10pt" style:font-size-complex="10pt"/>
    </style:style>
    <style:style style:name="P17" style:family="paragraph" style:parent-style-name="Standard">
      <style:paragraph-properties fo:line-height="100%" fo:text-align="start" style:justify-single-word="false"/>
      <style:text-properties style:font-name="Abyssinica SIL" fo:font-size="10pt" officeooo:paragraph-rsid="00242caf" style:font-size-asian="10pt" style:font-size-complex="10pt"/>
    </style:style>
    <style:style style:name="P18" style:family="paragraph" style:parent-style-name="Standard">
      <style:paragraph-properties fo:line-height="100%" fo:text-align="start" style:justify-single-word="false"/>
      <style:text-properties style:font-name="Abyssinica SIL" fo:font-size="10pt" officeooo:rsid="001a741e" officeooo:paragraph-rsid="001a741e" style:font-size-asian="10pt" style:font-size-complex="10pt"/>
    </style:style>
    <style:style style:name="P19" style:family="paragraph" style:parent-style-name="Standard">
      <style:paragraph-properties fo:line-height="100%" fo:text-align="start" style:justify-single-word="false"/>
      <style:text-properties style:font-name="Abyssinica SIL" fo:font-size="10pt" officeooo:rsid="001a741e" officeooo:paragraph-rsid="00247408" style:font-size-asian="10pt" style:font-size-complex="10pt"/>
    </style:style>
    <style:style style:name="P20" style:family="paragraph" style:parent-style-name="Standard">
      <style:paragraph-properties fo:line-height="100%" fo:text-align="center" style:justify-single-word="false"/>
      <style:text-properties style:font-name="Abyssinica SIL" fo:font-size="10pt" officeooo:rsid="0021f35c" officeooo:paragraph-rsid="0021f35c" style:font-size-asian="10pt" style:font-size-complex="10pt"/>
    </style:style>
    <style:style style:name="P21" style:family="paragraph" style:parent-style-name="Standard">
      <style:paragraph-properties fo:line-height="100%" fo:text-align="center" style:justify-single-word="false"/>
      <style:text-properties style:font-name="Abyssinica SIL" fo:font-size="10pt" officeooo:rsid="0021f35c" officeooo:paragraph-rsid="00286c6a" style:font-size-asian="10pt" style:font-size-complex="10pt"/>
    </style:style>
    <style:style style:name="P22" style:family="paragraph" style:parent-style-name="Standard">
      <style:paragraph-properties fo:line-height="100%" fo:text-align="center" style:justify-single-word="false"/>
      <style:text-properties style:font-name="Abyssinica SIL" fo:font-size="10pt" officeooo:rsid="002587bc" officeooo:paragraph-rsid="002587bc" style:font-size-asian="10pt" style:font-size-complex="10pt"/>
    </style:style>
    <style:style style:name="P23" style:family="paragraph" style:parent-style-name="Standard">
      <style:paragraph-properties fo:line-height="100%" fo:text-align="start" style:justify-single-word="false"/>
      <style:text-properties style:font-name="Abyssinica SIL" fo:font-size="10pt" officeooo:rsid="0025d05e" officeooo:paragraph-rsid="0025d05e" style:font-size-asian="10pt" style:font-size-complex="10pt"/>
    </style:style>
    <style:style style:name="P24" style:family="paragraph" style:parent-style-name="Standard">
      <style:paragraph-properties fo:line-height="100%" fo:text-align="start" style:justify-single-word="false"/>
      <style:text-properties style:font-name="Abyssinica SIL" fo:font-size="10pt" officeooo:rsid="0029621b" officeooo:paragraph-rsid="0029621b" style:font-size-asian="10pt" style:font-size-complex="10pt"/>
    </style:style>
    <style:style style:name="P25" style:family="paragraph" style:parent-style-name="Standard">
      <style:paragraph-properties fo:line-height="100%" fo:text-align="center" style:justify-single-word="false"/>
      <style:text-properties style:font-name="Abyssinica SIL" fo:font-size="10pt" officeooo:rsid="0029621b" officeooo:paragraph-rsid="0029621b" style:font-size-asian="10pt" style:font-size-complex="10pt"/>
    </style:style>
    <style:style style:name="P26" style:family="paragraph" style:parent-style-name="Standard">
      <style:text-properties style:font-name="Abyssinica SIL" fo:font-size="10pt" style:text-underline-style="solid" style:text-underline-width="auto" style:text-underline-color="font-color" officeooo:rsid="000afed9" officeooo:paragraph-rsid="000afed9" style:font-size-asian="10pt" style:font-size-complex="10pt"/>
    </style:style>
    <style:style style:name="P27" style:family="paragraph" style:parent-style-name="Standard">
      <style:text-properties style:font-name="Abyssinica SIL" fo:font-size="10pt" style:text-underline-style="solid" style:text-underline-width="auto" style:text-underline-color="font-color" officeooo:rsid="00107689" officeooo:paragraph-rsid="00107689" style:font-size-asian="10pt" style:font-size-complex="10pt"/>
    </style:style>
    <style:style style:name="P28" style:family="paragraph" style:parent-style-name="Standard">
      <style:text-properties style:font-name="Abyssinica SIL" fo:font-size="10pt" style:text-underline-style="solid" style:text-underline-width="auto" style:text-underline-color="font-color" officeooo:rsid="001213ce" officeooo:paragraph-rsid="001213ce" style:font-size-asian="10pt" style:font-size-complex="10pt"/>
    </style:style>
    <style:style style:name="P29" style:family="paragraph" style:parent-style-name="Standard">
      <style:text-properties style:font-name="Abyssinica SIL" fo:font-size="10pt" style:text-underline-style="solid" style:text-underline-width="auto" style:text-underline-color="font-color" officeooo:rsid="001213ce" officeooo:paragraph-rsid="00242caf" style:font-size-asian="10pt" style:font-size-complex="10pt"/>
    </style:style>
    <style:style style:name="P30" style:family="paragraph" style:parent-style-name="Standard">
      <style:text-properties style:font-name="Abyssinica SIL" fo:font-size="10pt" style:text-underline-style="solid" style:text-underline-width="auto" style:text-underline-color="font-color" officeooo:rsid="001213ce" officeooo:paragraph-rsid="0013c9a1" style:font-size-asian="10pt" style:font-size-complex="10pt"/>
    </style:style>
    <style:style style:name="P31" style:family="paragraph" style:parent-style-name="Standard">
      <style:paragraph-properties fo:line-height="100%" fo:text-align="start" style:justify-single-word="false"/>
      <style:text-properties style:font-name="Abyssinica SIL" fo:font-size="10pt" fo:font-style="normal" style:text-underline-style="none" fo:font-weight="normal" officeooo:rsid="0015012a" officeooo:paragraph-rsid="0016db4a" style:font-size-asian="10pt" style:font-style-asian="normal" style:font-weight-asian="normal" style:font-size-complex="10pt"/>
    </style:style>
    <style:style style:name="P32" style:family="paragraph" style:parent-style-name="Standard">
      <style:paragraph-properties fo:line-height="100%" fo:text-align="center" style:justify-single-word="false"/>
      <style:text-properties style:font-name="Abyssinica SIL" fo:font-size="10pt" fo:font-style="normal" style:text-underline-style="none" fo:font-weight="normal" officeooo:rsid="0015012a" officeooo:paragraph-rsid="0016db4a" style:font-size-asian="10pt" style:font-style-asian="normal" style:font-weight-asian="normal" style:font-size-complex="10pt"/>
    </style:style>
    <style:style style:name="P33" style:family="paragraph" style:parent-style-name="Standard">
      <style:paragraph-properties fo:line-height="100%" fo:text-align="center" style:justify-single-word="false"/>
      <style:text-properties style:font-name="Abyssinica SIL" fo:font-size="10pt" fo:font-style="normal" style:text-underline-style="none" fo:font-weight="normal" officeooo:rsid="0015012a" officeooo:paragraph-rsid="001e0e8e" style:font-size-asian="10pt" style:font-style-asian="normal" style:font-weight-asian="normal" style:font-size-complex="10pt"/>
    </style:style>
    <style:style style:name="P34" style:family="paragraph" style:parent-style-name="Standard">
      <style:paragraph-properties fo:line-height="100%" fo:text-align="center" style:justify-single-word="false"/>
      <style:text-properties style:font-name="Abyssinica SIL" fo:font-size="10pt" fo:font-style="normal" style:text-underline-style="none" fo:font-weight="normal" officeooo:rsid="001c580e" officeooo:paragraph-rsid="001e0e8e" style:font-size-asian="10pt" style:font-style-asian="normal" style:font-weight-asian="normal" style:font-size-complex="10pt"/>
    </style:style>
    <style:style style:name="P35" style:family="paragraph" style:parent-style-name="Standard">
      <style:paragraph-properties fo:line-height="100%" fo:text-align="center" style:justify-single-word="false"/>
      <style:text-properties style:font-name="Abyssinica SIL" fo:font-size="10pt" fo:font-style="normal" style:text-underline-style="none" fo:font-weight="normal" officeooo:rsid="001c580e" officeooo:paragraph-rsid="00247408" style:font-size-asian="10pt" style:font-style-asian="normal" style:font-weight-asian="normal" style:font-size-complex="10pt"/>
    </style:style>
    <style:style style:name="P36" style:family="paragraph" style:parent-style-name="Standard">
      <style:paragraph-properties fo:text-align="end" style:justify-single-word="false"/>
      <style:text-properties style:font-name="Abyssinica SIL" fo:font-size="10pt" fo:font-style="normal" style:text-underline-style="none" fo:font-weight="normal" officeooo:rsid="0021f35c" officeooo:paragraph-rsid="0021f35c" style:font-size-asian="10pt" style:font-style-asian="normal" style:font-weight-asian="normal" style:font-size-complex="10pt"/>
    </style:style>
    <style:style style:name="P37" style:family="paragraph" style:parent-style-name="Standard">
      <style:paragraph-properties fo:line-height="100%" fo:text-align="center" style:justify-single-word="false"/>
      <style:text-properties style:font-name="Abyssinica SIL" fo:font-size="10pt" fo:font-style="normal" style:text-underline-style="none" fo:font-weight="normal" officeooo:rsid="0021f35c" officeooo:paragraph-rsid="0021f35c" style:font-size-asian="10pt" style:font-style-asian="normal" style:font-weight-asian="normal" style:font-size-complex="10pt"/>
    </style:style>
    <style:style style:name="P38" style:family="paragraph" style:parent-style-name="Standard">
      <style:paragraph-properties fo:text-align="end" style:justify-single-word="false"/>
      <style:text-properties style:font-name="Abyssinica SIL" fo:font-size="10pt" fo:font-style="normal" style:text-underline-style="none" fo:font-weight="normal" officeooo:rsid="0015768d" officeooo:paragraph-rsid="001e0e8e" style:font-size-asian="10pt" style:font-style-asian="normal" style:font-weight-asian="normal" style:font-size-complex="10pt"/>
    </style:style>
    <style:style style:name="P39" style:family="paragraph" style:parent-style-name="Standard">
      <style:paragraph-properties fo:line-height="100%" fo:text-align="start" style:justify-single-word="false"/>
      <style:text-properties style:font-name="Abyssinica SIL" fo:font-size="10pt" fo:font-style="normal" style:text-underline-style="none" fo:font-weight="normal" officeooo:rsid="0015768d" officeooo:paragraph-rsid="0016db4a" style:font-size-asian="10pt" style:font-style-asian="normal" style:font-weight-asian="normal" style:font-size-complex="10pt"/>
    </style:style>
    <style:style style:name="P40" style:family="paragraph" style:parent-style-name="Standard">
      <style:paragraph-properties fo:text-align="end" style:justify-single-word="false"/>
      <style:text-properties style:font-name="Abyssinica SIL" fo:font-size="10pt" fo:font-style="normal" style:text-underline-style="none" fo:font-weight="normal" officeooo:rsid="001e0e8e" officeooo:paragraph-rsid="001e0e8e" style:font-size-asian="10pt" style:font-style-asian="normal" style:font-weight-asian="normal" style:font-size-complex="10pt"/>
    </style:style>
    <style:style style:name="P41" style:family="paragraph" style:parent-style-name="Standard">
      <style:paragraph-properties fo:line-height="100%" fo:text-align="start" style:justify-single-word="false"/>
      <style:text-properties style:font-name="Abyssinica SIL" fo:font-size="10pt" fo:font-style="normal" style:text-underline-style="none" fo:font-weight="normal" officeooo:rsid="00247408" officeooo:paragraph-rsid="00247408" style:font-size-asian="10pt" style:font-style-asian="normal" style:font-weight-asian="normal" style:font-size-complex="10pt"/>
    </style:style>
    <style:style style:name="P42" style:family="paragraph" style:parent-style-name="Standard">
      <style:paragraph-properties fo:line-height="100%" fo:text-align="start" style:justify-single-word="false"/>
      <style:text-properties style:font-name="Abyssinica SIL" fo:font-size="10pt" fo:font-style="normal" style:text-underline-style="none" fo:font-weight="normal" officeooo:rsid="0029621b" officeooo:paragraph-rsid="0029621b" style:font-size-asian="10pt" style:font-style-asian="normal" style:font-weight-asian="normal" style:font-size-complex="10pt"/>
    </style:style>
    <style:style style:name="P43" style:family="paragraph" style:parent-style-name="Standard">
      <style:paragraph-properties fo:line-height="100%" fo:text-align="center" style:justify-single-word="false"/>
      <style:text-properties style:font-name="Abyssinica SIL" fo:font-size="10pt" fo:font-style="normal" fo:font-weight="normal" officeooo:rsid="00242caf" officeooo:paragraph-rsid="00242caf" style:font-size-asian="10pt" style:font-style-asian="normal" style:font-weight-asian="normal" style:font-size-complex="10pt"/>
    </style:style>
    <style:style style:name="P44" style:family="paragraph" style:parent-style-name="Standard">
      <style:text-properties style:font-name="Abyssinica SIL" fo:font-size="10pt" style:text-underline-style="none" fo:font-weight="bold" officeooo:rsid="00330406" officeooo:paragraph-rsid="00330406" style:font-size-asian="10pt" style:font-weight-asian="bold" style:font-size-complex="10pt" style:font-weight-complex="bold"/>
    </style:style>
    <style:style style:name="P45" style:family="paragraph" style:parent-style-name="Standard">
      <style:text-properties style:font-name="Abyssinica SIL" fo:font-size="11pt" fo:font-style="normal" style:text-underline-style="solid" style:text-underline-width="auto" style:text-underline-color="font-color" fo:font-weight="normal" officeooo:rsid="001213ce" officeooo:paragraph-rsid="0013c9a1" style:font-size-asian="11pt" style:font-style-asian="normal" style:font-weight-asian="normal" style:font-size-complex="10pt"/>
    </style:style>
    <style:style style:name="P46"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monospace" fo:font-size="7pt" fo:letter-spacing="normal" fo:font-style="normal" fo:font-weight="normal" style:font-size-asian="7pt" style:font-size-complex="7pt"/>
    </style:style>
    <style:style style:name="P47"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fo:font-weight="normal" officeooo:rsid="00061c3f" officeooo:paragraph-rsid="00061c3f" style:font-size-asian="8.75pt" style:font-size-complex="10pt"/>
    </style:style>
    <style:style style:name="P48"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61c3f" officeooo:paragraph-rsid="00061c3f" style:font-size-asian="8.75pt" style:font-size-complex="10pt"/>
    </style:style>
    <style:style style:name="P49"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7605b" officeooo:paragraph-rsid="0007605b" style:font-size-asian="8.75pt" style:font-size-complex="10pt"/>
    </style:style>
    <style:style style:name="P50"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07605b" officeooo:paragraph-rsid="0007605b" style:font-size-asian="8.75pt" style:font-size-complex="10pt"/>
    </style:style>
    <style:style style:name="P51"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07605b" officeooo:paragraph-rsid="002ffab5" style:font-size-asian="8.75pt" style:font-size-complex="10pt"/>
    </style:style>
    <style:style style:name="P52" style:family="paragraph" style:parent-style-name="Preformatted_20_Text">
      <style:paragraph-properties fo:margin-top="0cm" fo:margin-bottom="0cm" loext:contextual-spacing="false" fo:line-height="100%" fo:orphans="2" fo:widows="2" fo:padding="0cm" fo:border="none"/>
      <style:text-properties fo:font-variant="normal" fo:text-transform="none" fo:color="#333333" style:font-name="monospace" fo:font-size="7pt" fo:letter-spacing="normal" fo:font-style="normal" fo:font-weight="normal" style:font-size-asian="7pt" style:font-size-complex="7pt"/>
    </style:style>
    <style:style style:name="P53" style:family="paragraph" style:parent-style-name="Preformatted_20_Text">
      <style:paragraph-properties fo:margin-top="0cm" fo:margin-bottom="0cm" loext:contextual-spacing="false" fo:line-height="100%" fo:orphans="2" fo:widows="2" fo:padding="0cm" fo:border="none"/>
      <style:text-properties fo:font-variant="normal" fo:text-transform="none" fo:color="#333333" fo:font-size="7pt" fo:letter-spacing="normal" style:font-size-asian="7pt" style:font-size-complex="7pt"/>
    </style:style>
    <style:style style:name="P54" style:family="paragraph" style:parent-style-name="Preformatted_20_Text">
      <style:paragraph-properties fo:margin-top="0cm" fo:margin-bottom="0cm" loext:contextual-spacing="false" fo:line-height="100%" fo:orphans="2" fo:widows="2" fo:padding="0cm" fo:border="none"/>
      <style:text-properties fo:font-variant="normal" fo:text-transform="none" fo:color="#408080" style:font-name="monospace" fo:font-size="7pt" fo:letter-spacing="normal" fo:font-style="italic" fo:font-weight="normal" style:font-size-asian="7pt" style:font-size-complex="7pt"/>
    </style:style>
    <style:style style:name="P55" style:family="paragraph" style:parent-style-name="Preformatted_20_Text">
      <style:paragraph-properties fo:margin-top="0cm" fo:margin-bottom="0cm" loext:contextual-spacing="false" fo:line-height="100%" fo:orphans="2" fo:widows="2" fo:padding="0cm" fo:border="none"/>
      <style:text-properties style:font-name="monospace" fo:font-size="7pt" style:font-size-asian="7pt" style:font-size-complex="7pt"/>
    </style:style>
    <style:style style:name="P56" style:family="paragraph" style:parent-style-name="Preformatted_20_Text">
      <style:paragraph-properties fo:margin-top="0cm" fo:margin-bottom="0cm" loext:contextual-spacing="false" fo:line-height="100%" fo:orphans="2" fo:widows="2" fo:padding="0cm" fo:border="none"/>
      <style:text-properties fo:font-size="7pt" style:font-size-asian="7pt" style:font-size-complex="7pt"/>
    </style:style>
    <style:style style:name="P57"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style:font-name="Abyssinica SIL" fo:font-size="10pt" officeooo:rsid="00093506" officeooo:paragraph-rsid="00093506" style:font-size-asian="8.75pt" style:font-size-complex="10pt"/>
    </style:style>
    <style:style style:name="P58" style:family="paragraph" style:parent-style-name="Table_20_Contents">
      <style:text-properties style:font-name="Abyssinica SIL" fo:font-size="10pt" style:font-size-asian="10pt" style:font-size-complex="10pt"/>
    </style:style>
    <style:style style:name="P59" style:family="paragraph" style:parent-style-name="Table_20_Contents">
      <style:text-properties style:font-name="Abyssinica SIL" fo:font-size="10pt" officeooo:rsid="000bfda6" officeooo:paragraph-rsid="000bfda6" style:font-size-asian="10pt" style:font-size-complex="10pt"/>
    </style:style>
    <style:style style:name="P60" style:family="paragraph" style:parent-style-name="Table_20_Contents">
      <style:paragraph-properties fo:line-height="100%"/>
      <style:text-properties style:font-name="Abyssinica SIL" fo:font-size="10pt" officeooo:rsid="000bfda6" officeooo:paragraph-rsid="000bfda6" style:font-size-asian="10pt" style:font-size-complex="10pt"/>
    </style:style>
    <style:style style:name="P61" style:family="paragraph" style:parent-style-name="Table_20_Contents">
      <style:paragraph-properties fo:line-height="100%" fo:text-align="center" style:justify-single-word="false"/>
      <style:text-properties style:font-name="Abyssinica SIL" fo:font-size="10pt" officeooo:rsid="000bfda6" officeooo:paragraph-rsid="0010c2d6" style:font-size-asian="10pt" style:font-size-complex="10pt"/>
    </style:style>
    <style:style style:name="P62" style:family="paragraph" style:parent-style-name="Table_20_Contents">
      <style:paragraph-properties fo:text-align="start" style:justify-single-word="false"/>
      <style:text-properties style:font-name="Abyssinica SIL" fo:font-size="10pt" officeooo:rsid="001e0e8e" officeooo:paragraph-rsid="001e0e8e" style:font-size-asian="10pt" style:font-size-complex="10pt"/>
    </style:style>
    <style:style style:name="P63" style:family="paragraph" style:parent-style-name="Table_20_Contents">
      <style:text-properties style:font-name="Abyssinica SIL" fo:font-size="10pt" officeooo:rsid="001e0e8e" officeooo:paragraph-rsid="001e0e8e" style:font-size-asian="10pt" style:font-size-complex="10pt"/>
    </style:style>
    <style:style style:name="P64" style:family="paragraph" style:parent-style-name="Table_20_Contents">
      <style:paragraph-properties fo:line-height="100%" fo:text-align="center" style:justify-single-word="false"/>
      <style:text-properties style:font-name="Abyssinica SIL" fo:font-size="10pt" officeooo:rsid="0010c2d6" officeooo:paragraph-rsid="0010c2d6" style:font-size-asian="10pt" style:font-size-complex="10pt"/>
    </style:style>
    <style:style style:name="P65" style:family="paragraph" style:parent-style-name="Table_20_Contents">
      <style:paragraph-properties fo:line-height="100%" fo:text-align="center" style:justify-single-word="false"/>
      <style:text-properties style:font-name="Abyssinica SIL" fo:font-size="10pt" officeooo:rsid="0010c2d6" officeooo:paragraph-rsid="001c580e" style:font-size-asian="10pt" style:font-size-complex="10pt"/>
    </style:style>
    <style:style style:name="P66" style:family="paragraph" style:parent-style-name="Table_20_Contents">
      <style:paragraph-properties fo:line-height="100%" fo:text-align="start" style:justify-single-word="false"/>
      <style:text-properties style:font-name="Abyssinica SIL" fo:font-size="10pt" officeooo:rsid="000fd9d9" officeooo:paragraph-rsid="000fd9d9" style:font-size-asian="10pt" style:font-size-complex="10pt"/>
    </style:style>
    <style:style style:name="P67" style:family="paragraph" style:parent-style-name="Table_20_Contents">
      <style:paragraph-properties fo:line-height="100%" fo:text-align="center" style:justify-single-word="false"/>
      <style:text-properties style:font-name="Abyssinica SIL" fo:font-size="10pt" officeooo:rsid="000fd9d9" officeooo:paragraph-rsid="000fd9d9" style:font-size-asian="10pt" style:font-size-complex="10pt"/>
    </style:style>
    <style:style style:name="P68" style:family="paragraph" style:parent-style-name="Table_20_Contents">
      <style:paragraph-properties fo:line-height="100%" fo:text-align="center" style:justify-single-word="false"/>
      <style:text-properties style:font-name="Abyssinica SIL" fo:font-size="10pt" officeooo:rsid="001213ce" officeooo:paragraph-rsid="0016db4a" style:font-size-asian="10pt" style:font-size-complex="10pt"/>
    </style:style>
    <style:style style:name="P69" style:family="paragraph" style:parent-style-name="Table_20_Contents">
      <style:paragraph-properties fo:line-height="100%" fo:text-align="center" style:justify-single-word="false"/>
      <style:text-properties style:font-name="Abyssinica SIL" fo:font-size="10pt" officeooo:rsid="001213ce" officeooo:paragraph-rsid="00247408" style:font-size-asian="10pt" style:font-size-complex="10pt"/>
    </style:style>
    <style:style style:name="P70" style:family="paragraph" style:parent-style-name="Table_20_Contents">
      <style:paragraph-properties fo:line-height="100%" fo:text-align="center" style:justify-single-word="false"/>
      <style:text-properties style:font-name="Abyssinica SIL" fo:font-size="10pt" officeooo:paragraph-rsid="0016db4a" style:font-size-asian="10pt" style:font-size-complex="10pt"/>
    </style:style>
    <style:style style:name="P71" style:family="paragraph" style:parent-style-name="Table_20_Contents">
      <style:text-properties style:font-name="Abyssinica SIL" fo:font-size="10pt" officeooo:rsid="00247408" officeooo:paragraph-rsid="00247408" style:font-size-asian="10pt" style:font-size-complex="10pt"/>
    </style:style>
    <style:style style:name="P72" style:family="paragraph" style:parent-style-name="Table_20_Contents">
      <style:text-properties style:font-name="Abyssinica SIL" fo:font-size="10pt" officeooo:rsid="0029621b" officeooo:paragraph-rsid="0029621b" style:font-size-asian="10pt" style:font-size-complex="10pt"/>
    </style:style>
    <style:style style:name="P73" style:family="paragraph" style:parent-style-name="Table_20_Contents">
      <style:paragraph-properties fo:line-height="100%" fo:text-align="center" style:justify-single-word="false"/>
      <style:text-properties style:font-name="Abyssinica SIL" fo:font-size="10pt" fo:font-style="normal" style:text-underline-style="none" fo:font-weight="normal" officeooo:rsid="001213ce" officeooo:paragraph-rsid="0016db4a" style:font-size-asian="10pt" style:font-style-asian="normal" style:font-weight-asian="normal" style:font-size-complex="10pt"/>
    </style:style>
    <style:style style:name="P74" style:family="paragraph" style:parent-style-name="Table_20_Contents">
      <style:paragraph-properties fo:line-height="100%" fo:text-align="start" style:justify-single-word="false"/>
      <style:text-properties style:font-name="Abyssinica SIL" fo:font-size="10pt" fo:font-style="normal" style:text-underline-style="none" fo:font-weight="normal" officeooo:rsid="0013c9a1" officeooo:paragraph-rsid="0016db4a" style:font-size-asian="10pt" style:font-style-asian="normal" style:font-weight-asian="normal" style:font-size-complex="10pt"/>
    </style:style>
    <style:style style:name="P75" style:family="paragraph" style:parent-style-name="Table_20_Contents">
      <style:paragraph-properties fo:line-height="100%" fo:text-align="start" style:justify-single-word="false"/>
      <style:text-properties style:font-name="Abyssinica SIL" fo:font-size="10pt" fo:font-style="normal" style:text-underline-style="none" fo:font-weight="normal" officeooo:rsid="0013c9a1" officeooo:paragraph-rsid="00247408" style:font-size-asian="10pt" style:font-style-asian="normal" style:font-weight-asian="normal" style:font-size-complex="10pt"/>
    </style:style>
    <style:style style:name="P76" style:family="paragraph" style:parent-style-name="Table_20_Contents">
      <style:paragraph-properties fo:line-height="100%" fo:text-align="center" style:justify-single-word="false"/>
      <style:text-properties style:font-name="Abyssinica SIL" fo:font-size="10pt" fo:font-style="normal" style:text-underline-style="none" fo:font-weight="normal" officeooo:rsid="0013c9a1" officeooo:paragraph-rsid="001e0e8e" style:font-size-asian="10pt" style:font-style-asian="normal" style:font-weight-asian="normal" style:font-size-complex="10pt"/>
    </style:style>
    <style:style style:name="P77" style:family="paragraph" style:parent-style-name="Table_20_Contents">
      <style:paragraph-properties fo:line-height="100%" fo:text-align="center" style:justify-single-word="false"/>
      <style:text-properties style:font-name="Abyssinica SIL" fo:font-size="10pt" fo:font-style="normal" style:text-underline-style="none" fo:font-weight="normal" officeooo:rsid="0013c9a1" officeooo:paragraph-rsid="00247408" style:font-size-asian="10pt" style:font-style-asian="normal" style:font-weight-asian="normal" style:font-size-complex="10pt"/>
    </style:style>
    <style:style style:name="P78" style:family="paragraph" style:parent-style-name="Table_20_Contents">
      <style:paragraph-properties fo:text-align="end" style:justify-single-word="false"/>
      <style:text-properties style:font-name="Abyssinica SIL" fo:font-size="11pt" fo:font-style="normal" style:text-underline-style="none" fo:font-weight="normal" officeooo:rsid="0015768d" officeooo:paragraph-rsid="001e0e8e" style:font-size-asian="11pt" style:font-style-asian="normal" style:font-weight-asian="normal" style:font-size-complex="10pt"/>
    </style:style>
    <style:style style:name="P79" style:family="paragraph" style:parent-style-name="Table_20_Contents">
      <style:paragraph-properties fo:line-height="100%" fo:text-align="start" style:justify-single-word="false"/>
      <style:text-properties fo:font-size="10pt" officeooo:paragraph-rsid="0011892b" style:font-size-asian="10pt" style:font-size-complex="10pt"/>
    </style:style>
    <style:style style:name="P80" style:family="paragraph" style:parent-style-name="Table_20_Contents">
      <style:paragraph-properties fo:line-height="100%"/>
      <style:text-properties officeooo:paragraph-rsid="001213ce"/>
    </style:style>
    <style:style style:name="P81" style:family="paragraph" style:parent-style-name="Preformatted_20_Text">
      <style:paragraph-properties fo:line-height="100%"/>
      <style:text-properties fo:font-variant="normal" fo:text-transform="none" fo:color="#408080" style:font-name="monospace" fo:font-size="7pt" fo:letter-spacing="normal" fo:font-style="italic" fo:font-weight="normal" style:font-size-asian="7pt" style:font-size-complex="7pt"/>
    </style:style>
    <style:style style:name="P82" style:family="paragraph" style:parent-style-name="Preformatted_20_Text">
      <style:paragraph-properties fo:line-height="100%"/>
      <style:text-properties fo:font-variant="normal" fo:text-transform="none" fo:color="#333333" style:font-name="monospace" fo:font-size="7pt" fo:letter-spacing="normal" fo:font-style="normal" fo:font-weight="normal" officeooo:paragraph-rsid="00093506" style:font-size-asian="7pt" style:font-size-complex="7pt"/>
    </style:style>
    <style:style style:name="P83" style:family="paragraph" style:parent-style-name="Preformatted_20_Text">
      <style:text-properties fo:font-variant="normal" fo:text-transform="none" fo:color="#000000" style:font-name="monospace" fo:font-size="7pt" fo:letter-spacing="normal" fo:font-style="normal" fo:font-weight="normal" officeooo:paragraph-rsid="00061c3f" style:font-size-asian="7pt" style:font-size-complex="7pt"/>
    </style:style>
    <style:style style:name="P84" style:family="paragraph" style:parent-style-name="Standard" style:list-style-name="L1">
      <style:text-properties style:font-name="Abyssinica SIL" fo:font-size="10pt" fo:font-weight="bold" officeooo:rsid="000566ad" officeooo:paragraph-rsid="000566ad" style:font-size-asian="10pt" style:font-weight-asian="bold" style:font-size-complex="10pt" style:font-weight-complex="bold"/>
    </style:style>
    <style:style style:name="P85" style:family="paragraph" style:parent-style-name="Standard" style:list-style-name="L2">
      <style:text-properties style:font-name="Abyssinica SIL" fo:font-size="10pt" fo:font-weight="bold" officeooo:rsid="000afed9" officeooo:paragraph-rsid="000afed9" style:font-size-asian="10pt" style:font-weight-asian="bold" style:font-size-complex="10pt" style:font-weight-complex="bold"/>
    </style:style>
    <style:style style:name="P86" style:family="paragraph" style:parent-style-name="Standard" style:list-style-name="L1">
      <style:text-properties style:font-name="Abyssinica SIL" fo:font-size="10pt" officeooo:rsid="000566ad" officeooo:paragraph-rsid="000566ad" style:font-size-asian="10pt" style:font-size-complex="10pt"/>
    </style:style>
    <style:style style:name="P87" style:family="paragraph" style:parent-style-name="Standard" style:list-style-name="L1">
      <style:text-properties style:font-name="Abyssinica SIL" fo:font-size="10pt" style:text-underline-style="solid" style:text-underline-width="auto" style:text-underline-color="font-color" officeooo:rsid="000566ad" officeooo:paragraph-rsid="000566ad" style:font-size-asian="10pt" style:font-size-complex="10pt"/>
    </style:style>
    <style:style style:name="P88" style:family="paragraph" style:parent-style-name="Standard">
      <style:text-properties style:font-name="Abyssinica SIL" fo:font-size="10pt" style:text-underline-style="solid" style:text-underline-width="auto" style:text-underline-color="font-color" officeooo:rsid="00061c3f" officeooo:paragraph-rsid="00061c3f" style:font-size-asian="10pt" style:font-size-complex="10pt"/>
    </style:style>
    <style:style style:name="P89" style:family="paragraph" style:parent-style-name="Standard" style:list-style-name="L3">
      <style:text-properties style:font-name="Abyssinica SIL" fo:font-size="10pt" style:text-underline-style="none" fo:font-weight="bold" officeooo:rsid="00330406" officeooo:paragraph-rsid="00330406" style:font-size-asian="10pt" style:font-weight-asian="bold" style:font-size-complex="10pt" style:font-weight-complex="bold"/>
    </style:style>
    <style:style style:name="P90" style:family="paragraph" style:parent-style-name="Standard">
      <style:text-properties style:font-name="Abyssinica SIL" fo:font-size="10pt" style:text-underline-style="none" fo:font-weight="normal" officeooo:rsid="003593ef" officeooo:paragraph-rsid="0035c17e" style:font-size-asian="10pt" style:font-weight-asian="normal" style:font-size-complex="10pt" style:font-weight-complex="normal"/>
    </style:style>
    <style:style style:name="P91" style:family="paragraph" style:parent-style-name="Standard">
      <style:text-properties style:font-name="Abyssinica SIL" fo:font-size="10pt" style:text-underline-style="none" fo:font-weight="normal" officeooo:rsid="0037338f" officeooo:paragraph-rsid="0037338f" style:font-size-asian="10pt" style:font-weight-asian="normal" style:font-size-complex="10pt" style:font-weight-complex="normal"/>
    </style:style>
    <style:style style:name="P92" style:family="paragraph" style:parent-style-name="Standard">
      <style:text-properties style:font-name="Abyssinica SIL" fo:font-size="10pt" style:text-underline-style="none" fo:font-weight="normal" officeooo:rsid="0037338f" officeooo:paragraph-rsid="0039fa45" style:font-size-asian="10pt" style:font-weight-asian="normal" style:font-size-complex="10pt" style:font-weight-complex="normal"/>
    </style:style>
    <style:style style:name="P93" style:family="paragraph" style:parent-style-name="Standard">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37338f" officeooo:paragraph-rsid="0039fa45" style:font-size-asian="10pt" style:font-weight-asian="normal" style:font-size-complex="10pt" style:font-weight-complex="normal"/>
    </style:style>
    <style:style style:name="P94" style:family="paragraph" style:parent-style-name="Standard">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none" fo:font-weight="normal" officeooo:rsid="00390e33" officeooo:paragraph-rsid="00390e33" style:font-size-asian="10pt" style:font-weight-asian="normal" style:font-size-complex="10pt" style:font-weight-complex="normal"/>
    </style:style>
    <style:style style:name="P95" style:family="paragraph" style:parent-style-name="Standard">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390e33" officeooo:paragraph-rsid="00390e33" style:font-size-asian="10pt" style:font-weight-asian="normal" style:font-size-complex="10pt" style:font-weight-complex="normal"/>
    </style:style>
    <style:style style:name="P96" style:family="paragraph" style:parent-style-name="Standard">
      <style:paragraph-properties fo:margin-top="0cm" fo:margin-bottom="0cm" loext:contextual-spacing="false" style:line-height-at-least="0.45cm" fo:text-align="start" style:justify-single-word="false" fo:orphans="2" fo:widows="2" fo:padding="0cm" fo:border="none"/>
      <style:text-properties style:font-name="Abyssinica SIL" fo:font-size="10pt" style:text-underline-style="none" fo:font-weight="normal" officeooo:rsid="00390e33" officeooo:paragraph-rsid="00390e33" style:font-size-asian="10pt" style:font-weight-asian="normal" style:font-size-complex="10pt" style:font-weight-complex="normal"/>
    </style:style>
    <style:style style:name="P97" style:family="paragraph" style:parent-style-name="Preformatted_20_Text">
      <style:paragraph-properties fo:line-height="100%"/>
      <style:text-properties fo:font-variant="normal" fo:text-transform="none" fo:color="#333333" style:font-name="monospace" fo:font-size="7pt" fo:letter-spacing="normal" fo:font-style="italic" fo:font-weight="normal" officeooo:paragraph-rsid="000566ad" fo:background-color="transparent" style:font-size-asian="7pt" style:font-size-complex="7pt" loext:padding="0cm" loext:border="none"/>
    </style:style>
    <style:style style:name="P98" style:family="paragraph" style:parent-style-name="Preformatted_20_Text">
      <style:paragraph-properties fo:line-height="100%"/>
      <style:text-properties fo:font-variant="normal" fo:text-transform="none" fo:color="#333333" style:font-name="monospace" fo:font-size="7pt" fo:letter-spacing="normal" fo:font-style="italic" fo:font-weight="normal" officeooo:paragraph-rsid="00093506" style:font-size-asian="7pt" style:font-style-asian="italic" style:font-size-complex="7pt" style:font-style-complex="italic"/>
    </style:style>
    <style:style style:name="P99" style:family="paragraph" style:parent-style-name="Preformatted_20_Text">
      <style:paragraph-properties fo:line-height="100%"/>
      <style:text-properties fo:font-variant="normal" fo:text-transform="none" fo:color="#333333" style:font-name="monospace" fo:font-size="7pt" fo:letter-spacing="normal" fo:font-style="normal" fo:font-weight="normal" style:font-size-asian="7pt" style:font-size-complex="7pt"/>
    </style:style>
    <style:style style:name="P100" style:family="paragraph" style:parent-style-name="Preformatted_20_Text">
      <style:paragraph-properties fo:line-height="100%"/>
      <style:text-properties fo:font-variant="normal" fo:text-transform="none" fo:color="#333333" style:font-name="monospace" fo:font-size="7pt" fo:letter-spacing="normal" fo:font-style="normal" fo:font-weight="normal" officeooo:paragraph-rsid="00093506" style:font-size-asian="7pt" style:font-size-complex="7pt"/>
    </style:style>
    <style:style style:name="P101" style:family="paragraph" style:parent-style-name="Preformatted_20_Text">
      <style:paragraph-properties fo:line-height="100%"/>
      <style:text-properties fo:font-variant="normal" fo:text-transform="none" fo:color="#408080" style:font-name="monospace" fo:font-size="7pt" fo:letter-spacing="normal" fo:font-style="italic" fo:font-weight="normal" style:font-size-asian="7pt" style:font-size-complex="7pt"/>
    </style:style>
    <style:style style:name="P102" style:family="paragraph" style:parent-style-name="Preformatted_20_Text">
      <style:paragraph-properties fo:line-height="100%"/>
      <style:text-properties fo:font-variant="normal" fo:text-transform="none" fo:color="#408080" style:font-name="monospace" fo:font-size="7pt" fo:letter-spacing="normal" fo:font-style="italic" fo:font-weight="normal" officeooo:rsid="003690a5" officeooo:paragraph-rsid="003690a5" style:font-size-asian="7pt" style:font-size-complex="7pt"/>
    </style:style>
    <style:style style:name="P103" style:family="paragraph" style:parent-style-name="Preformatted_20_Text">
      <style:text-properties fo:font-variant="normal" fo:text-transform="none" fo:color="#000000" style:font-name="monospace" fo:font-size="7pt" fo:letter-spacing="normal" fo:font-style="normal" style:text-underline-style="none" fo:font-weight="normal" officeooo:rsid="0037338f" officeooo:paragraph-rsid="0037338f" style:font-size-asian="7pt" style:font-weight-asian="normal" style:font-size-complex="7pt" style:font-weight-complex="normal"/>
    </style:style>
    <style:style style:name="P104" style:family="paragraph" style:parent-style-name="Preformatted_20_Text">
      <style:text-properties fo:font-variant="normal" fo:text-transform="none" fo:color="#000000" style:font-name="monospace" fo:font-size="7pt" fo:letter-spacing="normal" fo:font-style="normal" style:text-underline-style="none" fo:font-weight="normal" officeooo:rsid="00390e33" officeooo:paragraph-rsid="00390e33" style:font-size-asian="7pt" style:font-weight-asian="normal" style:font-size-complex="7pt" style:font-weight-complex="normal"/>
    </style:style>
    <style:style style:name="P105"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7605b" officeooo:paragraph-rsid="0007605b" style:font-size-asian="8.75pt" style:font-size-complex="10pt"/>
    </style:style>
    <style:style style:name="P106"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Abyssinica SIL" fo:font-size="10pt" fo:letter-spacing="normal" fo:font-style="normal" style:text-underline-style="solid" style:text-underline-width="auto" style:text-underline-color="font-color" fo:font-weight="normal" officeooo:rsid="0007605b" officeooo:paragraph-rsid="002ffab5" style:font-size-asian="8.75pt" style:font-size-complex="10pt"/>
    </style:style>
    <style:style style:name="P107"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monospace" fo:font-size="7pt" fo:letter-spacing="normal" fo:font-style="normal" style:text-underline-style="none" fo:font-weight="normal" style:font-size-asian="7pt" style:font-size-complex="7pt"/>
    </style:style>
    <style:style style:name="P108" style:family="paragraph" style:parent-style-name="Preformatted_20_Text">
      <style:paragraph-properties fo:margin-top="0cm" fo:margin-bottom="0cm" loext:contextual-spacing="false" style:line-height-at-least="0.45cm" fo:text-align="start" style:justify-single-word="false" fo:orphans="2" fo:widows="2" fo:padding="0cm" fo:border="none"/>
      <style:text-properties fo:font-variant="normal" fo:text-transform="none" fo:color="#000000" style:font-name="monospace" fo:font-size="7pt" fo:letter-spacing="normal" fo:font-style="normal" style:text-underline-style="none" fo:font-weight="normal" officeooo:rsid="0037338f" officeooo:paragraph-rsid="0037338f" style:font-size-asian="7pt" style:font-weight-asian="normal" style:font-size-complex="7pt" style:font-weight-complex="normal"/>
    </style:style>
    <style:style style:name="P109" style:family="paragraph" style:parent-style-name="Preformatted_20_Text">
      <style:paragraph-properties fo:margin-top="0cm" fo:margin-bottom="0cm" loext:contextual-spacing="false" fo:line-height="100%" fo:orphans="2" fo:widows="2" fo:padding="0cm" fo:border="none"/>
      <style:text-properties fo:font-variant="normal" fo:text-transform="none" fo:color="#333333" style:font-name="monospace" fo:font-size="7pt" fo:letter-spacing="normal" fo:font-style="normal" fo:font-weight="normal" style:font-size-asian="7pt" style:font-size-complex="7pt"/>
    </style:style>
    <style:style style:name="P110" style:family="paragraph" style:parent-style-name="Preformatted_20_Text">
      <style:paragraph-properties fo:margin-top="0cm" fo:margin-bottom="0cm" loext:contextual-spacing="false" fo:line-height="100%" fo:orphans="2" fo:widows="2" fo:padding="0cm" fo:border="none"/>
      <style:text-properties fo:font-variant="normal" fo:text-transform="none" fo:color="#333333" fo:font-size="7pt" fo:letter-spacing="normal" style:font-size-asian="7pt" style:font-size-complex="7pt"/>
    </style:style>
    <style:style style:name="P111" style:family="paragraph" style:parent-style-name="Preformatted_20_Text">
      <style:paragraph-properties fo:margin-top="0cm" fo:margin-bottom="0cm" loext:contextual-spacing="false" fo:line-height="100%" fo:orphans="2" fo:widows="2" fo:padding="0cm" fo:border="none"/>
      <style:text-properties fo:font-variant="normal" fo:text-transform="none" fo:color="#408080" style:font-name="monospace" fo:font-size="7pt" fo:letter-spacing="normal" fo:font-style="italic" fo:font-weight="normal" style:font-size-asian="7pt" style:font-size-complex="7pt"/>
    </style:style>
    <style:style style:name="P112" style:family="paragraph" style:parent-style-name="Preformatted_20_Text">
      <style:paragraph-properties fo:margin-top="0cm" fo:margin-bottom="0cm" loext:contextual-spacing="false" fo:line-height="100%" fo:orphans="2" fo:widows="2" fo:padding="0cm" fo:border="none"/>
      <style:text-properties fo:font-size="7pt" style:font-size-asian="7pt" style:font-size-complex="7pt"/>
    </style:style>
    <style:style style:name="P113" style:family="paragraph" style:parent-style-name="Preformatted_20_Text">
      <style:paragraph-properties fo:margin-top="0cm" fo:margin-bottom="0cm" loext:contextual-spacing="false" fo:line-height="100%" fo:orphans="2" fo:widows="2" fo:padding="0cm" fo:border="none"/>
      <style:text-properties style:font-name="monospace" fo:font-size="7pt" style:font-size-asian="7pt" style:font-size-complex="7pt"/>
    </style:style>
    <style:style style:name="T1" style:family="text">
      <style:text-properties fo:color="#008000"/>
    </style:style>
    <style:style style:name="T2" style:family="text">
      <style:text-properties fo:color="#008000" fo:font-weight="bold"/>
    </style:style>
    <style:style style:name="T3" style:family="text">
      <style:text-properties fo:color="#008000" style:font-name="monospace" fo:font-style="normal" fo:font-weight="bold"/>
    </style:style>
    <style:style style:name="T4" style:family="text">
      <style:text-properties fo:color="#008000" style:font-name="monospace" fo:font-style="normal" fo:font-weight="normal"/>
    </style:style>
    <style:style style:name="T5" style:family="text">
      <style:text-properties fo:color="#0000ff"/>
    </style:style>
    <style:style style:name="T6" style:family="text">
      <style:text-properties fo:color="#0000ff" fo:font-weight="bold"/>
    </style:style>
    <style:style style:name="T7" style:family="text">
      <style:text-properties fo:color="#666666"/>
    </style:style>
    <style:style style:name="T8" style:family="text">
      <style:text-properties fo:color="#666666" style:font-name="monospace" fo:font-style="normal" fo:font-weight="normal"/>
    </style:style>
    <style:style style:name="T9" style:family="text">
      <style:text-properties fo:color="#ba2121"/>
    </style:style>
    <style:style style:name="T10" style:family="text">
      <style:text-properties fo:color="#ba2121" style:font-name="monospace" fo:font-style="normal" fo:font-weight="normal"/>
    </style:style>
    <style:style style:name="T11" style:family="text">
      <style:text-properties fo:color="#333333" fo:font-style="normal"/>
    </style:style>
    <style:style style:name="T12" style:family="text">
      <style:text-properties style:font-name="monospace" fo:font-style="normal" fo:font-weight="normal"/>
    </style:style>
    <style:style style:name="T13" style:family="text">
      <style:text-properties fo:font-variant="normal" fo:text-transform="none" fo:color="#333333" fo:letter-spacing="normal"/>
    </style:style>
    <style:style style:name="T14" style:family="text">
      <style:text-properties fo:font-variant="normal" fo:text-transform="none" fo:color="#333333" fo:letter-spacing="normal" fo:font-style="normal" fo:font-weight="normal"/>
    </style:style>
    <style:style style:name="T15" style:family="text">
      <style:text-properties fo:font-variant="normal" fo:text-transform="none" fo:color="#333333" fo:letter-spacing="normal" fo:font-style="normal" fo:font-weight="normal" officeooo:rsid="0037338f"/>
    </style:style>
    <style:style style:name="T16" style:family="text">
      <style:text-properties fo:font-variant="normal" fo:text-transform="none" fo:color="#333333" style:font-name="monospace" fo:letter-spacing="normal" fo:font-style="normal" fo:font-weight="normal"/>
    </style:style>
    <style:style style:name="T17" style:family="text">
      <style:text-properties fo:font-variant="normal" fo:text-transform="none" fo:color="#666666" fo:letter-spacing="normal" fo:font-style="normal" fo:font-weight="normal"/>
    </style:style>
    <style:style style:name="T18" style:family="text">
      <style:text-properties fo:font-variant="normal" fo:text-transform="none" fo:color="#666666" style:font-name="monospace" fo:letter-spacing="normal" fo:font-style="normal" fo:font-weight="normal"/>
    </style:style>
    <style:style style:name="T19" style:family="text">
      <style:text-properties fo:font-variant="normal" fo:text-transform="none" fo:color="#ba2121" fo:letter-spacing="normal" fo:font-style="normal" fo:font-weight="normal"/>
    </style:style>
    <style:style style:name="T20" style:family="text">
      <style:text-properties fo:font-variant="normal" fo:text-transform="none" fo:color="#ba2121" style:font-name="monospace" fo:letter-spacing="normal" fo:font-style="normal" fo:font-weight="normal"/>
    </style:style>
    <style:style style:name="T21" style:family="text">
      <style:text-properties fo:font-variant="normal" fo:text-transform="none" fo:color="#008000" fo:letter-spacing="normal" fo:font-style="normal" fo:font-weight="normal"/>
    </style:style>
    <style:style style:name="T22" style:family="text">
      <style:text-properties fo:font-variant="normal" fo:text-transform="none" fo:color="#008000" style:font-name="monospace" fo:letter-spacing="normal" fo:font-style="normal" fo:font-weight="bold"/>
    </style:style>
    <style:style style:name="T23" style:family="text">
      <style:text-properties fo:font-variant="normal" fo:text-transform="none" fo:color="#000000" fo:letter-spacing="normal" fo:font-style="normal"/>
    </style:style>
    <style:style style:name="T24" style:family="text">
      <style:text-properties fo:font-variant="normal" fo:text-transform="none" fo:color="#000000" fo:letter-spacing="normal" fo:font-style="normal" style:text-underline-style="none" fo:font-weight="normal"/>
    </style:style>
    <style:style style:name="T25" style:family="text">
      <style:text-properties fo:font-variant="normal" fo:text-transform="none" fo:color="#000000" fo:letter-spacing="normal" fo:font-style="normal" style:text-underline-style="none" fo:font-weight="normal" officeooo:rsid="002ffab5"/>
    </style:style>
    <style:style style:name="T26" style:family="text">
      <style:text-properties fo:font-variant="normal" fo:text-transform="none" fo:color="#0000ff" style:font-name="monospace" fo:letter-spacing="normal" fo:font-style="normal" fo:font-weight="normal"/>
    </style:style>
    <style:style style:name="T27" style:family="text">
      <style:text-properties fo:color="#408080" style:font-name="monospace" fo:font-style="italic" fo:font-weight="normal"/>
    </style:style>
    <style:style style:name="T28" style:family="text">
      <style:text-properties fo:color="#aa22ff" style:font-name="monospace" fo:font-style="normal" fo:font-weight="bold"/>
    </style:style>
    <style:style style:name="T29" style:family="text">
      <style:text-properties fo:color="#aa22ff" fo:font-weight="bold"/>
    </style:style>
    <style:style style:name="T30" style:family="text">
      <style:text-properties style:font-name="Abyssinica SIL" fo:font-size="10pt" officeooo:rsid="001213ce" style:font-size-asian="10pt" style:font-size-complex="10pt"/>
    </style:style>
    <style:style style:name="T31" style:family="text">
      <style:text-properties style:font-name="Abyssinica SIL" officeooo:rsid="0011892b"/>
    </style:style>
    <style:style style:name="T32" style:family="text">
      <style:text-properties officeooo:rsid="0011892b"/>
    </style:style>
    <style:style style:name="T33" style:family="text">
      <style:text-properties style:font-name="Liberation Mono1" fo:font-size="11pt" fo:font-style="normal" fo:font-weight="normal" officeooo:rsid="001213ce" style:font-size-asian="11pt" style:font-style-asian="normal" style:font-weight-asian="normal" style:font-size-complex="10pt"/>
    </style:style>
    <style:style style:name="T34" style:family="text">
      <style:text-properties officeooo:rsid="001c580e"/>
    </style:style>
    <style:style style:name="T35" style:family="text">
      <style:text-properties fo:font-style="normal" style:text-underline-style="none" fo:font-weight="normal" style:font-style-asian="normal" style:font-weight-asian="normal"/>
    </style:style>
    <style:style style:name="T36" style:family="text">
      <style:text-properties fo:font-style="normal" style:text-underline-style="none" fo:font-weight="normal" officeooo:rsid="0015768d" style:font-style-asian="normal" style:font-weight-asian="normal"/>
    </style:style>
    <style:style style:name="T37" style:family="text">
      <style:text-properties fo:font-style="normal" style:text-underline-style="none" fo:font-weight="normal" officeooo:rsid="001c580e" style:font-style-asian="normal" style:font-weight-asian="normal"/>
    </style:style>
    <style:style style:name="T38" style:family="text">
      <style:text-properties fo:font-style="normal" style:text-underline-style="none" fo:font-weight="normal" officeooo:rsid="0013c9a1" style:font-style-asian="normal" style:font-weight-asian="normal"/>
    </style:style>
    <style:style style:name="T39" style:family="text">
      <style:text-properties fo:font-style="normal" style:text-underline-style="none" fo:font-weight="normal" officeooo:rsid="0015012a" style:font-style-asian="normal" style:font-weight-asian="normal"/>
    </style:style>
    <style:style style:name="T40" style:family="text">
      <style:text-properties fo:font-style="normal" style:text-underline-style="none" fo:font-weight="normal" officeooo:rsid="001e0e8e" style:font-style-asian="normal" style:font-weight-asian="normal"/>
    </style:style>
    <style:style style:name="T41" style:family="text">
      <style:text-properties fo:font-style="normal" style:text-underline-style="none" fo:font-weight="normal" officeooo:rsid="001e8ca0" style:font-style-asian="normal" style:font-weight-asian="normal"/>
    </style:style>
    <style:style style:name="T42" style:family="text">
      <style:text-properties fo:font-style="normal" style:text-underline-style="none" fo:font-weight="normal" officeooo:rsid="0021f35c" style:font-style-asian="normal" style:font-weight-asian="normal"/>
    </style:style>
    <style:style style:name="T43" style:family="text">
      <style:text-properties fo:font-style="normal" style:text-underline-style="none" fo:font-weight="normal" officeooo:rsid="00247408" style:font-style-asian="normal" style:font-weight-asian="normal"/>
    </style:style>
    <style:style style:name="T44" style:family="text">
      <style:text-properties fo:font-style="normal" style:text-underline-style="none" fo:font-weight="normal" officeooo:rsid="0025217a" style:font-style-asian="normal" style:font-weight-asian="normal"/>
    </style:style>
    <style:style style:name="T45" style:family="text">
      <style:text-properties fo:font-style="normal" fo:font-weight="normal" officeooo:rsid="00242caf" style:font-style-asian="normal" style:font-weight-asian="normal"/>
    </style:style>
    <style:style style:name="T46" style:family="text">
      <style:text-properties officeooo:rsid="00242caf"/>
    </style:style>
    <style:style style:name="T47" style:family="text">
      <style:text-properties officeooo:rsid="00247408"/>
    </style:style>
    <style:style style:name="T48" style:family="text">
      <style:text-properties officeooo:rsid="002ffab5"/>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0566ad"/>
    </style:style>
    <style:style style:name="T51" style:family="text">
      <style:text-properties style:text-underline-style="solid" style:text-underline-width="auto" style:text-underline-color="font-color" officeooo:rsid="00061c3f"/>
    </style:style>
    <style:style style:name="T52" style:family="text">
      <style:text-properties style:text-underline-style="solid" style:text-underline-width="auto" style:text-underline-color="font-color" officeooo:rsid="0039fa45"/>
    </style:style>
    <style:style style:name="T53" style:family="text">
      <style:text-properties officeooo:rsid="003305d3"/>
    </style:style>
    <style:style style:name="T54" style:family="text">
      <style:text-properties officeooo:rsid="00390e33"/>
    </style:style>
    <style:style style:name="T55" style:family="text">
      <style:text-properties officeooo:rsid="0039fa45"/>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MAI Assignment 2</text:p>
      <text:p text:style-name="P1">Rehas Mehar Kaur Sachdeva</text:p>
      <text:p text:style-name="P1">201401102</text:p>
      <text:p text:style-name="P1"/>
      <text:list xml:id="list1301234783816045686" text:style-name="L1">
        <text:list-item>
          <text:p text:style-name="P84">Naïve Bayes Classifier for UCI Census-Income (KDD) Data Set:</text:p>
          <text:p text:style-name="P86"/>
          <text:p text:style-name="P87">Python Implementation:</text:p>
          <text:p text:style-name="P86"/>
        </text:list-item>
      </text:list>
      <table:table table:name="Table1" table:style-name="Table1">
        <table:table-column table:style-name="Table1.A"/>
        <table:table-row>
          <table:table-cell table:style-name="Table1.A1" office:value-type="string">
            <text:p text:style-name="P97"># Imports</text:p>
            <text:p text:style-name="P52"><text:span text:style-name="T2">import</text:span> <text:span text:style-name="T6">pandas</text:span> <text:span text:style-name="T2">as</text:span> <text:span text:style-name="T6">pd</text:span></text:p>
            <text:p text:style-name="P52"><text:span text:style-name="T2">import</text:span> <text:span text:style-name="T6">numpy</text:span> <text:span text:style-name="T2">as</text:span> <text:span text:style-name="T6">np</text:span></text:p>
            <text:p text:style-name="P52"><text:span text:style-name="T2">import</text:span> <text:span text:style-name="T6">warnings</text:span></text:p>
            <text:p text:style-name="P56"/>
            <text:p text:style-name="P52"><text:span text:style-name="T2">from</text:span> <text:span text:style-name="T6">math</text:span> <text:span text:style-name="T2">import</text:span> log</text:p>
            <text:p text:style-name="P52"><text:span text:style-name="T2">from</text:span> <text:span text:style-name="T6">sklearn.metrics</text:span> <text:span text:style-name="T2">import</text:span> accuracy_score</text:p>
            <text:p text:style-name="P56"/>
            <text:p text:style-name="P54"># Disable warnings from being printed</text:p>
            <text:p text:style-name="P55"><text:span text:style-name="T14">warnings</text:span><text:span text:style-name="T17">.</text:span><text:span text:style-name="T14">filterwarnings(</text:span><text:span text:style-name="T19">'ignore'</text:span><text:span text:style-name="T14">)</text:span></text:p>
          </table:table-cell>
        </table:table-row>
        <table:table-row>
          <table:table-cell table:style-name="Table1.A2" office:value-type="string">
            <text:p text:style-name="P82"># Read the data and get the categorical attrbiutes</text:p>
            <text:p text:style-name="P52">data <text:span text:style-name="T7">=</text:span> pd<text:span text:style-name="T7">.</text:span>read_csv(<text:span text:style-name="T9">"census/census-income.data"</text:span>)</text:p>
            <text:p text:style-name="P52">categorical_attributes <text:span text:style-name="T7">=</text:span> [<text:span text:style-name="T9">'ACLSWKR'</text:span>,<text:span text:style-name="T9">'ADTIND'</text:span>,<text:span text:style-name="T9">'ADTOCC'</text:span>,<text:span text:style-name="T9">'AHGA'</text:span>,<text:span text:style-name="T9">'AHSCOL'</text:span>,<text:span text:style-name="T9">'AMARITL'</text:span>,<text:span text:style-name="T9">'AMJIND'</text:span>,<text:span text:style-name="T9">'AMJOCC'</text:span>,<text:span text:style-name="T9">'ARACE'</text:span>,</text:p>
            <text:p text:style-name="P53"><text:s text:c="26"/><text:span text:style-name="T10">'AREORGN'</text:span><text:span text:style-name="T12">,</text:span><text:span text:style-name="T10">'ASEX'</text:span><text:span text:style-name="T12">,</text:span><text:span text:style-name="T10">'AUNMEM'</text:span><text:span text:style-name="T12">,</text:span><text:span text:style-name="T10">'AUNTYPE'</text:span><text:span text:style-name="T12">,</text:span><text:span text:style-name="T10">'AWKSTAT'</text:span><text:span text:style-name="T12">,</text:span><text:span text:style-name="T10">'FILESTAT'</text:span><text:span text:style-name="T12">,</text:span><text:span text:style-name="T10">'GRINREG'</text:span><text:span text:style-name="T12">,</text:span><text:span text:style-name="T10">'GRINST'</text:span><text:span text:style-name="T12">,</text:span><text:span text:style-name="T10">'HHDFMX'</text:span><text:span text:style-name="T12">,</text:span></text:p>
            <text:p text:style-name="P53"><text:s text:c="26"/><text:span text:style-name="T10">'HHDREL'</text:span><text:span text:style-name="T12">,</text:span><text:span text:style-name="T10">'MIGMTR1'</text:span><text:span text:style-name="T12">,</text:span><text:span text:style-name="T10">'MIGMTR3'</text:span><text:span text:style-name="T12">,</text:span><text:span text:style-name="T10">'MIGMTR4'</text:span><text:span text:style-name="T12">,</text:span><text:span text:style-name="T10">'MIGSAME'</text:span><text:span text:style-name="T12">,</text:span><text:span text:style-name="T10">'MIGSUN'</text:span><text:span text:style-name="T12">,</text:span><text:span text:style-name="T10">'PARENT'</text:span><text:span text:style-name="T12">,</text:span><text:span text:style-name="T10">'PEFNTVTY'</text:span><text:span text:style-name="T12">,</text:span></text:p>
            <text:p text:style-name="P53"><text:s text:c="26"/><text:span text:style-name="T10">'PEMNTVTY'</text:span><text:span text:style-name="T12">,</text:span><text:span text:style-name="T10">'PENATVTY'</text:span><text:span text:style-name="T12">,</text:span><text:span text:style-name="T10">'PRCITSHP'</text:span><text:span text:style-name="T12">,</text:span><text:span text:style-name="T10">'SEOTR'</text:span><text:span text:style-name="T12">,</text:span><text:span text:style-name="T10">'VETQVA'</text:span><text:span text:style-name="T12">,</text:span><text:span text:style-name="T10">'VETYN'</text:span><text:span text:style-name="T12">,</text:span><text:span text:style-name="T10">'YEAR'</text:span><text:span text:style-name="T12">, </text:span><text:span text:style-name="T10">'INCOME'</text:span><text:span text:style-name="T12">]</text:span></text:p>
            <text:p text:style-name="P55"><text:span text:style-name="T14">data_categorical </text:span><text:span text:style-name="T17">=</text:span><text:span text:style-name="T14"> data</text:span><text:span text:style-name="T17">.</text:span><text:span text:style-name="T14">loc[:,categorical_attributes]</text:span></text:p>
          </table:table-cell>
        </table:table-row>
        <table:table-row>
          <table:table-cell table:style-name="Table1.A2" office:value-type="string">
            <text:p text:style-name="P98"># Preprocessing</text:p>
            <text:p text:style-name="P54"># Fix missing values to mode as all are categorical variables</text:p>
            <text:p text:style-name="P54"># and have one particular value which is very dominatingly occurring.</text:p>
            <text:p text:style-name="P56"/>
            <text:p text:style-name="P52">data_categorical<text:span text:style-name="T7">.</text:span>loc[data_categorical<text:span text:style-name="T7">.</text:span>GRINST <text:span text:style-name="T7">==</text:span> <text:span text:style-name="T9">" ?"</text:span>, <text:span text:style-name="T9">"GRINST"</text:span>] <text:span text:style-name="T7">=</text:span> \</text:p>
            <text:p text:style-name="P52">data_categorical<text:span text:style-name="T7">.</text:span>loc[data_categorical<text:span text:style-name="T7">.</text:span>GRINST <text:span text:style-name="T7">!=</text:span> <text:span text:style-name="T9">" ?"</text:span>, <text:span text:style-name="T9">"GRINST"</text:span>]<text:span text:style-name="T7">.</text:span>mode()<text:span text:style-name="T7">.</text:span>iloc[<text:span text:style-name="T7">0</text:span>]</text:p>
            <text:p text:style-name="P56"/>
            <text:p text:style-name="P52">data_categorical<text:span text:style-name="T7">.</text:span>loc[data_categorical<text:span text:style-name="T7">.</text:span>MIGMTR3 <text:span text:style-name="T7">==</text:span> <text:span text:style-name="T9">" ?"</text:span>, <text:span text:style-name="T9">"MIGMTR3"</text:span>] <text:span text:style-name="T7">=</text:span> \</text:p>
            <text:p text:style-name="P52">data_categorical<text:span text:style-name="T7">.</text:span>loc[data_categorical<text:span text:style-name="T7">.</text:span>MIGMTR3 <text:span text:style-name="T7">!=</text:span> <text:span text:style-name="T9">" ?"</text:span>, <text:span text:style-name="T9">"MIGMTR3"</text:span>]<text:span text:style-name="T7">.</text:span>mode()<text:span text:style-name="T7">.</text:span>iloc[<text:span text:style-name="T7">0</text:span>]</text:p>
            <text:p text:style-name="P56"/>
            <text:p text:style-name="P52">data_categorical<text:span text:style-name="T7">.</text:span>loc[data_categorical<text:span text:style-name="T7">.</text:span>MIGMTR4 <text:span text:style-name="T7">==</text:span> <text:span text:style-name="T9">" ?"</text:span>, <text:span text:style-name="T9">"MIGMTR4"</text:span>] <text:span text:style-name="T7">=</text:span> \</text:p>
            <text:p text:style-name="P52">data_categorical<text:span text:style-name="T7">.</text:span>loc[data_categorical<text:span text:style-name="T7">.</text:span>MIGMTR4 <text:span text:style-name="T7">!=</text:span> <text:span text:style-name="T9">" ?"</text:span>, <text:span text:style-name="T9">"MIGMTR4"</text:span>]<text:span text:style-name="T7">.</text:span>mode()<text:span text:style-name="T7">.</text:span>iloc[<text:span text:style-name="T7">0</text:span>]</text:p>
            <text:p text:style-name="P56"/>
            <text:p text:style-name="P52">data_categorical<text:span text:style-name="T7">.</text:span>loc[data_categorical<text:span text:style-name="T7">.</text:span>MIGSAME <text:span text:style-name="T7">==</text:span> <text:span text:style-name="T9">" ?"</text:span>, <text:span text:style-name="T9">"MIGSAME"</text:span>] <text:span text:style-name="T7">=</text:span> \</text:p>
            <text:p text:style-name="P52">data_categorical<text:span text:style-name="T7">.</text:span>loc[data_categorical<text:span text:style-name="T7">.</text:span>MIGSAME <text:span text:style-name="T7">!=</text:span> <text:span text:style-name="T9">" ?"</text:span>, <text:span text:style-name="T9">"MIGSAME"</text:span>]<text:span text:style-name="T7">.</text:span>mode()<text:span text:style-name="T7">.</text:span>iloc[<text:span text:style-name="T7">0</text:span>]</text:p>
            <text:p text:style-name="P56"/>
            <text:p text:style-name="P52">data_categorical<text:span text:style-name="T7">.</text:span>loc[data_categorical<text:span text:style-name="T7">.</text:span>PEFNTVTY <text:span text:style-name="T7">==</text:span> <text:span text:style-name="T9">" ?"</text:span>, <text:span text:style-name="T9">"PEFNTVTY"</text:span>] <text:span text:style-name="T7">=</text:span> \</text:p>
            <text:p text:style-name="P52">data_categorical<text:span text:style-name="T7">.</text:span>loc[data_categorical<text:span text:style-name="T7">.</text:span>PEFNTVTY <text:span text:style-name="T7">!=</text:span> <text:span text:style-name="T9">" ?"</text:span>, <text:span text:style-name="T9">"PEFNTVTY"</text:span>]<text:span text:style-name="T7">.</text:span>mode()<text:span text:style-name="T7">.</text:span>iloc[<text:span text:style-name="T7">0</text:span>]</text:p>
            <text:p text:style-name="P56"/>
            <text:p text:style-name="P52">data_categorical<text:span text:style-name="T7">.</text:span>loc[data_categorical<text:span text:style-name="T7">.</text:span>PEMNTVTY <text:span text:style-name="T7">==</text:span> <text:span text:style-name="T9">" ?"</text:span>, <text:span text:style-name="T9">"PEMNTVTY"</text:span>] <text:span text:style-name="T7">=</text:span> \</text:p>
            <text:p text:style-name="P52">data_categorical<text:span text:style-name="T7">.</text:span>loc[data_categorical<text:span text:style-name="T7">.</text:span>PEMNTVTY <text:span text:style-name="T7">!=</text:span> <text:span text:style-name="T9">" ?"</text:span>, <text:span text:style-name="T9">"PEMNTVTY"</text:span>]<text:span text:style-name="T7">.</text:span>mode()<text:span text:style-name="T7">.</text:span>iloc[<text:span text:style-name="T7">0</text:span>]</text:p>
            <text:p text:style-name="P56"/>
            <text:p text:style-name="P52">data_categorical<text:span text:style-name="T7">.</text:span>loc[data_categorical<text:span text:style-name="T7">.</text:span>PENATVTY <text:span text:style-name="T7">==</text:span> <text:span text:style-name="T9">" ?"</text:span>, <text:span text:style-name="T9">"PENATVTY"</text:span>] <text:span text:style-name="T7">=</text:span> \</text:p>
            <text:p text:style-name="P52">data_categorical<text:span text:style-name="T7">.</text:span>loc[data_categorical<text:span text:style-name="T7">.</text:span>PENATVTY <text:span text:style-name="T7">!=</text:span> <text:span text:style-name="T9">" ?"</text:span>, <text:span text:style-name="T9">"PENATVTY"</text:span>]<text:span text:style-name="T7">.</text:span>mode()<text:span text:style-name="T7">.</text:span>iloc[<text:span text:style-name="T7">0</text:span>]</text:p>
            <text:p text:style-name="P56"/>
            <text:p text:style-name="P54"># No other attributes have missing values</text:p>
            <text:p text:style-name="P56"/>
            <text:p text:style-name="P54"># As code is a categorical thing. Keeping it float poses problem in using it as dict key.</text:p>
            <text:p text:style-name="P52">data_categorical[<text:span text:style-name="T9">"MIGMTR1"</text:span>] <text:span text:style-name="T7">=</text:span> <text:span text:style-name="T1">str</text:span>(data_categorical[<text:span text:style-name="T9">"MIGMTR1"</text:span>])</text:p>
            <text:p text:style-name="P56"/>
            <text:p text:style-name="P54"># Add relevant continuous attributes with binning. No of bins decided based on distinct values present.</text:p>
            <text:p text:style-name="P52">data_categorical[<text:span text:style-name="T9">"wage_bins"</text:span>] <text:span text:style-name="T7">=</text:span> pd<text:span text:style-name="T7">.</text:span>cut(data<text:span text:style-name="T7">.</text:span>AHRSPAY, bins<text:span text:style-name="T7">=1000</text:span>, labels<text:span text:style-name="T7">=</text:span><text:span text:style-name="T2">False</text:span>)</text:p>
            <text:p text:style-name="P52">categorical_attributes<text:span text:style-name="T7">.</text:span>insert(<text:span text:style-name="T7">0</text:span>, <text:span text:style-name="T9">"wage_bins"</text:span>)</text:p>
            <text:p text:style-name="P56"/>
            <text:p text:style-name="P52">data_categorical[<text:span text:style-name="T9">"capgain_bins"</text:span>] <text:span text:style-name="T7">=</text:span> pd<text:span text:style-name="T7">.</text:span>cut(data<text:span text:style-name="T7">.</text:span>CAPGAIN, bins<text:span text:style-name="T7">=132</text:span>, labels<text:span text:style-name="T7">=</text:span><text:span text:style-name="T2">False</text:span>)</text:p>
            <text:p text:style-name="P52">categorical_attributes<text:span text:style-name="T7">.</text:span>insert(<text:span text:style-name="T7">0</text:span>, <text:span text:style-name="T9">"capgain_bins"</text:span>)</text:p>
            <text:p text:style-name="P56"/>
            <text:p text:style-name="P52">data_categorical[<text:span text:style-name="T9">"caploss_bins"</text:span>] <text:span text:style-name="T7">=</text:span> pd<text:span text:style-name="T7">.</text:span>cut(data<text:span text:style-name="T7">.</text:span>CAPLOSS, bins<text:span text:style-name="T7">=113</text:span>, labels<text:span text:style-name="T7">=</text:span><text:span text:style-name="T2">False</text:span>)</text:p>
            <text:p text:style-name="P55"><text:span text:style-name="T14">categorical_attributes</text:span><text:span text:style-name="T17">.</text:span><text:span text:style-name="T14">insert(</text:span><text:span text:style-name="T17">0</text:span><text:span text:style-name="T14">, </text:span><text:span text:style-name="T19">"caploss_bins"</text:span><text:span text:style-name="T14">)</text:span></text:p>
          </table:table-cell>
        </table:table-row>
        <table:table-row>
          <table:table-cell table:style-name="Table1.A2" office:value-type="string">
            <text:p text:style-name="P82"><text:span text:style-name="T2">def</text:span> <text:span text:style-name="T5">iterate</text:span>(accuracies):</text:p>
            <text:p text:style-name="P53"><text:s text:c="4"/></text:p>
            <text:p text:style-name="P53"><text:s text:c="4"/><text:span text:style-name="T27"># Take a random samples of all data</text:span></text:p>
            <text:p text:style-name="P53"><text:s text:c="4"/><text:span text:style-name="T27"># and divide it equally into train and test of size 2000 each.</text:span></text:p>
            <text:p text:style-name="P53"><text:s text:c="4"/><text:span text:style-name="T12">data_randomised </text:span><text:span text:style-name="T8">=</text:span><text:span text:style-name="T12"> data_categorical</text:span><text:span text:style-name="T8">.</text:span><text:span text:style-name="T12">iloc[np</text:span><text:span text:style-name="T8">.</text:span><text:span text:style-name="T12">random</text:span><text:span text:style-name="T8">.</text:span><text:span text:style-name="T12">permutation(data_categorical</text:span><text:span text:style-name="T8">.</text:span><text:span text:style-name="T12">shape[</text:span><text:span text:style-name="T8">0</text:span><text:span text:style-name="T12">])]</text:span></text:p>
            <text:p text:style-name="P53"><text:s text:c="4"/><text:span text:style-name="T12">train </text:span><text:span text:style-name="T8">=</text:span><text:span text:style-name="T12"> data_randomised</text:span><text:span text:style-name="T8">.</text:span><text:span text:style-name="T12">iloc[:</text:span><text:span text:style-name="T8">10000</text:span><text:span text:style-name="T12">]</text:span></text:p>
            <text:p text:style-name="P53"><text:s text:c="4"/><text:span text:style-name="T12">test </text:span><text:span text:style-name="T8">=</text:span><text:span text:style-name="T12"> data_randomised</text:span><text:span text:style-name="T8">.</text:span><text:span text:style-name="T12">iloc[</text:span><text:span text:style-name="T8">10000</text:span><text:span text:style-name="T12">:</text:span><text:span text:style-name="T8">20000</text:span><text:span text:style-name="T12">]</text:span></text:p>
            <text:p text:style-name="P53"><text:s text:c="4"/></text:p>
            <text:p text:style-name="P53"><text:s text:c="4"/><text:span text:style-name="T27"># Separate the train data classwise.</text:span></text:p>
            <text:p text:style-name="P53"><text:s text:c="4"/><text:span text:style-name="T12">class_less </text:span><text:span text:style-name="T8">=</text:span><text:span text:style-name="T12"> train</text:span><text:span text:style-name="T8">.</text:span><text:span text:style-name="T12">loc[data_categorical</text:span><text:span text:style-name="T8">.</text:span><text:span text:style-name="T12">INCOME </text:span><text:span text:style-name="T8">==</text:span><text:span text:style-name="T12"> </text:span><text:span text:style-name="T10">" - 50000."</text:span><text:span text:style-name="T12">, :]</text:span></text:p>
            <text:p text:style-name="P53"><text:s text:c="4"/><text:span text:style-name="T12">class_more </text:span><text:span text:style-name="T8">=</text:span><text:span text:style-name="T12"> train</text:span><text:span text:style-name="T8">.</text:span><text:span text:style-name="T12">loc[data_categorical</text:span><text:span text:style-name="T8">.</text:span><text:span text:style-name="T12">INCOME </text:span><text:span text:style-name="T8">==</text:span><text:span text:style-name="T12"> </text:span><text:span text:style-name="T10">" 50000+."</text:span><text:span text:style-name="T12">, :]</text:span></text:p>
            <text:p text:style-name="P56"/>
            <text:p text:style-name="P53"><text:s text:c="4"/><text:span text:style-name="T27"># Compute number on instances classwise and total.</text:span></text:p>
            <text:p text:style-name="P53"><text:s text:c="4"/><text:span text:style-name="T12">num_less </text:span><text:span text:style-name="T8">=</text:span><text:span text:style-name="T12"> class_less</text:span><text:span text:style-name="T8">.</text:span><text:span text:style-name="T12">shape[</text:span><text:span text:style-name="T8">0</text:span><text:span text:style-name="T12">]</text:span></text:p>
            <text:p text:style-name="P53"><text:s text:c="4"/><text:span text:style-name="T12">num_more </text:span><text:span text:style-name="T8">=</text:span><text:span text:style-name="T12"> class_more</text:span><text:span text:style-name="T8">.</text:span><text:span text:style-name="T12">shape[</text:span><text:span text:style-name="T8">0</text:span><text:span text:style-name="T12">]</text:span></text:p>
            <text:p text:style-name="P53"><text:s text:c="4"/><text:span text:style-name="T12">num_total </text:span><text:span text:style-name="T8">=</text:span><text:span text:style-name="T12"> train</text:span><text:span text:style-name="T8">.</text:span><text:span text:style-name="T12">shape[</text:span><text:span text:style-name="T8">0</text:span><text:span text:style-name="T12">]</text:span></text:p>
            <text:p text:style-name="P56"/>
            <text:p text:style-name="P53"><text:soft-page-break/><text:s text:c="4"/><text:span text:style-name="T27"># Compute priors for each class</text:span></text:p>
            <text:p text:style-name="P53"><text:s text:c="4"/><text:span text:style-name="T12">prob_less </text:span><text:span text:style-name="T8">=</text:span><text:span text:style-name="T12"> num_less</text:span><text:span text:style-name="T8">/</text:span><text:span text:style-name="T12">num_total</text:span></text:p>
            <text:p text:style-name="P53"><text:s text:c="4"/><text:span text:style-name="T12">prob_more </text:span><text:span text:style-name="T8">=</text:span><text:span text:style-name="T12"> num_more</text:span><text:span text:style-name="T8">/</text:span><text:span text:style-name="T12">num_total</text:span></text:p>
            <text:p text:style-name="P56"/>
            <text:p text:style-name="P53"><text:s text:c="4"/><text:span text:style-name="T27"># Use log probabilities to avoid numerical errors</text:span></text:p>
            <text:p text:style-name="P53"><text:s text:c="4"/><text:span text:style-name="T12">log_prob_less </text:span><text:span text:style-name="T8">=</text:span><text:span text:style-name="T12"> log(prob_less)</text:span></text:p>
            <text:p text:style-name="P53"><text:s text:c="4"/><text:span text:style-name="T12">log_prob_more </text:span><text:span text:style-name="T8">=</text:span><text:span text:style-name="T12"> log(prob_more)</text:span></text:p>
            <text:p text:style-name="P53"><text:s text:c="4"/></text:p>
            <text:p text:style-name="P53"><text:s text:c="4"/><text:span text:style-name="T27"># Compute likelihoods and take log of them</text:span></text:p>
            <text:p text:style-name="P53"><text:s text:c="4"/><text:span text:style-name="T12">probabilities </text:span><text:span text:style-name="T8">=</text:span><text:span text:style-name="T12"> {}</text:span></text:p>
            <text:p text:style-name="P56"/>
            <text:p text:style-name="P53"><text:s text:c="4"/><text:span text:style-name="T3">for</text:span><text:span text:style-name="T12"> categorical_attribute </text:span><text:span text:style-name="T28">in</text:span><text:span text:style-name="T12"> categorical_attributes[:</text:span><text:span text:style-name="T8">-1</text:span><text:span text:style-name="T12">]:</text:span></text:p>
            <text:p text:style-name="P53"><text:s text:c="8"/><text:span text:style-name="T12">probabilities[categorical_attribute] </text:span><text:span text:style-name="T8">=</text:span><text:span text:style-name="T12"> {</text:span></text:p>
            <text:p text:style-name="P53"><text:s text:c="12"/><text:span text:style-name="T10">" - 50000."</text:span><text:span text:style-name="T12"> : </text:span><text:span text:style-name="T4">dict</text:span><text:span text:style-name="T12">(class_less[categorical_attribute]</text:span><text:span text:style-name="T8">.</text:span><text:span text:style-name="T12">value_counts()</text:span><text:span text:style-name="T8">/</text:span><text:span text:style-name="T12">num_less),</text:span></text:p>
            <text:p text:style-name="P53"><text:s text:c="12"/><text:span text:style-name="T10">" 50000+."</text:span><text:span text:style-name="T12"> : </text:span><text:span text:style-name="T4">dict</text:span><text:span text:style-name="T12">(class_more[categorical_attribute]</text:span><text:span text:style-name="T8">.</text:span><text:span text:style-name="T12">value_counts()</text:span><text:span text:style-name="T8">/</text:span><text:span text:style-name="T12">num_more)</text:span></text:p>
            <text:p text:style-name="P53"><text:s text:c="8"/><text:span text:style-name="T12">}</text:span></text:p>
            <text:p text:style-name="P56"/>
            <text:p text:style-name="P53"><text:s text:c="4"/><text:span text:style-name="T3">for</text:span><text:span text:style-name="T12"> categorical_attribute </text:span><text:span text:style-name="T28">in</text:span><text:span text:style-name="T12"> probabilities</text:span><text:span text:style-name="T8">.</text:span><text:span text:style-name="T12">keys():</text:span></text:p>
            <text:p text:style-name="P53"><text:s text:c="8"/><text:span text:style-name="T3">for</text:span><text:span text:style-name="T12"> sal_class </text:span><text:span text:style-name="T28">in</text:span><text:span text:style-name="T12"> probabilities[categorical_attribute]</text:span><text:span text:style-name="T8">.</text:span><text:span text:style-name="T12">keys():</text:span></text:p>
            <text:p text:style-name="P53"><text:s text:c="12"/><text:span text:style-name="T3">for</text:span><text:span text:style-name="T12"> attribute_val </text:span><text:span text:style-name="T28">in</text:span><text:span text:style-name="T12"> probabilities[categorical_attribute][sal_class]</text:span><text:span text:style-name="T8">.</text:span><text:span text:style-name="T12">keys():</text:span></text:p>
            <text:p text:style-name="P53"><text:s text:c="16"/><text:span text:style-name="T12">probabilities[categorical_attribute][sal_class][attribute_val] </text:span><text:span text:style-name="T8">=</text:span><text:span text:style-name="T12"> \</text:span></text:p>
            <text:p text:style-name="P53"><text:s text:c="16"/><text:span text:style-name="T12">log(probabilities[categorical_attribute][sal_class][attribute_val])</text:span></text:p>
            <text:p text:style-name="P53"><text:s text:c="16"/></text:p>
            <text:p text:style-name="P53"><text:s text:c="4"/><text:span text:style-name="T27"># Predict</text:span></text:p>
            <text:p text:style-name="P53"><text:s text:c="4"/><text:span text:style-name="T12">results </text:span><text:span text:style-name="T8">=</text:span><text:span text:style-name="T12"> []</text:span></text:p>
            <text:p text:style-name="P56"/>
            <text:p text:style-name="P53"><text:s text:c="4"/><text:span text:style-name="T3">for</text:span><text:span text:style-name="T12"> i </text:span><text:span text:style-name="T28">in</text:span><text:span text:style-name="T12"> </text:span><text:span text:style-name="T4">range</text:span><text:span text:style-name="T12">(test</text:span><text:span text:style-name="T8">.</text:span><text:span text:style-name="T12">shape[</text:span><text:span text:style-name="T8">0</text:span><text:span text:style-name="T12">]):</text:span></text:p>
            <text:p text:style-name="P53"><text:s text:c="8"/><text:span text:style-name="T12">record </text:span><text:span text:style-name="T8">=</text:span><text:span text:style-name="T12"> test</text:span><text:span text:style-name="T8">.</text:span><text:span text:style-name="T12">iloc[i:i</text:span><text:span text:style-name="T8">+1</text:span><text:span text:style-name="T12">]</text:span></text:p>
            <text:p text:style-name="P56"/>
            <text:p text:style-name="P53"><text:s text:c="8"/><text:span text:style-name="T12">posterior_less </text:span><text:span text:style-name="T8">=</text:span><text:span text:style-name="T12"> </text:span><text:span text:style-name="T8">0</text:span></text:p>
            <text:p text:style-name="P53"><text:s text:c="8"/><text:span text:style-name="T12">posterior_more </text:span><text:span text:style-name="T8">=</text:span><text:span text:style-name="T12"> </text:span><text:span text:style-name="T8">0</text:span></text:p>
            <text:p text:style-name="P56"/>
            <text:p text:style-name="P53"><text:s text:c="8"/><text:span text:style-name="T3">for</text:span><text:span text:style-name="T12"> categorical_attribute </text:span><text:span text:style-name="T28">in</text:span><text:span text:style-name="T12"> categorical_attributes[:</text:span><text:span text:style-name="T8">-1</text:span><text:span text:style-name="T12">]:</text:span></text:p>
            <text:p text:style-name="P53"><text:s text:c="4"/></text:p>
            <text:p text:style-name="P53"><text:s text:c="12"/><text:span text:style-name="T3">if</text:span><text:span text:style-name="T12"> record[categorical_attribute]</text:span><text:span text:style-name="T8">.</text:span><text:span text:style-name="T12">iloc[</text:span><text:span text:style-name="T8">0</text:span><text:span text:style-name="T12">] </text:span><text:span text:style-name="T28">in</text:span><text:span text:style-name="T12"> probabilities[categorical_attribute][</text:span><text:span text:style-name="T10">" - 50000."</text:span><text:span text:style-name="T12">]</text:span><text:span text:style-name="T8">.</text:span><text:span text:style-name="T12">keys():</text:span></text:p>
            <text:p text:style-name="P53"><text:s text:c="16"/><text:span text:style-name="T12">posterior_less </text:span><text:span text:style-name="T8">=</text:span><text:span text:style-name="T12"> posterior_less </text:span><text:span text:style-name="T8">+</text:span><text:span text:style-name="T12"> \</text:span></text:p>
            <text:p text:style-name="P53"><text:s text:c="16"/><text:span text:style-name="T12">probabilities[categorical_attribute][</text:span><text:span text:style-name="T10">" - 50000."</text:span><text:span text:style-name="T12">][record[categorical_attribute]</text:span><text:span text:style-name="T8">.</text:span><text:span text:style-name="T12">iloc[</text:span><text:span text:style-name="T8">0</text:span><text:span text:style-name="T12">]]</text:span></text:p>
            <text:p text:style-name="P53"><text:s text:c="4"/></text:p>
            <text:p text:style-name="P53"><text:s text:c="12"/><text:span text:style-name="T3">if</text:span><text:span text:style-name="T12"> record[categorical_attribute]</text:span><text:span text:style-name="T8">.</text:span><text:span text:style-name="T12">iloc[</text:span><text:span text:style-name="T8">0</text:span><text:span text:style-name="T12">] </text:span><text:span text:style-name="T28">in</text:span><text:span text:style-name="T12"> probabilities[categorical_attribute][</text:span><text:span text:style-name="T10">" 50000+."</text:span><text:span text:style-name="T12">]</text:span><text:span text:style-name="T8">.</text:span><text:span text:style-name="T12">keys():</text:span></text:p>
            <text:p text:style-name="P53"><text:s text:c="16"/><text:span text:style-name="T12">posterior_more </text:span><text:span text:style-name="T8">=</text:span><text:span text:style-name="T12"> posterior_more </text:span><text:span text:style-name="T8">+</text:span><text:span text:style-name="T12"> \</text:span></text:p>
            <text:p text:style-name="P53"><text:s text:c="16"/><text:span text:style-name="T12">probabilities[categorical_attribute][</text:span><text:span text:style-name="T10">" 50000+."</text:span><text:span text:style-name="T12">][record[categorical_attribute]</text:span><text:span text:style-name="T8">.</text:span><text:span text:style-name="T12">iloc[</text:span><text:span text:style-name="T8">0</text:span><text:span text:style-name="T12">]]</text:span></text:p>
            <text:p text:style-name="P56"/>
            <text:p text:style-name="P53"><text:s text:c="8"/><text:span text:style-name="T12">posterior_less </text:span><text:span text:style-name="T8">=</text:span><text:span text:style-name="T12"> posterior_less </text:span><text:span text:style-name="T8">+</text:span><text:span text:style-name="T12"> log_prob_less</text:span></text:p>
            <text:p text:style-name="P53"><text:s text:c="8"/><text:span text:style-name="T12">posterior_more </text:span><text:span text:style-name="T8">=</text:span><text:span text:style-name="T12"> posterior_more </text:span><text:span text:style-name="T8">+</text:span><text:span text:style-name="T12"> log_prob_more</text:span></text:p>
            <text:p text:style-name="P56"/>
            <text:p text:style-name="P53"><text:s text:c="8"/><text:span text:style-name="T3">if</text:span><text:span text:style-name="T12"> posterior_less </text:span><text:span text:style-name="T8">&gt;=</text:span><text:span text:style-name="T12"> posterior_more:</text:span></text:p>
            <text:p text:style-name="P53"><text:s text:c="12"/><text:span text:style-name="T12">cur_class </text:span><text:span text:style-name="T8">=</text:span><text:span text:style-name="T12"> </text:span><text:span text:style-name="T10">" - 50000."</text:span></text:p>
            <text:p text:style-name="P53"><text:s text:c="8"/><text:span text:style-name="T3">else</text:span><text:span text:style-name="T12">:</text:span></text:p>
            <text:p text:style-name="P53"><text:s text:c="12"/><text:span text:style-name="T12">cur_class </text:span><text:span text:style-name="T8">=</text:span><text:span text:style-name="T12"> </text:span><text:span text:style-name="T10">" 50000+."</text:span></text:p>
            <text:p text:style-name="P53"><text:s text:c="4"/></text:p>
            <text:p text:style-name="P53"><text:s text:c="8"/><text:span text:style-name="T12">results</text:span><text:span text:style-name="T8">.</text:span><text:span text:style-name="T12">append(cur_class)</text:span></text:p>
            <text:p text:style-name="P53"><text:s text:c="4"/></text:p>
            <text:p text:style-name="P53"><text:s text:c="4"/><text:span text:style-name="T12">test[</text:span><text:span text:style-name="T10">'PREDICTION'</text:span><text:span text:style-name="T12">] </text:span><text:span text:style-name="T8">=</text:span><text:span text:style-name="T12"> results</text:span></text:p>
            <text:p text:style-name="P53"><text:s text:c="4"/></text:p>
            <text:p text:style-name="P53"><text:s text:c="4"/><text:span text:style-name="T27"># Compute accuracy</text:span></text:p>
            <text:p text:style-name="P56"><text:span text:style-name="T13"><text:s text:c="4"/></text:span><text:span text:style-name="T16">accuracies</text:span><text:span text:style-name="T18">.</text:span><text:span text:style-name="T16">append(accuracy_score(test</text:span><text:span text:style-name="T18">.</text:span><text:span text:style-name="T16">INCOME, test</text:span><text:span text:style-name="T18">.</text:span><text:span text:style-name="T16">PREDICTION))</text:span></text:p>
          </table:table-cell>
        </table:table-row>
        <table:table-row>
          <table:table-cell table:style-name="Table1.A2" office:value-type="string">
            <text:p text:style-name="P81"># Run 10 times to compute mean and standard deviation of accuracy</text:p>
            <text:p text:style-name="P52">accuracies <text:span text:style-name="T7">=</text:span> []</text:p>
            <text:p text:style-name="P52"><text:span text:style-name="T2">for</text:span> i <text:span text:style-name="T29">in</text:span> <text:span text:style-name="T1">range</text:span>(<text:span text:style-name="T7">10</text:span>):</text:p>
            <text:p text:style-name="P53"><text:s text:c="4"/><text:span text:style-name="T12">iterate(accuracies)</text:span></text:p>
            <text:p text:style-name="P53"><text:s text:c="4"/></text:p>
            <text:p text:style-name="P52"><text:span text:style-name="T1">print</text:span>(<text:span text:style-name="T9">"Mean accuracy: "</text:span>, np<text:span text:style-name="T7">.</text:span>mean(accuracies))</text:p>
            <text:p text:style-name="P55"><text:span text:style-name="T21">print</text:span><text:span text:style-name="T14">(</text:span><text:span text:style-name="T19">"Standard deviation of accuracies: "</text:span><text:span text:style-name="T14">, np</text:span><text:span text:style-name="T17">.</text:span><text:span text:style-name="T14">std(accuracies))</text:span></text:p>
          </table:table-cell>
        </table:table-row>
      </table:table>
      <text:p text:style-name="P1"/>
      <text:p text:style-name="P88">Output <text:span text:style-name="T55">(Accuracy on scale 0-1)</text:span>:</text:p>
      <text:p text:style-name="P88"/>
      <text:p text:style-name="P83">Mean accuracy: <text:s/>0.71125</text:p>
      <text:p text:style-name="P46">Standard deviation of accuracies: <text:s/>0.00923246987539</text:p>
      <text:p text:style-name="P46"/>
      <text:p text:style-name="P48">Dealing with numerical attributes:</text:p>
      <text:p text:style-name="P47">If we want to include numerical attributes then we can can use binning as follows: <text:span text:style-name="T53">Using the ones below slightly improved the accuracy.</text:span></text:p>
      <text:p text:style-name="P47"/>
      <table:table table:name="Table2" table:style-name="Table2">
        <table:table-column table:style-name="Table2.A"/>
        <table:table-row>
          <table:table-cell table:style-name="Table2.A1" office:value-type="string">
            <text:p text:style-name="P54"># Add relevant continuous attributes with binning. No of bins decided based on distinct values present.</text:p>
            <text:p text:style-name="P52">data_categorical[<text:span text:style-name="T9">"wage_bins"</text:span>] <text:span text:style-name="T7">=</text:span> pd<text:span text:style-name="T7">.</text:span>cut(data<text:span text:style-name="T7">.</text:span>AHRSPAY, bins<text:span text:style-name="T7">=1000</text:span>, labels<text:span text:style-name="T7">=</text:span><text:span text:style-name="T2">False</text:span>)</text:p>
            <text:p text:style-name="P52">categorical_attributes<text:span text:style-name="T7">.</text:span>insert(<text:span text:style-name="T7">0</text:span>, <text:span text:style-name="T9">"wage_bins"</text:span>)</text:p>
            <text:p text:style-name="P56"/>
            <text:p text:style-name="P52">data_categorical[<text:span text:style-name="T9">"capgain_bins"</text:span>] <text:span text:style-name="T7">=</text:span> pd<text:span text:style-name="T7">.</text:span>cut(data<text:span text:style-name="T7">.</text:span>CAPGAIN, bins<text:span text:style-name="T7">=132</text:span>, labels<text:span text:style-name="T7">=</text:span><text:span text:style-name="T2">False</text:span>)</text:p>
            <text:p text:style-name="P52">categorical_attributes<text:span text:style-name="T7">.</text:span>insert(<text:span text:style-name="T7">0</text:span>, <text:span text:style-name="T9">"capgain_bins"</text:span>)</text:p>
            <text:p text:style-name="P56"/>
            <text:p text:style-name="P52"><text:soft-page-break/>data_categorical[<text:span text:style-name="T9">"caploss_bins"</text:span>] <text:span text:style-name="T7">=</text:span> pd<text:span text:style-name="T7">.</text:span>cut(data<text:span text:style-name="T7">.</text:span>CAPLOSS, bins<text:span text:style-name="T7">=113</text:span>, labels<text:span text:style-name="T7">=</text:span><text:span text:style-name="T2">False</text:span>)</text:p>
            <text:p text:style-name="P55"><text:span text:style-name="T14">categorical_attributes</text:span><text:span text:style-name="T17">.</text:span><text:span text:style-name="T14">insert(</text:span><text:span text:style-name="T17">0</text:span><text:span text:style-name="T14">, </text:span><text:span text:style-name="T19">"caploss_bins"</text:span><text:span text:style-name="T14">)</text:span></text:p>
          </table:table-cell>
        </table:table-row>
      </table:table>
      <text:p text:style-name="P49"/>
      <text:p text:style-name="P49">Procedure:</text:p>
      <text:p text:style-name="P51">10 iterations performed on random <text:span text:style-name="T48">20</text:span>000 samples of total samples, out of which random <text:span text:style-name="T48">10</text:span>000 were taken to train the classifier and other <text:span text:style-name="T48">10</text:span>000 were used to validate and find mean and standard deviation of accuracies reported in each iteration. <text:span text:style-name="T48">Increasing the number of samples used for training improves accuracy, but also takes much longer to run.</text:span></text:p>
      <text:p text:style-name="P106"/>
      <text:p text:style-name="P106">Dealing with ties:</text:p>
      <text:p text:style-name="P50">In case of tie between posteriors of each class, I assigned the class of “&lt;50,000” (93.80%) income, as prior of “&lt;50,000” is much more than prior of “&gt;50,000” (6.20%). I understand that this is <text:span text:style-name="T48">a</text:span>lready modelled in the posterior calculation. But still the error of misclassification in tie cases will be least ~ 6.20%.</text:p>
      <text:p text:style-name="P50"/>
      <text:p text:style-name="P49">Handling missing entries:</text:p>
      <text:p text:style-name="P57"><text:span text:style-name="T24">As we are dealing with missing values only in categorical attributes and each such attribute with missing values has one particular value which is very dominatingly occurring for that attribute. So we can use mode treatment, i.e. assign missing values to the mode of values for that attribute. This is done according to the entire dataset. </text:span><text:span text:style-name="T25">Missing entries in numerical attributes can be treated with filling 0 or mean/median of the values, as <text:s/>appropriate.</text:span></text:p>
      <text:p text:style-name="P3"/>
      <text:list xml:id="list4789664622592956137" text:style-name="L2">
        <text:list-item>
          <text:p text:style-name="P85">Bayesian Parameter Estimation:</text:p>
        </text:list-item>
      </text:list>
      <text:p text:style-name="P4"/>
      <text:p text:style-name="P27">Background:</text:p>
      <text:p text:style-name="P26"/>
      <table:table table:name="Table3" table:style-name="Table3">
        <table:table-column table:style-name="Table3.A"/>
        <table:table-column table:style-name="Table3.B"/>
        <table:table-row>
          <table:table-cell table:style-name="Table3.A1" office:value-type="string">
            <text:p text:style-name="P60">We say<draw:frame draw:style-name="fr1" draw:name="Object2" text:anchor-type="as-char" svg:y="-0.386cm" svg:width="1.05cm" svg:height="0.51cm" draw:z-index="19"><draw:object xlink:href="./Object 2" xlink:type="simple" xlink:show="embed" xlink:actuate="onLoad"/><draw:image xlink:href="./ObjectReplacements/Object 2" xlink:type="simple" xlink:show="embed" xlink:actuate="onLoad"/></draw:frame>is unknown but has a known parametric form i.e.<draw:frame draw:style-name="fr1" draw:name="Object3" text:anchor-type="as-char" svg:y="-0.386cm" svg:width="1.365cm" svg:height="0.51cm" draw:z-index="20"><draw:object xlink:href="./Object 3" xlink:type="simple" xlink:show="embed" xlink:actuate="onLoad"/><draw:image xlink:href="./ObjectReplacements/Object 3" xlink:type="simple" xlink:show="embed" xlink:actuate="onLoad"/></draw:frame>is known, where<draw:frame draw:style-name="fr1" draw:name="Object4" text:anchor-type="as-char" svg:y="-0.377cm" svg:width="0.42cm" svg:height="0.467cm" draw:z-index="21"><draw:object xlink:href="./Object 4" xlink:type="simple" xlink:show="embed" xlink:actuate="onLoad"/><draw:image xlink:href="./ObjectReplacements/Object 4" xlink:type="simple" xlink:show="embed" xlink:actuate="onLoad"/></draw:frame>is an unknown parameter. We might have some information <text:span text:style-name="T32">about</text:span> prior density<draw:frame draw:style-name="fr1" draw:name="Object5" text:anchor-type="as-char" svg:y="-0.386cm" svg:width="1.035cm" svg:height="0.506cm" draw:z-index="22"><draw:object xlink:href="./Object 5" xlink:type="simple" xlink:show="embed" xlink:actuate="onLoad"/><draw:image xlink:href="./ObjectReplacements/Object 5" xlink:type="simple" xlink:show="embed" xlink:actuate="onLoad"/></draw:frame>and posterior<draw:frame draw:style-name="fr1" draw:name="Object6" text:anchor-type="as-char" svg:y="-0.386cm" svg:width="1.48cm" svg:height="0.51cm" draw:z-index="23"><draw:object xlink:href="./Object 6" xlink:type="simple" xlink:show="embed" xlink:actuate="onLoad"/><draw:image xlink:href="./ObjectReplacements/Object 6" xlink:type="simple" xlink:show="embed" xlink:actuate="onLoad"/></draw:frame>where<draw:frame draw:style-name="fr1" draw:name="Object15" text:anchor-type="as-char" svg:y="-0.377cm" svg:width="0.547cm" svg:height="0.469cm" draw:z-index="24"><draw:object xlink:href="./Object 15" xlink:type="simple" xlink:show="embed" xlink:actuate="onLoad"/><draw:image xlink:href="./ObjectReplacements/Object 15" xlink:type="simple" xlink:show="embed" xlink:actuate="onLoad"/><svg:desc>formula</svg:desc></draw:frame>is the set of samples. So,</text:p>
            <text:p text:style-name="P61"><draw:frame draw:style-name="fr1" draw:name="Object1" text:anchor-type="as-char" svg:y="-0.462cm" svg:width="4.38cm" svg:height="0.637cm" draw:z-index="25"><draw:object xlink:href="./Object 1" xlink:type="simple" xlink:show="embed" xlink:actuate="onLoad"/><draw:image xlink:href="./ObjectReplacements/Object 1" xlink:type="simple" xlink:show="embed" xlink:actuate="onLoad"/></draw:frame></text:p>
            <text:p text:style-name="P64"><draw:frame draw:style-name="fr1" draw:name="Object11" text:anchor-type="as-char" svg:y="-0.462cm" svg:width="6.07cm" svg:height="0.637cm" draw:z-index="26"><draw:object xlink:href="./Object 11" xlink:type="simple" xlink:show="embed" xlink:actuate="onLoad"/><draw:image xlink:href="./ObjectReplacements/Object 11" xlink:type="simple" xlink:show="embed" xlink:actuate="onLoad"/><svg:desc>formula</svg:desc></draw:frame></text:p>
            <text:p text:style-name="P61"/>
            <text:p text:style-name="P79"><text:span text:style-name="T31">Since the selection of</text:span><text:span text:style-name="T31"><draw:frame draw:style-name="fr1" draw:name="Object12" text:anchor-type="as-char" svg:y="-0.377cm" svg:width="0.432cm" svg:height="0.469cm" draw:z-index="27"><draw:object xlink:href="./Object 12" xlink:type="simple" xlink:show="embed" xlink:actuate="onLoad"/><draw:image xlink:href="./ObjectReplacements/Object 12" xlink:type="simple" xlink:show="embed" xlink:actuate="onLoad"/><svg:desc>formula</svg:desc></draw:frame></text:span><text:span text:style-name="T31">and that of</text:span><text:span text:style-name="T31"><draw:frame draw:style-name="fr1" draw:name="Object13" text:anchor-type="as-char" svg:y="-0.377cm" svg:width="0.547cm" svg:height="0.469cm" draw:z-index="28"><draw:object xlink:href="./Object 13" xlink:type="simple" xlink:show="embed" xlink:actuate="onLoad"/><draw:image xlink:href="./ObjectReplacements/Object 13" xlink:type="simple" xlink:show="embed" xlink:actuate="onLoad"/><svg:desc>formula</svg:desc></draw:frame></text:span><text:span text:style-name="T31">is done independently,</text:span><text:span text:style-name="T31"><draw:frame draw:style-name="fr1" draw:name="Object14" text:anchor-type="as-char" svg:y="-0.386cm" svg:width="3.415cm" svg:height="0.51cm" draw:z-index="29"><draw:object xlink:href="./Object 14" xlink:type="simple" xlink:show="embed" xlink:actuate="onLoad"/><draw:image xlink:href="./ObjectReplacements/Object 14" xlink:type="simple" xlink:show="embed" xlink:actuate="onLoad"/></draw:frame></text:span><text:span text:style-name="T31">.</text:span></text:p>
            <text:p text:style-name="P13"/>
            <text:p text:style-name="P65"><draw:frame draw:style-name="fr1" draw:name="Object10" text:anchor-type="as-char" svg:y="-0.462cm" svg:width="5.525cm" svg:height="0.637cm" draw:z-index="30"><draw:object xlink:href="./Object 10" xlink:type="simple" xlink:show="embed" xlink:actuate="onLoad"/><draw:image xlink:href="./ObjectReplacements/Object 10" xlink:type="simple" xlink:show="embed" xlink:actuate="onLoad"/><svg:desc>formula</svg:desc></draw:frame></text:p>
            <text:p text:style-name="P66">If<draw:frame draw:style-name="fr1" draw:name="Object7" text:anchor-type="as-char" svg:y="-0.386cm" svg:width="1.48cm" svg:height="0.51cm" draw:z-index="31"><draw:object xlink:href="./Object 7" xlink:type="simple" xlink:show="embed" xlink:actuate="onLoad"/><draw:image xlink:href="./ObjectReplacements/Object 7" xlink:type="simple" xlink:show="embed" xlink:actuate="onLoad"/><svg:desc>formula</svg:desc></draw:frame>peaks very sharply about some value<draw:frame draw:style-name="fr1" draw:name="Object8" text:anchor-type="as-char" svg:y="-0.441cm" svg:width="0.42cm" svg:height="0.533cm" draw:z-index="32"><draw:object xlink:href="./Object 8" xlink:type="simple" xlink:show="embed" xlink:actuate="onLoad"/><draw:image xlink:href="./ObjectReplacements/Object 8" xlink:type="simple" xlink:show="embed" xlink:actuate="onLoad"/></draw:frame>, we obtain,</text:p>
            <text:p text:style-name="P67"><draw:frame draw:style-name="fr1" draw:name="Object9" text:anchor-type="as-char" svg:y="-0.441cm" svg:width="2.999cm" svg:height="0.563cm" draw:z-index="33"><draw:object xlink:href="./Object 9" xlink:type="simple" xlink:show="embed" xlink:actuate="onLoad"/><draw:image xlink:href="./ObjectReplacements/Object 9" xlink:type="simple" xlink:show="embed" xlink:actuate="onLoad"/><svg:desc>formula</svg:desc></draw:frame></text:p>
          </table:table-cell>
          <table:table-cell table:style-name="Table3.B1" office:value-type="string">
            <text:p text:style-name="P63"/>
            <text:p text:style-name="P59"/>
            <text:p text:style-name="P59"/>
            <text:p text:style-name="P59"/>
            <text:p text:style-name="P59"/>
            <text:p text:style-name="P59"/>
            <text:p text:style-name="P59"/>
            <text:p text:style-name="P59"/>
            <text:p text:style-name="P59"/>
            <text:p text:style-name="P59"/>
            <text:p text:style-name="P78">(1)</text:p>
          </table:table-cell>
        </table:table-row>
      </table:table>
      <text:p text:style-name="P26"/>
      <text:p text:style-name="P27">Bayesian Parameter estimation for Gaussian Distribution:</text:p>
      <text:p text:style-name="P27"/>
      <table:table table:name="Table4" table:style-name="Table4">
        <table:table-column table:style-name="Table4.A"/>
        <table:table-row>
          <table:table-cell table:style-name="Table4.A1" office:value-type="string">
            <text:p text:style-name="P80"><text:span text:style-name="T30">We want to calculate the a posteriori density</text:span><text:span text:style-name="T30"><draw:frame draw:style-name="fr1" draw:name="Object16" text:anchor-type="as-char" svg:y="-0.386cm" svg:width="1.48cm" svg:height="0.51cm" draw:z-index="0"><draw:object xlink:href="./Object 16" xlink:type="simple" xlink:show="embed" xlink:actuate="onLoad"/><draw:image xlink:href="./ObjectReplacements/Object 16" xlink:type="simple" xlink:show="embed" xlink:actuate="onLoad"/><svg:desc>formula</svg:desc></draw:frame></text:span><text:span text:style-name="T30">and the desired probability density</text:span><text:span text:style-name="T33"><draw:frame draw:style-name="fr1" draw:name="Object17" text:anchor-type="as-char" svg:y="-0.386cm" svg:width="1.489cm" svg:height="0.506cm" draw:z-index="1"><draw:object xlink:href="./Object 17" xlink:type="simple" xlink:show="embed" xlink:actuate="onLoad"/><draw:image xlink:href="./ObjectReplacements/Object 17" xlink:type="simple" xlink:show="embed" xlink:actuate="onLoad"/></draw:frame></text:span><text:span text:style-name="T30">for the case where</text:span><text:span text:style-name="T30"><draw:frame draw:style-name="fr1" draw:name="Object18" text:anchor-type="as-char" svg:y="-0.386cm" svg:width="3.239cm" svg:height="0.51cm" draw:z-index="2"><draw:object xlink:href="./Object 18" xlink:type="simple" xlink:show="embed" xlink:actuate="onLoad"/><draw:image xlink:href="./ObjectReplacements/Object 18" xlink:type="simple" xlink:show="embed" xlink:actuate="onLoad"/></draw:frame></text:span><text:span text:style-name="T30">.</text:span></text:p>
          </table:table-cell>
        </table:table-row>
      </table:table>
      <text:p text:style-name="P28"/>
      <text:p text:style-name="P30">The Univariate Case:</text:p>
      <text:p text:style-name="P45"/>
      <table:table table:name="Table6" table:style-name="Table6">
        <table:table-column table:style-name="Table6.A"/>
        <table:table-column table:style-name="Table6.B"/>
        <table:table-row>
          <table:table-cell table:style-name="Table6.A1" office:value-type="string">
            <text:p text:style-name="P73"><draw:frame draw:style-name="fr1" draw:name="Object21" text:anchor-type="as-char" svg:y="-0.437cm" svg:width="3.33cm" svg:height="0.559cm" draw:z-index="3"><draw:object xlink:href="./Object 20" xlink:type="simple" xlink:show="embed" xlink:actuate="onLoad"/><draw:image xlink:href="./ObjectReplacements/Object 20" xlink:type="simple" xlink:show="embed" xlink:actuate="onLoad"/><svg:desc>formula</svg:desc></draw:frame></text:p>
            <text:p text:style-name="P68"><text:span text:style-name="T38">where</text:span><text:span text:style-name="T35"><draw:frame draw:style-name="fr1" draw:name="Object22" text:anchor-type="as-char" svg:y="-0.377cm" svg:width="0.443cm" svg:height="0.467cm" draw:z-index="4"><draw:object xlink:href="./Object 21" xlink:type="simple" xlink:show="embed" xlink:actuate="onLoad"/><draw:image xlink:href="./ObjectReplacements/Object 21" xlink:type="simple" xlink:show="embed" xlink:actuate="onLoad"/><svg:desc>formula</svg:desc></draw:frame></text:span><text:span text:style-name="T35">is unknown,</text:span><text:span text:style-name="T35"><draw:frame draw:style-name="fr1" draw:name="Object23" text:anchor-type="as-char" svg:y="-0.437cm" svg:width="0.58cm" svg:height="0.529cm" draw:z-index="5"><draw:object xlink:href="./Object 22" xlink:type="simple" xlink:show="embed" xlink:actuate="onLoad"/><draw:image xlink:href="./ObjectReplacements/Object 22" xlink:type="simple" xlink:show="embed" xlink:actuate="onLoad"/><svg:desc>formula</svg:desc></draw:frame></text:span><text:span text:style-name="T38">is known.</text:span></text:p>
            <text:p text:style-name="P74"/>
            <text:p text:style-name="P74">Assume that,</text:p>
            <text:p text:style-name="P76"><draw:frame draw:style-name="fr1" draw:name="Object24" text:anchor-type="as-char" svg:y="-0.437cm" svg:width="3.14cm" svg:height="0.593cm" draw:z-index="6"><draw:object xlink:href="./Object 23" xlink:type="simple" xlink:show="embed" xlink:actuate="onLoad"/><draw:image xlink:href="./ObjectReplacements/Object 23" xlink:type="simple" xlink:show="embed" xlink:actuate="onLoad"/><svg:desc>formula</svg:desc></draw:frame></text:p>
            <text:p text:style-name="P70"><text:span text:style-name="T38">where</text:span><text:span text:style-name="T38"><draw:frame draw:style-name="fr1" draw:name="Object25" text:anchor-type="as-char" svg:y="-0.437cm" svg:width="1.159cm" svg:height="0.593cm" draw:z-index="7"><draw:object xlink:href="./Object 24" xlink:type="simple" xlink:show="embed" xlink:actuate="onLoad"/><draw:image xlink:href="./ObjectReplacements/Object 24" xlink:type="simple" xlink:show="embed" xlink:actuate="onLoad"/><svg:desc>formula</svg:desc></draw:frame></text:span><text:span text:style-name="T38">are known,</text:span><text:span text:style-name="T38"><draw:frame draw:style-name="fr1" draw:name="Object20" text:anchor-type="as-char" svg:y="-0.377cm" svg:width="0.575cm" svg:height="0.531cm" draw:z-index="8"><draw:object xlink:href="./Object 25" xlink:type="simple" xlink:show="embed" xlink:actuate="onLoad"/><draw:image xlink:href="./ObjectReplacements/Object 25" xlink:type="simple" xlink:show="embed" xlink:actuate="onLoad"/><svg:desc>formula</svg:desc></draw:frame></text:span><text:span text:style-name="T38">represents our best a priori guess for</text:span><text:span text:style-name="T38"><draw:frame draw:style-name="fr1" draw:name="Object28" text:anchor-type="as-char" svg:y="-0.377cm" svg:width="0.443cm" svg:height="0.467cm" draw:z-index="9"><draw:object xlink:href="./Object 27" xlink:type="simple" xlink:show="embed" xlink:actuate="onLoad"/><draw:image xlink:href="./ObjectReplacements/Object 27" xlink:type="simple" xlink:show="embed" xlink:actuate="onLoad"/><svg:desc>formula</svg:desc></draw:frame></text:span><text:span text:style-name="T38">, and</text:span><text:span text:style-name="T38"><draw:frame draw:style-name="fr1" draw:name="Object27" text:anchor-type="as-char" svg:y="-0.437cm" svg:width="0.586cm" svg:height="0.593cm" draw:z-index="10"><draw:object xlink:href="./Object 28" xlink:type="simple" xlink:show="embed" xlink:actuate="onLoad"/><draw:image xlink:href="./ObjectReplacements/Object 28" xlink:type="simple" xlink:show="embed" xlink:actuate="onLoad"/><svg:desc>formula</svg:desc></draw:frame></text:span><text:span text:style-name="T38">measures our uncertainty about this guess.</text:span></text:p>
            <text:p text:style-name="P31"><text:soft-page-break/>Using Bayes Formula,</text:p>
            <text:p text:style-name="P32"><draw:frame draw:style-name="fr1" draw:name="Object29" text:anchor-type="as-char" svg:y="-0.66cm" svg:width="4.946cm" svg:height="1.207cm" draw:z-index="44"><draw:object xlink:href="./Object 29" xlink:type="simple" xlink:show="embed" xlink:actuate="onLoad"/><draw:image xlink:href="./ObjectReplacements/Object 29" xlink:type="simple" xlink:show="embed" xlink:actuate="onLoad"/><svg:desc>formula</svg:desc></draw:frame></text:p>
            <text:p text:style-name="P32"><draw:frame draw:style-name="fr1" draw:name="Object30" text:anchor-type="as-char" svg:y="-0.386cm" svg:width="4.808cm" svg:height="0.51cm" draw:z-index="11"><draw:object xlink:href="./Object 30" xlink:type="simple" xlink:show="embed" xlink:actuate="onLoad"/><draw:image xlink:href="./ObjectReplacements/Object 30" xlink:type="simple" xlink:show="embed" xlink:actuate="onLoad"/><svg:desc>formula</svg:desc></draw:frame></text:p>
            <text:p text:style-name="P14"><text:span text:style-name="T39">where</text:span><text:span text:style-name="T35"><draw:frame draw:style-name="fr1" draw:name="Object31" text:anchor-type="as-char" svg:y="-0.377cm" svg:width="0.46cm" svg:height="0.467cm" draw:z-index="12"><draw:object xlink:href="./Object 31" xlink:type="simple" xlink:show="embed" xlink:actuate="onLoad"/><draw:image xlink:href="./ObjectReplacements/Object 31" xlink:type="simple" xlink:show="embed" xlink:actuate="onLoad"/><svg:desc>formula</svg:desc></draw:frame></text:span><text:span text:style-name="T39">is simply a normalization factor, independent of</text:span><text:span text:style-name="T39"><draw:frame draw:style-name="fr1" draw:name="Object32" text:anchor-type="as-char" svg:y="-0.377cm" svg:width="0.443cm" svg:height="0.467cm" draw:z-index="13"><draw:object xlink:href="./Object 32" xlink:type="simple" xlink:show="embed" xlink:actuate="onLoad"/><draw:image xlink:href="./ObjectReplacements/Object 32" xlink:type="simple" xlink:show="embed" xlink:actuate="onLoad"/><svg:desc>formula</svg:desc></draw:frame></text:span><text:span text:style-name="T39">.</text:span></text:p>
            <text:p text:style-name="P33"><draw:frame draw:style-name="fr1" draw:name="Object33" text:anchor-type="as-char" svg:y="-0.718cm" svg:width="5.452cm" svg:height="1.139cm" draw:z-index="14"><draw:object xlink:href="./Object 33" xlink:type="simple" xlink:show="embed" xlink:actuate="onLoad"/><draw:image xlink:href="./ObjectReplacements/Object 33" xlink:type="simple" xlink:show="embed" xlink:actuate="onLoad"/><svg:desc>formula</svg:desc></draw:frame></text:p>
            <text:p text:style-name="P39">From (<text:span text:style-name="T34">2</text:span>), <text:span text:style-name="T34">(3</text:span>) and (<text:span text:style-name="T34">4</text:span>)</text:p>
            <text:p text:style-name="P10"><draw:frame draw:style-name="fr1" draw:name="Object34" text:anchor-type="as-char" svg:y="-0.898cm" svg:width="9.019cm" svg:height="1.443cm" draw:z-index="15"><draw:object xlink:href="./Object 34" xlink:type="simple" xlink:show="embed" xlink:actuate="onLoad"/><draw:image xlink:href="./ObjectReplacements/Object 34" xlink:type="simple" xlink:show="embed" xlink:actuate="onLoad"/></draw:frame></text:p>
            <text:p text:style-name="P10"><draw:frame draw:style-name="fr1" draw:name="Object35" text:anchor-type="as-char" svg:y="-0.942cm" svg:width="5.699cm" svg:height="1.064cm" draw:z-index="16"><draw:object xlink:href="./Object 35" xlink:type="simple" xlink:show="embed" xlink:actuate="onLoad"/><draw:image xlink:href="./ObjectReplacements/Object 35" xlink:type="simple" xlink:show="embed" xlink:actuate="onLoad"/><svg:desc>formula</svg:desc></draw:frame></text:p>
            <text:p text:style-name="P11"><draw:frame draw:style-name="fr1" draw:name="Object36" text:anchor-type="as-char" svg:y="-1.004cm" svg:width="6.63cm" svg:height="1.125cm" draw:z-index="17"><draw:object xlink:href="./Object 36" xlink:type="simple" xlink:show="embed" xlink:actuate="onLoad"/><draw:image xlink:href="./ObjectReplacements/Object 36" xlink:type="simple" xlink:show="embed" xlink:actuate="onLoad"/><svg:desc>formula</svg:desc></draw:frame></text:p>
            <text:p text:style-name="P18"><text:span text:style-name="T35">Comparing this to </text:span><text:span text:style-name="T37">standard form,</text:span></text:p>
            <text:p text:style-name="P34"><draw:frame draw:style-name="fr1" draw:name="Object37" text:anchor-type="as-char" svg:y="-0.868cm" svg:width="4.655cm" svg:height="1.346cm" draw:z-index="18"><draw:object xlink:href="./Object 37" xlink:type="simple" xlink:show="embed" xlink:actuate="onLoad"/><draw:image xlink:href="./ObjectReplacements/Object 37" xlink:type="simple" xlink:show="embed" xlink:actuate="onLoad"/><svg:desc>formula</svg:desc></draw:frame></text:p>
            <text:p text:style-name="P6"><text:span text:style-name="T36">w</text:span><text:span text:style-name="T35">e have,</text:span></text:p>
            <text:p text:style-name="P8"><text:span text:style-name="T35"><draw:frame draw:style-name="fr1" draw:name="Object19" text:anchor-type="as-char" svg:y="-0.619cm" svg:width="2.247cm" svg:height="1.122cm" draw:z-index="34"><draw:object xlink:href="./Object 19" xlink:type="simple" xlink:show="embed" xlink:actuate="onLoad"/><draw:image xlink:href="./ObjectReplacements/Object 19" xlink:type="simple" xlink:show="embed" xlink:actuate="onLoad"/></draw:frame></text:span><text:span text:style-name="T35">and </text:span><text:span text:style-name="T35"><draw:frame draw:style-name="fr1" draw:name="Object26" text:anchor-type="as-char" svg:y="-0.683cm" svg:width="2.655cm" svg:height="1.184cm" draw:z-index="35"><draw:object xlink:href="./Object 26" xlink:type="simple" xlink:show="embed" xlink:actuate="onLoad"/><draw:image xlink:href="./ObjectReplacements/Object 26" xlink:type="simple" xlink:show="embed" xlink:actuate="onLoad"/></draw:frame></text:span></text:p>
            <text:p text:style-name="P15"><text:span text:style-name="T40">where</text:span><text:span text:style-name="T35"><draw:frame draw:style-name="fr1" draw:name="Object38" text:anchor-type="as-char" svg:y="-0.377cm" svg:width="0.564cm" svg:height="0.531cm" draw:z-index="36"><draw:object xlink:href="./Object 38" xlink:type="simple" xlink:show="embed" xlink:actuate="onLoad"/><draw:image xlink:href="./ObjectReplacements/Object 38" xlink:type="simple" xlink:show="embed" xlink:actuate="onLoad"/></draw:frame></text:span><text:span text:style-name="T41">is the sample mean. </text:span><text:span text:style-name="T41"><draw:frame draw:style-name="fr1" draw:name="Object39" text:anchor-type="as-char" svg:y="-0.713cm" svg:width="2.193cm" svg:height="1.139cm" draw:z-index="37"><draw:object xlink:href="./Object 39" xlink:type="simple" xlink:show="embed" xlink:actuate="onLoad"/><draw:image xlink:href="./ObjectReplacements/Object 39" xlink:type="simple" xlink:show="embed" xlink:actuate="onLoad"/><svg:desc>formula</svg:desc></draw:frame></text:span><text:span text:style-name="T41">.</text:span></text:p>
            <text:p text:style-name="P20"><text:span text:style-name="T41">S</text:span><text:span text:style-name="T35">implifying (7) we get,</text:span><text:span text:style-name="T35"><draw:frame draw:style-name="fr1" draw:name="Object40" text:anchor-type="as-char" svg:y="-0.744cm" svg:width="4.741cm" svg:height="1.245cm" draw:z-index="45"><draw:object xlink:href="./Object 40" xlink:type="simple" xlink:show="embed" xlink:actuate="onLoad"/><draw:image xlink:href="./ObjectReplacements/Object 40" xlink:type="simple" xlink:show="embed" xlink:actuate="onLoad"/><svg:desc>formula</svg:desc></draw:frame></text:span><text:span text:style-name="T35">and</text:span><text:span text:style-name="T35"><draw:frame draw:style-name="fr1" draw:name="Object41" text:anchor-type="as-char" svg:y="-0.744cm" svg:width="2.288cm" svg:height="1.245cm" draw:z-index="46"><draw:object xlink:href="./Object 41" xlink:type="simple" xlink:show="embed" xlink:actuate="onLoad"/><draw:image xlink:href="./ObjectReplacements/Object 41" xlink:type="simple" xlink:show="embed" xlink:actuate="onLoad"/><svg:desc>formula</svg:desc></draw:frame></text:span><text:span text:style-name="T35">.</text:span></text:p>
            <text:p text:style-name="P16"><text:span text:style-name="T42">This final step is to determine</text:span><text:span text:style-name="T42"><draw:frame draw:style-name="fr1" draw:name="Object42" text:anchor-type="as-char" svg:y="-0.386cm" svg:width="1.489cm" svg:height="0.506cm" draw:z-index="38"><draw:object xlink:href="./Object 42" xlink:type="simple" xlink:show="embed" xlink:actuate="onLoad"/><draw:image xlink:href="./ObjectReplacements/Object 42" xlink:type="simple" xlink:show="embed" xlink:actuate="onLoad"/></draw:frame></text:span><text:span text:style-name="T42">using (1), (6) and (8).</text:span></text:p>
            <text:p text:style-name="P37"><draw:frame draw:style-name="fr1" draw:name="Object43" text:anchor-type="as-char" svg:y="-0.898cm" svg:width="8.655cm" svg:height="1.443cm" draw:z-index="39"><draw:object xlink:href="./Object 43" xlink:type="simple" xlink:show="embed" xlink:actuate="onLoad"/><draw:image xlink:href="./ObjectReplacements/Object 43" xlink:type="simple" xlink:show="embed" xlink:actuate="onLoad"/><svg:desc>formula</svg:desc></draw:frame></text:p>
            <text:p text:style-name="P37"><draw:frame draw:style-name="fr1" draw:name="Object44" text:anchor-type="as-char" svg:y="-0.898cm" svg:width="9.036cm" svg:height="1.443cm" draw:z-index="40"><draw:object xlink:href="./Object 44" xlink:type="simple" xlink:show="embed" xlink:actuate="onLoad"/><draw:image xlink:href="./ObjectReplacements/Object 44" xlink:type="simple" xlink:show="embed" xlink:actuate="onLoad"/><svg:desc>formula</svg:desc></draw:frame></text:p>
            <text:p text:style-name="P37"><draw:frame draw:style-name="fr1" draw:name="Object45" text:anchor-type="as-char" svg:y="-0.945cm" svg:width="8.788cm" svg:height="1.386cm" draw:z-index="41"><draw:object xlink:href="./Object 45" xlink:type="simple" xlink:show="embed" xlink:actuate="onLoad"/><draw:image xlink:href="./ObjectReplacements/Object 45" xlink:type="simple" xlink:show="embed" xlink:actuate="onLoad"/><svg:desc>formula</svg:desc></draw:frame></text:p>
            <text:p text:style-name="P17"><text:span text:style-name="T46">Since the integral only depends on</text:span><text:span text:style-name="T45"><draw:frame draw:style-name="fr1" draw:name="Object46" text:anchor-type="as-char" svg:y="-0.377cm" svg:width="1.035cm" svg:height="0.531cm" draw:z-index="42"><draw:object xlink:href="./Object 46" xlink:type="simple" xlink:show="embed" xlink:actuate="onLoad"/><draw:image xlink:href="./ObjectReplacements/Object 46" xlink:type="simple" xlink:show="embed" xlink:actuate="onLoad"/></draw:frame></text:span><text:span text:style-name="T45">, we have,</text:span></text:p>
            <text:p text:style-name="P43"><draw:frame draw:style-name="fr1" draw:name="Object47" text:anchor-type="as-char" svg:y="-0.437cm" svg:width="4.382cm" svg:height="0.593cm" draw:z-index="43"><draw:object xlink:href="./Object 47" xlink:type="simple" xlink:show="embed" xlink:actuate="onLoad"/><draw:image xlink:href="./ObjectReplacements/Object 47" xlink:type="simple" xlink:show="embed" xlink:actuate="onLoad"/></draw:frame></text:p>
          </table:table-cell>
          <table:table-cell table:style-name="Table6.B1" office:value-type="string">
            <text:p text:style-name="P62">(2)</text:p>
            <text:p text:style-name="P62"/>
            <text:p text:style-name="P62"/>
            <text:p text:style-name="P62"/>
            <text:p text:style-name="P62"/>
            <text:p text:style-name="P62">(3)</text:p>
            <text:p text:style-name="P62"/>
            <text:p text:style-name="P62"/>
            <text:p text:style-name="P62"><text:soft-page-break/></text:p>
            <text:p text:style-name="P62"/>
            <text:p text:style-name="P62"/>
            <text:p text:style-name="P62"/>
            <text:p text:style-name="P62"/>
            <text:p text:style-name="P62"/>
            <text:p text:style-name="P62"/>
            <text:p text:style-name="P5"><text:span text:style-name="T36">(</text:span><text:span text:style-name="T37">4</text:span><text:span text:style-name="T36">)</text:span></text:p>
            <text:p text:style-name="P38"/>
            <text:p text:style-name="P38"/>
            <text:p text:style-name="P38"/>
            <text:p text:style-name="P38"/>
            <text:p text:style-name="P38"/>
            <text:p text:style-name="P38"/>
            <text:p text:style-name="P38"/>
            <text:p text:style-name="P38"/>
            <text:p text:style-name="P38"/>
            <text:p text:style-name="P5"><text:span text:style-name="T36">(</text:span><text:span text:style-name="T35">5)</text:span></text:p>
            <text:p text:style-name="P40"/>
            <text:p text:style-name="P40"/>
            <text:p text:style-name="P40">(6)</text:p>
            <text:p text:style-name="P40"/>
            <text:p text:style-name="P40"/>
            <text:p text:style-name="P40">(7)</text:p>
            <text:p text:style-name="P40"/>
            <text:p text:style-name="P40"/>
            <text:p text:style-name="P40"/>
            <text:p text:style-name="P40"/>
            <text:p text:style-name="P40"/>
            <text:p text:style-name="P36">(8)</text:p>
          </table:table-cell>
        </table:table-row>
      </table:table>
      <text:p text:style-name="P45"/>
      <text:p text:style-name="P29">The <text:span text:style-name="T46">Multi</text:span>variate Case:</text:p>
      <text:p text:style-name="P29"/>
      <table:table table:name="Table5" table:style-name="Table5">
        <table:table-column table:style-name="Table5.A"/>
        <table:table-column table:style-name="Table5.B"/>
        <table:table-row>
          <table:table-cell table:style-name="Table5.A1" office:value-type="string">
            <text:p text:style-name="P69"><text:span text:style-name="T43"><draw:frame draw:style-name="fr1" draw:name="Object48" text:anchor-type="as-char" svg:y="-0.386cm" svg:width="3.239cm" svg:height="0.51cm" draw:z-index="47"><draw:object xlink:href="./Object 48" xlink:type="simple" xlink:show="embed" xlink:actuate="onLoad"/><draw:image xlink:href="./ObjectReplacements/Object 48" xlink:type="simple" xlink:show="embed" xlink:actuate="onLoad"/><svg:desc>formula</svg:desc></draw:frame></text:span><text:span text:style-name="T43">and</text:span><text:span text:style-name="T43"><draw:frame draw:style-name="fr1" draw:name="Object65" text:anchor-type="as-char" svg:y="-0.386cm" svg:width="3.177cm" svg:height="0.542cm" draw:z-index="48"><draw:object xlink:href="./Object 49" xlink:type="simple" xlink:show="embed" xlink:actuate="onLoad"/><draw:image xlink:href="./ObjectReplacements/Object 49" xlink:type="simple" xlink:show="embed" xlink:actuate="onLoad"/><svg:desc>formula</svg:desc></draw:frame></text:span></text:p>
            <text:p text:style-name="P69"><text:span text:style-name="T38">where</text:span><text:span text:style-name="T38"><draw:frame draw:style-name="fr1" draw:name="Object49" text:anchor-type="as-char" svg:y="-0.377cm" svg:width="0.443cm" svg:height="0.467cm" draw:z-index="49"><draw:object xlink:href="./Object 50" xlink:type="simple" xlink:show="embed" xlink:actuate="onLoad"/><draw:image xlink:href="./ObjectReplacements/Object 50" xlink:type="simple" xlink:show="embed" xlink:actuate="onLoad"/><svg:desc>formula</svg:desc></draw:frame></text:span><text:span text:style-name="T35">is unknown,</text:span><text:span text:style-name="T35"><draw:frame draw:style-name="fr1" draw:name="Object50" text:anchor-type="as-char" svg:y="-0.377cm" svg:width="0.489cm" svg:height="0.469cm" draw:z-index="50"><draw:object xlink:href="./Object 51" xlink:type="simple" xlink:show="embed" xlink:actuate="onLoad"/><draw:image xlink:href="./ObjectReplacements/Object 51" xlink:type="simple" xlink:show="embed" xlink:actuate="onLoad"/><svg:desc>formula</svg:desc></draw:frame></text:span><text:span text:style-name="T35">,</text:span><text:span text:style-name="T35"><draw:frame draw:style-name="fr1" draw:name="Object66" text:anchor-type="as-char" svg:y="-0.377cm" svg:width="0.575cm" svg:height="0.533cm" draw:z-index="51"><draw:object xlink:href="./Object 52" xlink:type="simple" xlink:show="embed" xlink:actuate="onLoad"/><draw:image xlink:href="./ObjectReplacements/Object 52" xlink:type="simple" xlink:show="embed" xlink:actuate="onLoad"/><svg:desc>formula</svg:desc></draw:frame></text:span><text:span text:style-name="T43">and</text:span><text:span text:style-name="T43"><draw:frame draw:style-name="fr1" draw:name="Object67" text:anchor-type="as-char" svg:y="-0.377cm" svg:width="0.623cm" svg:height="0.533cm" draw:z-index="52"><draw:object xlink:href="./Object 53" xlink:type="simple" xlink:show="embed" xlink:actuate="onLoad"/><draw:image xlink:href="./ObjectReplacements/Object 53" xlink:type="simple" xlink:show="embed" xlink:actuate="onLoad"/><svg:desc>formula</svg:desc></draw:frame></text:span><text:span text:style-name="T43">are</text:span><text:span text:style-name="T38"> known.</text:span></text:p>
            <text:p text:style-name="P75"/>
            <text:p text:style-name="P75">As <text:span text:style-name="T47">before</text:span>, <text:span text:style-name="T47">using Bayes Formula, we have,</text:span></text:p>
            <text:p text:style-name="P77"><draw:frame draw:style-name="fr1" draw:name="Object68" text:anchor-type="as-char" svg:y="-0.718cm" svg:width="5.452cm" svg:height="1.139cm" draw:z-index="53"><draw:object xlink:href="./Object 54" xlink:type="simple" xlink:show="embed" xlink:actuate="onLoad"/><draw:image xlink:href="./ObjectReplacements/Object 54" xlink:type="simple" xlink:show="embed" xlink:actuate="onLoad"/><svg:desc>formula</svg:desc></draw:frame></text:p>
            <text:p text:style-name="P41">Analogous to (5), we have</text:p>
            <text:p text:style-name="P12"><text:soft-page-break/><draw:frame draw:style-name="fr1" draw:name="Object63" text:anchor-type="as-char" svg:y="-0.953cm" svg:width="7.063cm" svg:height="1.074cm" draw:z-index="54"><draw:object xlink:href="./Object 55" xlink:type="simple" xlink:show="embed" xlink:actuate="onLoad"/><draw:image xlink:href="./ObjectReplacements/Object 55" xlink:type="simple" xlink:show="embed" xlink:actuate="onLoad"/><svg:desc>formula</svg:desc></draw:frame></text:p>
            <text:p text:style-name="P19"><text:span text:style-name="T35">Comparing this to </text:span><text:span text:style-name="T37">standard form,</text:span></text:p>
            <text:p text:style-name="P35"><draw:frame draw:style-name="fr1" draw:name="Object64" text:anchor-type="as-char" svg:y="-0.723cm" svg:width="4.706cm" svg:height="0.845cm" draw:z-index="55"><draw:object xlink:href="./Object 56" xlink:type="simple" xlink:show="embed" xlink:actuate="onLoad"/><draw:image xlink:href="./ObjectReplacements/Object 56" xlink:type="simple" xlink:show="embed" xlink:actuate="onLoad"/><svg:desc>formula</svg:desc></draw:frame></text:p>
            <text:p text:style-name="P7"><text:span text:style-name="T36">w</text:span><text:span text:style-name="T35">e have </text:span><text:span text:style-name="T44">analogous to (7)</text:span><text:span text:style-name="T35">,</text:span></text:p>
            <text:p text:style-name="P9"><text:span text:style-name="T35"><draw:frame draw:style-name="fr1" draw:name="Object51" text:anchor-type="as-char" svg:y="-0.437cm" svg:width="2.84cm" svg:height="0.593cm" draw:z-index="56"><draw:object xlink:href="./Object 57" xlink:type="simple" xlink:show="embed" xlink:actuate="onLoad"/><draw:image xlink:href="./ObjectReplacements/Object 57" xlink:type="simple" xlink:show="embed" xlink:actuate="onLoad"/><svg:desc>formula</svg:desc></draw:frame></text:span><text:span text:style-name="T35">and </text:span><text:span text:style-name="T35"><draw:frame draw:style-name="fr1" draw:name="Object52" text:anchor-type="as-char" svg:y="-0.437cm" svg:width="4.089cm" svg:height="0.593cm" draw:z-index="57"><draw:object xlink:href="./Object 58" xlink:type="simple" xlink:show="embed" xlink:actuate="onLoad"/><draw:image xlink:href="./ObjectReplacements/Object 58" xlink:type="simple" xlink:show="embed" xlink:actuate="onLoad"/><svg:desc>formula</svg:desc></draw:frame></text:span></text:p>
            <text:p text:style-name="P22"><text:span text:style-name="T35">where </text:span><text:span text:style-name="T35"><draw:frame draw:style-name="fr1" draw:name="Object53" text:anchor-type="as-char" svg:y="-0.377cm" svg:width="0.573cm" svg:height="0.533cm" draw:z-index="58"><draw:object xlink:href="./Object 59" xlink:type="simple" xlink:show="embed" xlink:actuate="onLoad"/><draw:image xlink:href="./ObjectReplacements/Object 59" xlink:type="simple" xlink:show="embed" xlink:actuate="onLoad"/></draw:frame></text:span><text:span text:style-name="T35"> is the sample mean,</text:span><text:span text:style-name="T35"><draw:frame draw:style-name="fr1" draw:name="Object54" text:anchor-type="as-char" svg:y="-0.713cm" svg:width="2.201cm" svg:height="1.139cm" draw:z-index="59"><draw:object xlink:href="./Object 60" xlink:type="simple" xlink:show="embed" xlink:actuate="onLoad"/><draw:image xlink:href="./ObjectReplacements/Object 60" xlink:type="simple" xlink:show="embed" xlink:actuate="onLoad"/><svg:desc>formula</svg:desc></draw:frame></text:span><text:span text:style-name="T35">.</text:span></text:p>
            <text:p text:style-name="P23"><text:span text:style-name="T35">Using matrix identity</text:span><text:span text:style-name="T35"><draw:frame draw:style-name="fr1" draw:name="Object55" text:anchor-type="as-char" svg:y="-0.437cm" svg:width="7.461cm" svg:height="0.557cm" draw:z-index="60"><draw:object xlink:href="./Object 61" xlink:type="simple" xlink:show="embed" xlink:actuate="onLoad"/><draw:image xlink:href="./ObjectReplacements/Object 61" xlink:type="simple" xlink:show="embed" xlink:actuate="onLoad"/></draw:frame></text:span><text:span text:style-name="T35">, we have analogous to (8),</text:span></text:p>
            <text:p text:style-name="P21"><text:span text:style-name="T35"><draw:frame draw:style-name="fr1" draw:name="Object56" text:anchor-type="as-char" svg:y="-0.681cm" svg:width="7.101cm" svg:height="1.06cm" draw:z-index="61"><draw:object xlink:href="./Object 62" xlink:type="simple" xlink:show="embed" xlink:actuate="onLoad"/><draw:image xlink:href="./ObjectReplacements/Object 62" xlink:type="simple" xlink:show="embed" xlink:actuate="onLoad"/><svg:desc>formula</svg:desc></draw:frame></text:span><text:span text:style-name="T35">and</text:span><text:span text:style-name="T35"><draw:frame draw:style-name="fr1" draw:name="Object57" text:anchor-type="as-char" svg:y="-0.681cm" svg:width="4.071cm" svg:height="1.06cm" draw:z-index="62"><draw:object xlink:href="./Object 63" xlink:type="simple" xlink:show="embed" xlink:actuate="onLoad"/><draw:image xlink:href="./ObjectReplacements/Object 63" xlink:type="simple" xlink:show="embed" xlink:actuate="onLoad"/><svg:desc>formula</svg:desc></draw:frame></text:span><text:span text:style-name="T35">.</text:span></text:p>
            <text:p text:style-name="P24"><text:span text:style-name="T35">Finally we can solve</text:span><text:span text:style-name="T35"><draw:frame draw:style-name="fr1" draw:name="Object58" text:anchor-type="as-char" svg:y="-0.386cm" svg:width="1.489cm" svg:height="0.506cm" draw:z-index="63"><draw:object xlink:href="./Object 64" xlink:type="simple" xlink:show="embed" xlink:actuate="onLoad"/><draw:image xlink:href="./ObjectReplacements/Object 64" xlink:type="simple" xlink:show="embed" xlink:actuate="onLoad"/><svg:desc>formula</svg:desc></draw:frame></text:span><text:span text:style-name="T35">using (1), (9) and (10) as in the univariate case.</text:span></text:p>
            <text:p text:style-name="P42">Thus, as with univariate case, we have,</text:p>
            <text:p text:style-name="P25"><text:span text:style-name="T35"><draw:frame draw:style-name="fr1" draw:name="Object59" text:anchor-type="as-char" svg:y="-0.386cm" svg:width="4.179cm" svg:height="0.54cm" draw:z-index="64"><draw:object xlink:href="./Object 65" xlink:type="simple" xlink:show="embed" xlink:actuate="onLoad"/><draw:image xlink:href="./ObjectReplacements/Object 65" xlink:type="simple" xlink:show="embed" xlink:actuate="onLoad"/></draw:frame></text:span><text:span text:style-name="T35">.</text:span></text:p>
          </table:table-cell>
          <table:table-cell table:style-name="Table5.B1" office:value-type="string">
            <text:p text:style-name="P58"/>
            <text:p text:style-name="P58"/>
            <text:p text:style-name="P58"/>
            <text:p text:style-name="P58"/>
            <text:p text:style-name="P58"/>
            <text:p text:style-name="P71">(4)</text:p>
            <text:p text:style-name="P71"/>
            <text:p text:style-name="P71"/>
            <text:p text:style-name="P71"/>
            <text:p text:style-name="P71"><text:soft-page-break/></text:p>
            <text:p text:style-name="P71"/>
            <text:p text:style-name="P71"/>
            <text:p text:style-name="P72">(9)</text:p>
            <text:p text:style-name="P72"/>
            <text:p text:style-name="P72"/>
            <text:p text:style-name="P72"/>
            <text:p text:style-name="P72"/>
            <text:p text:style-name="P72"/>
            <text:p text:style-name="P72"/>
            <text:p text:style-name="P72"/>
            <text:p text:style-name="P72">(10)</text:p>
          </table:table-cell>
        </table:table-row>
      </table:table>
      <text:list xml:id="list5961651668591217129" text:style-name="L3">
        <text:list-header>
          <text:p text:style-name="P89"/>
        </text:list-header>
        <text:list-item>
          <text:p text:style-name="P89">PCA, LDA on Dorothea dataset, and Gaussian Naive Bayes Classifier:</text:p>
        </text:list-item>
      </text:list>
      <text:p text:style-name="P44"/>
      <text:p text:style-name="P90">Used all 100000 features, 50000 of which are probes. </text:p>
      <text:p text:style-name="P90"><text:span text:style-name="T50"/></text:p>
      <text:p text:style-name="P90"><text:span text:style-name="T50">Python Implementation:</text:span></text:p>
      <text:p text:style-name="P90"><text:span text:style-name="T50"/></text:p>
      <table:table table:name="Table7" table:style-name="Table7">
        <table:table-column table:style-name="Table7.A"/>
        <table:table-row>
          <table:table-cell table:style-name="Table7.A1" office:value-type="string">
            <text:p text:style-name="P81"># Imports</text:p>
            <text:p text:style-name="P52"><text:span text:style-name="T2">import</text:span> <text:span text:style-name="T6">pandas</text:span> <text:span text:style-name="T2">as</text:span> <text:span text:style-name="T6">pd</text:span></text:p>
            <text:p text:style-name="P52"><text:span text:style-name="T2">import</text:span> <text:span text:style-name="T6">numpy</text:span> <text:span text:style-name="T2">as</text:span> <text:span text:style-name="T6">np</text:span></text:p>
            <text:p text:style-name="P56"/>
            <text:p text:style-name="P52"><text:span text:style-name="T2">from</text:span> <text:span text:style-name="T6">warnings</text:span> <text:span text:style-name="T2">import</text:span> filterwarnings</text:p>
            <text:p text:style-name="P52"><text:span text:style-name="T2">from</text:span> <text:span text:style-name="T6">sklearn.metrics</text:span> <text:span text:style-name="T2">import</text:span> accuracy_score</text:p>
            <text:p text:style-name="P52"><text:span text:style-name="T2">from</text:span> <text:span text:style-name="T6">math</text:span> <text:span text:style-name="T2">import</text:span> log</text:p>
            <text:p text:style-name="P56"/>
            <text:p text:style-name="P54"># Disable warnings from being printed</text:p>
            <text:p text:style-name="P55"><text:span text:style-name="T14">filterwarnings(</text:span><text:span text:style-name="T19">'ignore'</text:span><text:span text:style-name="T14">)</text:span></text:p>
          </table:table-cell>
        </table:table-row>
        <table:table-row>
          <table:table-cell table:style-name="Table7.A2" office:value-type="string">
            <text:p text:style-name="P99">fileN <text:span text:style-name="T7">=</text:span> <text:span text:style-name="T7">800</text:span></text:p>
            <text:p text:style-name="P52">fileM <text:span text:style-name="T7">=</text:span> <text:span text:style-name="T7">100000</text:span></text:p>
            <text:p text:style-name="P56"/>
            <text:p text:style-name="P52"><text:span text:style-name="T2">def</text:span> <text:span text:style-name="T5">read_data</text:span>(filename):</text:p>
            <text:p text:style-name="P53"><text:s text:c="4"/><text:span text:style-name="T12">data </text:span><text:span text:style-name="T8">=</text:span><text:span text:style-name="T12"> pd</text:span><text:span text:style-name="T8">.</text:span><text:span text:style-name="T12">DataFrame(columns</text:span><text:span text:style-name="T8">=</text:span><text:span text:style-name="T4">range</text:span><text:span text:style-name="T12">(fileM))</text:span></text:p>
            <text:p text:style-name="P53"><text:s text:c="4"/><text:span text:style-name="T3">with</text:span><text:span text:style-name="T12"> </text:span><text:span text:style-name="T4">open</text:span><text:span text:style-name="T12">(filename, </text:span><text:span text:style-name="T10">'r'</text:span><text:span text:style-name="T12">) </text:span><text:span text:style-name="T3">as</text:span><text:span text:style-name="T12"> datafile:</text:span></text:p>
            <text:p text:style-name="P53"><text:s text:c="8"/><text:span text:style-name="T12">lines </text:span><text:span text:style-name="T8">=</text:span><text:span text:style-name="T12"> datafile</text:span><text:span text:style-name="T8">.</text:span><text:span text:style-name="T12">readlines()</text:span></text:p>
            <text:p text:style-name="P53"><text:s text:c="8"/><text:span text:style-name="T3">for</text:span><text:span text:style-name="T12"> i </text:span><text:span text:style-name="T28">in</text:span><text:span text:style-name="T12"> </text:span><text:span text:style-name="T4">range</text:span><text:span text:style-name="T12">(</text:span><text:span text:style-name="T4">len</text:span><text:span text:style-name="T12">(lines)):</text:span></text:p>
            <text:p text:style-name="P53"><text:s text:c="12"/><text:span text:style-name="T12">record </text:span><text:span text:style-name="T8">=</text:span><text:span text:style-name="T12"> np</text:span><text:span text:style-name="T8">.</text:span><text:span text:style-name="T12">fromstring(lines[i], dtype</text:span><text:span text:style-name="T8">=</text:span><text:span text:style-name="T4">int</text:span><text:span text:style-name="T12">, sep</text:span><text:span text:style-name="T8">=</text:span><text:span text:style-name="T10">' '</text:span><text:span text:style-name="T12">)</text:span></text:p>
            <text:p text:style-name="P53"><text:s text:c="12"/><text:span text:style-name="T12">record_bool </text:span><text:span text:style-name="T8">=</text:span><text:span text:style-name="T12"> [</text:span><text:span text:style-name="T8">0</text:span><text:span text:style-name="T12"> </text:span><text:span text:style-name="T3">for</text:span><text:span text:style-name="T12"> i </text:span><text:span text:style-name="T28">in</text:span><text:span text:style-name="T12"> </text:span><text:span text:style-name="T4">range</text:span><text:span text:style-name="T12">(fileM)]</text:span></text:p>
            <text:p text:style-name="P53"><text:s text:c="12"/><text:span text:style-name="T3">for</text:span><text:span text:style-name="T12"> col </text:span><text:span text:style-name="T28">in</text:span><text:span text:style-name="T12"> record:</text:span></text:p>
            <text:p text:style-name="P53"><text:s text:c="16"/><text:span text:style-name="T12">record_bool[col</text:span><text:span text:style-name="T8">-1</text:span><text:span text:style-name="T12">] </text:span><text:span text:style-name="T8">=</text:span><text:span text:style-name="T12"> </text:span><text:span text:style-name="T8">1</text:span></text:p>
            <text:p text:style-name="P53"><text:s text:c="12"/><text:span text:style-name="T12">data</text:span><text:span text:style-name="T8">.</text:span><text:span text:style-name="T12">loc[i] </text:span><text:span text:style-name="T8">=</text:span><text:span text:style-name="T12"> record_bool</text:span></text:p>
            <text:p text:style-name="P53"><text:s text:c="4"/><text:span text:style-name="T3">return</text:span><text:span text:style-name="T12"> data</text:span></text:p>
            <text:p text:style-name="P56"/>
            <text:p text:style-name="P52"><text:span text:style-name="T2">def</text:span> <text:span text:style-name="T5">read_labels</text:span>(filename):</text:p>
            <text:p text:style-name="P53"><text:s text:c="4"/><text:span text:style-name="T12">labels </text:span><text:span text:style-name="T8">=</text:span><text:span text:style-name="T12"> []</text:span></text:p>
            <text:p text:style-name="P53"><text:s text:c="4"/><text:span text:style-name="T3">with</text:span><text:span text:style-name="T12"> </text:span><text:span text:style-name="T4">open</text:span><text:span text:style-name="T12">(filename, </text:span><text:span text:style-name="T10">'r'</text:span><text:span text:style-name="T12">) </text:span><text:span text:style-name="T3">as</text:span><text:span text:style-name="T12"> datafile:</text:span></text:p>
            <text:p text:style-name="P53"><text:s text:c="8"/><text:span text:style-name="T12">lines </text:span><text:span text:style-name="T8">=</text:span><text:span text:style-name="T12"> datafile</text:span><text:span text:style-name="T8">.</text:span><text:span text:style-name="T12">readlines()</text:span></text:p>
            <text:p text:style-name="P53"><text:s text:c="8"/><text:span text:style-name="T3">for</text:span><text:span text:style-name="T12"> line </text:span><text:span text:style-name="T28">in</text:span><text:span text:style-name="T12"> lines:</text:span></text:p>
            <text:p text:style-name="P53"><text:s text:c="12"/><text:span text:style-name="T12">labels</text:span><text:span text:style-name="T8">.</text:span><text:span text:style-name="T12">append(np</text:span><text:span text:style-name="T8">.</text:span><text:span text:style-name="T12">fromstring(line, dtype</text:span><text:span text:style-name="T8">=</text:span><text:span text:style-name="T4">int</text:span><text:span text:style-name="T12">, sep</text:span><text:span text:style-name="T8">=</text:span><text:span text:style-name="T10">' '</text:span><text:span text:style-name="T12">)[</text:span><text:span text:style-name="T8">0</text:span><text:span text:style-name="T12">])</text:span></text:p>
            <text:p text:style-name="P53"><text:s text:c="4"/><text:span text:style-name="T3">return</text:span><text:span text:style-name="T12"> labels</text:span></text:p>
            <text:p text:style-name="P56"/>
            <text:p text:style-name="P54"># Read the data into dataframe</text:p>
            <text:p text:style-name="P52">train_data <text:span text:style-name="T7">=</text:span> read_data(<text:span text:style-name="T9">"dorothea/dorothea_train.data"</text:span>)</text:p>
            <text:p text:style-name="P52">valid_data <text:span text:style-name="T7">=</text:span> read_data(<text:span text:style-name="T9">"dorothea/dorothea_valid.data"</text:span>)</text:p>
            <text:p text:style-name="P56"/>
            <text:p text:style-name="P54"># Get the labels of the train data</text:p>
            <text:p text:style-name="P52">train_data_labels <text:span text:style-name="T7">=</text:span> read_labels(<text:span text:style-name="T9">"dorothea/dorothea_train.labels"</text:span>)</text:p>
            <text:p text:style-name="P55"><text:span text:style-name="T14">valid_data_labels </text:span><text:span text:style-name="T17">=</text:span><text:span text:style-name="T14"> read_labels(</text:span><text:span text:style-name="T19">"dorothea/dorothea_valid.labels"</text:span><text:span text:style-name="T14">)</text:span></text:p>
          </table:table-cell>
        </table:table-row>
        <table:table-row>
          <table:table-cell table:style-name="Table7.A2" office:value-type="string">
            <text:p text:style-name="P81"># Compute data which is constant in different runs of pca, i.e. eigenvectors</text:p>
            <text:p text:style-name="P56"/>
            <text:p text:style-name="P52"><text:span text:style-name="T2">def</text:span> <text:span text:style-name="T5">compute_eigenvectors</text:span>(data):</text:p>
            <text:p text:style-name="P53"><text:s text:c="4"/></text:p>
            <text:p text:style-name="P53"><text:s text:c="4"/><text:span text:style-name="T27"># Center the data around mean</text:span></text:p>
            <text:p text:style-name="P53"><text:s text:c="4"/><text:span text:style-name="T12">data_centered </text:span><text:span text:style-name="T8">=</text:span><text:span text:style-name="T12"> data </text:span><text:span text:style-name="T8">-</text:span><text:span text:style-name="T12"> np</text:span><text:span text:style-name="T8">.</text:span><text:span text:style-name="T12">mean(data, axis</text:span><text:span text:style-name="T8">=0</text:span><text:span text:style-name="T12">)</text:span></text:p>
            <text:p text:style-name="P56"/>
            <text:p text:style-name="P53"><text:s text:c="4"/><text:span text:style-name="T27"># Compute the covariance matrix (xx' i.e nXn), and find eigenvalues and eigenvectors</text:span></text:p>
            <text:p text:style-name="P53"><text:soft-page-break/><text:s text:c="4"/><text:span text:style-name="T12">cov_matrix </text:span><text:span text:style-name="T8">=</text:span><text:span text:style-name="T12"> data_centered</text:span><text:span text:style-name="T8">.</text:span><text:span text:style-name="T12">transpose()</text:span><text:span text:style-name="T8">.</text:span><text:span text:style-name="T12">cov()</text:span></text:p>
            <text:p text:style-name="P53"><text:s text:c="4"/><text:span text:style-name="T12">eigenvalues, eigenvectors </text:span><text:span text:style-name="T8">=</text:span><text:span text:style-name="T12"> np</text:span><text:span text:style-name="T8">.</text:span><text:span text:style-name="T12">linalg</text:span><text:span text:style-name="T8">.</text:span><text:span text:style-name="T12">eig(cov_matrix)</text:span></text:p>
            <text:p text:style-name="P56"/>
            <text:p text:style-name="P53"><text:s text:c="4"/><text:span text:style-name="T27"># Now eigenvectors of x'x matrix can be obtained from these by multiplying by x', eigenvalues remain same</text:span></text:p>
            <text:p text:style-name="P53"><text:s text:c="4"/><text:span text:style-name="T12">eigenvectors </text:span><text:span text:style-name="T8">=</text:span><text:span text:style-name="T12"> np</text:span><text:span text:style-name="T8">.</text:span><text:span text:style-name="T12">dot(np</text:span><text:span text:style-name="T8">.</text:span><text:span text:style-name="T12">transpose(data_centered), eigenvectors)</text:span></text:p>
            <text:p text:style-name="P56"/>
            <text:p text:style-name="P53"><text:s text:c="4"/><text:span text:style-name="T27"># Sort the eigenvectors in decreasing order of eigenvalues</text:span></text:p>
            <text:p text:style-name="P53"><text:s text:c="4"/><text:span text:style-name="T12">sort_order </text:span><text:span text:style-name="T8">=</text:span><text:span text:style-name="T12"> np</text:span><text:span text:style-name="T8">.</text:span><text:span text:style-name="T12">argsort(eigenvalues)[::</text:span><text:span text:style-name="T8">-1</text:span><text:span text:style-name="T12">]</text:span></text:p>
            <text:p text:style-name="P53"><text:s text:c="4"/><text:span text:style-name="T12">new_eigenvectors </text:span><text:span text:style-name="T8">=</text:span><text:span text:style-name="T12"> np</text:span><text:span text:style-name="T8">.</text:span><text:span text:style-name="T12">zeros(eigenvectors</text:span><text:span text:style-name="T8">.</text:span><text:span text:style-name="T12">shape)</text:span></text:p>
            <text:p text:style-name="P53"><text:s text:c="4"/><text:span text:style-name="T3">for</text:span><text:span text:style-name="T12"> i </text:span><text:span text:style-name="T28">in</text:span><text:span text:style-name="T12"> </text:span><text:span text:style-name="T4">range</text:span><text:span text:style-name="T12">(eigenvalues</text:span><text:span text:style-name="T8">.</text:span><text:span text:style-name="T12">shape[</text:span><text:span text:style-name="T8">0</text:span><text:span text:style-name="T12">]):</text:span></text:p>
            <text:p text:style-name="P53"><text:s text:c="8"/><text:span text:style-name="T12">new_eigenvectors[:, i] </text:span><text:span text:style-name="T8">=</text:span><text:span text:style-name="T12"> eigenvectors[:, sort_order[i]]</text:span></text:p>
            <text:p text:style-name="P53"><text:s text:c="8"/></text:p>
            <text:p text:style-name="P56"><text:span text:style-name="T13"><text:s text:c="4"/></text:span><text:span text:style-name="T22">return</text:span><text:span text:style-name="T16"> new_eigenvectors</text:span></text:p>
          </table:table-cell>
        </table:table-row>
        <table:table-row>
          <table:table-cell table:style-name="Table7.A2" office:value-type="string">
            <text:p text:style-name="P102"><text:span text:style-name="T11"># Get data in the new feature space of reduced dimensionality.</text:span></text:p>
            <text:p text:style-name="P52"><text:span text:style-name="T2">def</text:span> <text:span text:style-name="T5">pca_</text:span>(data, new_eigenvectors, k):</text:p>
            <text:p text:style-name="P53"><text:s text:c="4"/></text:p>
            <text:p text:style-name="P53"><text:s text:c="4"/><text:span text:style-name="T27"># Get first K eigenvectors</text:span></text:p>
            <text:p text:style-name="P53"><text:s text:c="4"/><text:span text:style-name="T12">eigenvectors_firstK </text:span><text:span text:style-name="T8">=</text:span><text:span text:style-name="T12"> new_eigenvectors[:, :k]</text:span></text:p>
            <text:p text:style-name="P53"><text:s text:c="4"/></text:p>
            <text:p text:style-name="P53"><text:s text:c="4"/><text:span text:style-name="T27"># Get data in reduced dimension space</text:span></text:p>
            <text:p text:style-name="P53"><text:s text:c="4"/><text:span text:style-name="T12">projected_data </text:span><text:span text:style-name="T8">=</text:span><text:span text:style-name="T12"> np</text:span><text:span text:style-name="T8">.</text:span><text:span text:style-name="T12">dot(data, eigenvectors_firstK)</text:span></text:p>
            <text:p text:style-name="P53"><text:s text:c="4"/></text:p>
            <text:p text:style-name="P56"><text:span text:style-name="T13"><text:s text:c="4"/></text:span><text:span text:style-name="T22">return</text:span><text:span text:style-name="T16"> pd</text:span><text:span text:style-name="T18">.</text:span><text:span text:style-name="T16">DataFrame(projected_data)</text:span></text:p>
          </table:table-cell>
        </table:table-row>
        <table:table-row>
          <table:table-cell table:style-name="Table7.A2" office:value-type="string">
            <text:p text:style-name="P52"><text:span text:style-name="T2">def</text:span> <text:span text:style-name="T5">GNBC</text:span>(train, valid):</text:p>
            <text:p text:style-name="P53"><text:s text:c="4"/></text:p>
            <text:p text:style-name="P53"><text:s text:c="4"/><text:span text:style-name="T27"># Separate the classes</text:span></text:p>
            <text:p text:style-name="P53"><text:s text:c="4"/><text:span text:style-name="T12">class_m </text:span><text:span text:style-name="T8">=</text:span><text:span text:style-name="T12"> train[train[</text:span><text:span text:style-name="T10">"labels"</text:span><text:span text:style-name="T12">] </text:span><text:span text:style-name="T8">==</text:span><text:span text:style-name="T12"> </text:span><text:span text:style-name="T8">-1</text:span><text:span text:style-name="T12">]</text:span></text:p>
            <text:p text:style-name="P53"><text:s text:c="4"/><text:span text:style-name="T12">class_p </text:span><text:span text:style-name="T8">=</text:span><text:span text:style-name="T12"> train[train[</text:span><text:span text:style-name="T10">"labels"</text:span><text:span text:style-name="T12">] </text:span><text:span text:style-name="T8">==</text:span><text:span text:style-name="T12"> </text:span><text:span text:style-name="T8">1</text:span><text:span text:style-name="T12">]</text:span></text:p>
            <text:p text:style-name="P53"><text:s text:c="4"/></text:p>
            <text:p text:style-name="P53"><text:s text:c="4"/><text:span text:style-name="T27"># Calculate prior probabilities for both classes</text:span></text:p>
            <text:p text:style-name="P53"><text:s text:c="4"/><text:span text:style-name="T12">prior_m </text:span><text:span text:style-name="T8">=</text:span><text:span text:style-name="T12"> class_m</text:span><text:span text:style-name="T8">.</text:span><text:span text:style-name="T12">shape[</text:span><text:span text:style-name="T8">0</text:span><text:span text:style-name="T12">]</text:span><text:span text:style-name="T8">/</text:span><text:span text:style-name="T12">train</text:span><text:span text:style-name="T8">.</text:span><text:span text:style-name="T12">shape[</text:span><text:span text:style-name="T8">0</text:span><text:span text:style-name="T12">]</text:span></text:p>
            <text:p text:style-name="P53"><text:s text:c="4"/><text:span text:style-name="T12">prior_p </text:span><text:span text:style-name="T8">=</text:span><text:span text:style-name="T12"> class_p</text:span><text:span text:style-name="T8">.</text:span><text:span text:style-name="T12">shape[</text:span><text:span text:style-name="T8">0</text:span><text:span text:style-name="T12">]</text:span><text:span text:style-name="T8">/</text:span><text:span text:style-name="T12">train</text:span><text:span text:style-name="T8">.</text:span><text:span text:style-name="T12">shape[</text:span><text:span text:style-name="T8">0</text:span><text:span text:style-name="T12">]</text:span></text:p>
            <text:p text:style-name="P53"><text:s text:c="4"/></text:p>
            <text:p text:style-name="P53"><text:s text:c="4"/><text:span text:style-name="T27"># Calculate variances for all features</text:span></text:p>
            <text:p text:style-name="P53"><text:s text:c="4"/><text:span text:style-name="T12">var_m </text:span><text:span text:style-name="T8">=</text:span><text:span text:style-name="T12"> np</text:span><text:span text:style-name="T8">.</text:span><text:span text:style-name="T12">var(class_m, axis</text:span><text:span text:style-name="T8">=0</text:span><text:span text:style-name="T12">)</text:span></text:p>
            <text:p text:style-name="P53"><text:s text:c="4"/><text:span text:style-name="T12">var_p </text:span><text:span text:style-name="T8">=</text:span><text:span text:style-name="T12"> np</text:span><text:span text:style-name="T8">.</text:span><text:span text:style-name="T12">var(class_p, axis</text:span><text:span text:style-name="T8">=0</text:span><text:span text:style-name="T12">)</text:span></text:p>
            <text:p text:style-name="P53"><text:s text:c="4"/></text:p>
            <text:p text:style-name="P53"><text:s text:c="4"/><text:span text:style-name="T27"># Calculate mean for all features</text:span></text:p>
            <text:p text:style-name="P53"><text:s text:c="4"/><text:span text:style-name="T12">mean_m </text:span><text:span text:style-name="T8">=</text:span><text:span text:style-name="T12"> np</text:span><text:span text:style-name="T8">.</text:span><text:span text:style-name="T12">mean(class_m, axis</text:span><text:span text:style-name="T8">=0</text:span><text:span text:style-name="T12">)</text:span></text:p>
            <text:p text:style-name="P53"><text:s text:c="4"/><text:span text:style-name="T12">mean_p </text:span><text:span text:style-name="T8">=</text:span><text:span text:style-name="T12"> np</text:span><text:span text:style-name="T8">.</text:span><text:span text:style-name="T12">mean(class_p, axis</text:span><text:span text:style-name="T8">=0</text:span><text:span text:style-name="T12">)</text:span></text:p>
            <text:p text:style-name="P56"/>
            <text:p text:style-name="P53"><text:s text:c="4"/><text:span text:style-name="T27"># Predict</text:span></text:p>
            <text:p text:style-name="P53"><text:s text:c="4"/><text:span text:style-name="T12">results </text:span><text:span text:style-name="T8">=</text:span><text:span text:style-name="T12"> []</text:span></text:p>
            <text:p text:style-name="P56"/>
            <text:p text:style-name="P53"><text:s text:c="4"/><text:span text:style-name="T3">for</text:span><text:span text:style-name="T12"> i </text:span><text:span text:style-name="T28">in</text:span><text:span text:style-name="T12"> </text:span><text:span text:style-name="T4">range</text:span><text:span text:style-name="T12">(valid</text:span><text:span text:style-name="T8">.</text:span><text:span text:style-name="T12">shape[</text:span><text:span text:style-name="T8">0</text:span><text:span text:style-name="T12">]):</text:span></text:p>
            <text:p text:style-name="P56"/>
            <text:p text:style-name="P53"><text:s text:c="8"/><text:span text:style-name="T12">posterior_m </text:span><text:span text:style-name="T8">=</text:span><text:span text:style-name="T12"> log(prior_m)</text:span></text:p>
            <text:p text:style-name="P53"><text:s text:c="8"/><text:span text:style-name="T12">posterior_p </text:span><text:span text:style-name="T8">=</text:span><text:span text:style-name="T12"> log(prior_p)</text:span></text:p>
            <text:p text:style-name="P53"><text:s text:c="8"/></text:p>
            <text:p text:style-name="P53"><text:s text:c="8"/><text:span text:style-name="T3">for</text:span><text:span text:style-name="T12"> j </text:span><text:span text:style-name="T28">in</text:span><text:span text:style-name="T12"> </text:span><text:span text:style-name="T4">range</text:span><text:span text:style-name="T12">(valid</text:span><text:span text:style-name="T8">.</text:span><text:span text:style-name="T12">shape[</text:span><text:span text:style-name="T8">1</text:span><text:span text:style-name="T12">]</text:span><text:span text:style-name="T8">-1</text:span><text:span text:style-name="T12">):</text:span></text:p>
            <text:p text:style-name="P53"><text:s text:c="12"/><text:span text:style-name="T12">cur_x </text:span><text:span text:style-name="T8">=</text:span><text:span text:style-name="T12"> valid</text:span><text:span text:style-name="T8">.</text:span><text:span text:style-name="T12">loc[i, j]</text:span></text:p>
            <text:p text:style-name="P53"><text:s text:c="12"/><text:span text:style-name="T12">posterior_m </text:span><text:span text:style-name="T8">=</text:span><text:span text:style-name="T12"> posterior_m </text:span><text:span text:style-name="T8">+</text:span><text:span text:style-name="T12"> (</text:span><text:span text:style-name="T8">-0.5</text:span><text:span text:style-name="T12"> </text:span><text:span text:style-name="T8">*</text:span><text:span text:style-name="T12"> (((cur_x </text:span><text:span text:style-name="T8">-</text:span><text:span text:style-name="T12"> mean_m[j])</text:span><text:span text:style-name="T8">**2</text:span><text:span text:style-name="T12">) </text:span><text:span text:style-name="T8">/</text:span><text:span text:style-name="T12"> var_m[j])) </text:span><text:span text:style-name="T8">-</text:span><text:span text:style-name="T12"> </text:span><text:span text:style-name="T8">0.5*</text:span><text:span text:style-name="T12">log(var_m[j])</text:span></text:p>
            <text:p text:style-name="P53"><text:s text:c="12"/><text:span text:style-name="T12">posterior_p </text:span><text:span text:style-name="T8">=</text:span><text:span text:style-name="T12"> posterior_p </text:span><text:span text:style-name="T8">+</text:span><text:span text:style-name="T12"> (</text:span><text:span text:style-name="T8">-0.5</text:span><text:span text:style-name="T12"> </text:span><text:span text:style-name="T8">*</text:span><text:span text:style-name="T12"> (((cur_x </text:span><text:span text:style-name="T8">-</text:span><text:span text:style-name="T12"> mean_p[j])</text:span><text:span text:style-name="T8">**2</text:span><text:span text:style-name="T12">) </text:span><text:span text:style-name="T8">/</text:span><text:span text:style-name="T12"> var_p[j])) </text:span><text:span text:style-name="T8">-</text:span><text:span text:style-name="T12"> </text:span><text:span text:style-name="T8">0.5*</text:span><text:span text:style-name="T12">log(var_p[j])</text:span></text:p>
            <text:p text:style-name="P56"/>
            <text:p text:style-name="P53"><text:s text:c="8"/><text:span text:style-name="T3">if</text:span><text:span text:style-name="T12"> posterior_m </text:span><text:span text:style-name="T8">&gt;=</text:span><text:span text:style-name="T12"> posterior_p:</text:span></text:p>
            <text:p text:style-name="P53"><text:s text:c="12"/><text:span text:style-name="T12">cur_class </text:span><text:span text:style-name="T8">=</text:span><text:span text:style-name="T12"> </text:span><text:span text:style-name="T8">-1</text:span></text:p>
            <text:p text:style-name="P53"><text:s text:c="8"/><text:span text:style-name="T3">else</text:span><text:span text:style-name="T12">:</text:span></text:p>
            <text:p text:style-name="P53"><text:s text:c="12"/><text:span text:style-name="T12">cur_class </text:span><text:span text:style-name="T8">=</text:span><text:span text:style-name="T12"> </text:span><text:span text:style-name="T8">1</text:span></text:p>
            <text:p text:style-name="P53"><text:s text:c="4"/></text:p>
            <text:p text:style-name="P53"><text:s text:c="8"/><text:span text:style-name="T12">results</text:span><text:span text:style-name="T8">.</text:span><text:span text:style-name="T12">append(cur_class)</text:span></text:p>
            <text:p text:style-name="P53"><text:s text:c="8"/></text:p>
            <text:p text:style-name="P53"><text:s text:c="4"/><text:span text:style-name="T27"># Calculate accuracy</text:span></text:p>
            <text:p text:style-name="P56"><text:span text:style-name="T13"><text:s text:c="4"/></text:span><text:span text:style-name="T22">return</text:span><text:span text:style-name="T16"> accuracy_score(valid[</text:span><text:span text:style-name="T20">"labels"</text:span><text:span text:style-name="T16">], results)</text:span></text:p>
          </table:table-cell>
        </table:table-row>
        <table:table-row>
          <table:table-cell table:style-name="Table7.A2" office:value-type="string">
            <text:p text:style-name="P99"><text:span text:style-name="T2">def</text:span> <text:span text:style-name="T5">iterate_pca</text:span>(train_data, valid_data, train_data_labels, valid_data_labels):</text:p>
            <text:p text:style-name="P53"><text:s text:c="4"/></text:p>
            <text:p text:style-name="P53"><text:s text:c="4"/><text:span text:style-name="T12">accuracies </text:span><text:span text:style-name="T8">=</text:span><text:span text:style-name="T12"> []</text:span></text:p>
            <text:p text:style-name="P53"><text:s text:c="4"/></text:p>
            <text:p text:style-name="P53"><text:s text:c="4"/><text:span text:style-name="T12">kl </text:span><text:span text:style-name="T8">=</text:span><text:span text:style-name="T12"> [</text:span><text:span text:style-name="T8">100</text:span><text:span text:style-name="T12">, </text:span><text:span text:style-name="T8">500</text:span><text:span text:style-name="T12">, </text:span><text:span text:style-name="T8">800</text:span><text:span text:style-name="T12">]</text:span></text:p>
            <text:p text:style-name="P53"><text:s text:c="4"/></text:p>
            <text:p text:style-name="P53"><text:s text:c="4"/><text:span text:style-name="T12">new_eigenvectors_train </text:span><text:span text:style-name="T8">=</text:span><text:span text:style-name="T12"> compute_eigenvectors(train_data)</text:span></text:p>
            <text:p text:style-name="P53"><text:s text:c="4"/><text:span text:style-name="T12">new_eigenvectors_valid </text:span><text:span text:style-name="T8">=</text:span><text:span text:style-name="T12"> compute_eigenvectors(valid_data)</text:span></text:p>
            <text:p text:style-name="P53"><text:s text:c="4"/></text:p>
            <text:p text:style-name="P53"><text:s text:c="4"/><text:span text:style-name="T3">for</text:span><text:span text:style-name="T12"> k </text:span><text:span text:style-name="T28">in</text:span><text:span text:style-name="T12"> kl:</text:span></text:p>
            <text:p text:style-name="P53"><text:s text:c="8"/><text:span text:style-name="T12">projected_train </text:span><text:span text:style-name="T8">=</text:span><text:span text:style-name="T12"> pca_(train_data, new_eigenvectors_train, k)</text:span></text:p>
            <text:p text:style-name="P53"><text:s text:c="8"/><text:span text:style-name="T12">projected_valid </text:span><text:span text:style-name="T8">=</text:span><text:span text:style-name="T12"> pca_(valid_data, new_eigenvectors_valid, k)</text:span></text:p>
            <text:p text:style-name="P53"><text:s text:c="4"/></text:p>
            <text:p text:style-name="P53"><text:s text:c="8"/><text:span text:style-name="T12">projected_train[</text:span><text:span text:style-name="T10">"labels"</text:span><text:span text:style-name="T12">] </text:span><text:span text:style-name="T8">=</text:span><text:span text:style-name="T12"> train_data_labels</text:span></text:p>
            <text:p text:style-name="P53"><text:s text:c="8"/><text:span text:style-name="T12">projected_valid[</text:span><text:span text:style-name="T10">"labels"</text:span><text:span text:style-name="T12">] </text:span><text:span text:style-name="T8">=</text:span><text:span text:style-name="T12"> valid_data_labels</text:span></text:p>
            <text:p text:style-name="P56"/>
            <text:p text:style-name="P53"><text:s text:c="8"/><text:span text:style-name="T12">cur_accuracy </text:span><text:span text:style-name="T8">=</text:span><text:span text:style-name="T12"> GNBC_pca(projected_train, projected_valid)</text:span></text:p>
            <text:p text:style-name="P53"><text:s text:c="8"/><text:span text:style-name="T12">accuracies</text:span><text:span text:style-name="T8">.</text:span><text:span text:style-name="T12">append(cur_accuracy)</text:span></text:p>
            <text:p text:style-name="P53"><text:s text:c="8"/></text:p>
            <text:p text:style-name="P53"><text:s text:c="4"/><text:span text:style-name="T4">print</text:span><text:span text:style-name="T12">(</text:span><text:span text:style-name="T10">"Statistics"</text:span><text:span text:style-name="T12">)</text:span></text:p>
            <text:p text:style-name="P53"><text:s text:c="4"/><text:span text:style-name="T4">print</text:span><text:span text:style-name="T12">(</text:span><text:span text:style-name="T8">100</text:span><text:span text:style-name="T12">, accuracies[</text:span><text:span text:style-name="T8">0</text:span><text:span text:style-name="T12">])</text:span></text:p>
            <text:p text:style-name="P53"><text:soft-page-break/><text:s text:c="4"/><text:span text:style-name="T4">print</text:span><text:span text:style-name="T12">(</text:span><text:span text:style-name="T8">500</text:span><text:span text:style-name="T12">, accuracies[</text:span><text:span text:style-name="T8">1</text:span><text:span text:style-name="T12">])</text:span></text:p>
            <text:p text:style-name="P53"><text:s text:c="4"/><text:span text:style-name="T4">print</text:span><text:span text:style-name="T12">(</text:span><text:span text:style-name="T8">800</text:span><text:span text:style-name="T12">, accuracies[</text:span><text:span text:style-name="T8">2</text:span><text:span text:style-name="T12">])</text:span></text:p>
            <text:p text:style-name="P53"><text:s text:c="4"/></text:p>
            <text:p text:style-name="P55"><text:span text:style-name="T14">iterate_</text:span><text:span text:style-name="T15">pca</text:span><text:span text:style-name="T14">(train_data, valid_data, train_data_labels, valid_data_labels)</text:span></text:p>
          </table:table-cell>
        </table:table-row>
        <table:table-row>
          <table:table-cell table:style-name="Table7.A2" office:value-type="string">
            <text:p text:style-name="P99"><text:span text:style-name="T2">def</text:span> <text:span text:style-name="T5">lda_</text:span>(data):</text:p>
            <text:p text:style-name="P53"><text:s text:c="4"/><text:span text:style-name="T27"># Separate the train data classwise.</text:span></text:p>
            <text:p text:style-name="P53"><text:s text:c="4"/><text:span text:style-name="T12">class_m </text:span><text:span text:style-name="T8">=</text:span><text:span text:style-name="T12"> data[data[</text:span><text:span text:style-name="T10">"labels"</text:span><text:span text:style-name="T12">] </text:span><text:span text:style-name="T8">==</text:span><text:span text:style-name="T12"> </text:span><text:span text:style-name="T8">-1</text:span><text:span text:style-name="T12">]</text:span></text:p>
            <text:p text:style-name="P53"><text:s text:c="4"/><text:span text:style-name="T12">class_p </text:span><text:span text:style-name="T8">=</text:span><text:span text:style-name="T12"> data[data[</text:span><text:span text:style-name="T10">"labels"</text:span><text:span text:style-name="T12">] </text:span><text:span text:style-name="T8">==</text:span><text:span text:style-name="T12"> </text:span><text:span text:style-name="T8">1</text:span><text:span text:style-name="T12">]</text:span></text:p>
            <text:p text:style-name="P56"/>
            <text:p text:style-name="P53"><text:s text:c="4"/><text:span text:style-name="T27"># Drop the last labels column for matrix calculations</text:span></text:p>
            <text:p text:style-name="P53"><text:s text:c="4"/><text:span text:style-name="T12">class_m </text:span><text:span text:style-name="T8">=</text:span><text:span text:style-name="T12"> class_m</text:span><text:span text:style-name="T8">.</text:span><text:span text:style-name="T12">drop(</text:span><text:span text:style-name="T10">"labels"</text:span><text:span text:style-name="T12">, axis</text:span><text:span text:style-name="T8">=1</text:span><text:span text:style-name="T12">)</text:span></text:p>
            <text:p text:style-name="P53"><text:s text:c="4"/><text:span text:style-name="T12">class_p </text:span><text:span text:style-name="T8">=</text:span><text:span text:style-name="T12"> class_p</text:span><text:span text:style-name="T8">.</text:span><text:span text:style-name="T12">drop(</text:span><text:span text:style-name="T10">"labels"</text:span><text:span text:style-name="T12">, axis</text:span><text:span text:style-name="T8">=1</text:span><text:span text:style-name="T12">)</text:span></text:p>
            <text:p text:style-name="P56"/>
            <text:p text:style-name="P53"><text:s text:c="4"/><text:span text:style-name="T27"># Get scatter matrices for each class separately</text:span></text:p>
            <text:p text:style-name="P53"><text:s text:c="4"/><text:span text:style-name="T12">scatter_m </text:span><text:span text:style-name="T8">=</text:span><text:span text:style-name="T12"> np</text:span><text:span text:style-name="T8">.</text:span><text:span text:style-name="T12">cov(np</text:span><text:span text:style-name="T8">.</text:span><text:span text:style-name="T12">transpose(class_m))</text:span></text:p>
            <text:p text:style-name="P53"><text:s text:c="4"/><text:span text:style-name="T12">scatter_p </text:span><text:span text:style-name="T8">=</text:span><text:span text:style-name="T12"> np</text:span><text:span text:style-name="T8">.</text:span><text:span text:style-name="T12">cov(np</text:span><text:span text:style-name="T8">.</text:span><text:span text:style-name="T12">transpose(class_p))</text:span></text:p>
            <text:p text:style-name="P56"/>
            <text:p text:style-name="P53"><text:s text:c="4"/><text:span text:style-name="T27"># Compute means for each feature.</text:span></text:p>
            <text:p text:style-name="P53"><text:s text:c="4"/><text:span text:style-name="T12">mean_m </text:span><text:span text:style-name="T8">=</text:span><text:span text:style-name="T12"> np</text:span><text:span text:style-name="T8">.</text:span><text:span text:style-name="T12">mean(class_m, axis</text:span><text:span text:style-name="T8">=0</text:span><text:span text:style-name="T12">)</text:span></text:p>
            <text:p text:style-name="P53"><text:s text:c="4"/><text:span text:style-name="T12">mean_p </text:span><text:span text:style-name="T8">=</text:span><text:span text:style-name="T12"> np</text:span><text:span text:style-name="T8">.</text:span><text:span text:style-name="T12">mean(class_p, axis</text:span><text:span text:style-name="T8">=0</text:span><text:span text:style-name="T12">)</text:span></text:p>
            <text:p text:style-name="P53"><text:s text:c="4"/><text:span text:style-name="T12">mean_t </text:span><text:span text:style-name="T8">=</text:span><text:span text:style-name="T12"> np</text:span><text:span text:style-name="T8">.</text:span><text:span text:style-name="T12">mean(data, axis</text:span><text:span text:style-name="T8">=0</text:span><text:span text:style-name="T12">)</text:span></text:p>
            <text:p text:style-name="P53"><text:s text:c="4"/><text:span text:style-name="T12">mean_t </text:span><text:span text:style-name="T8">=</text:span><text:span text:style-name="T12"> mean_t</text:span><text:span text:style-name="T8">.</text:span><text:span text:style-name="T12">drop(</text:span><text:span text:style-name="T10">"labels"</text:span><text:span text:style-name="T12">)</text:span></text:p>
            <text:p text:style-name="P56"/>
            <text:p text:style-name="P53"><text:s text:c="4"/><text:span text:style-name="T27"># Compute with class and between class scatter matrices</text:span></text:p>
            <text:p text:style-name="P53"><text:s text:c="4"/><text:span text:style-name="T12">sw </text:span><text:span text:style-name="T8">=</text:span><text:span text:style-name="T12"> scatter_m </text:span><text:span text:style-name="T8">+</text:span><text:span text:style-name="T12"> scatter_p</text:span></text:p>
            <text:p text:style-name="P53"><text:s text:c="4"/><text:span text:style-name="T12">swin </text:span><text:span text:style-name="T8">=</text:span><text:span text:style-name="T12"> np</text:span><text:span text:style-name="T8">.</text:span><text:span text:style-name="T12">linalg</text:span><text:span text:style-name="T8">.</text:span><text:span text:style-name="T12">inv(sw)</text:span></text:p>
            <text:p text:style-name="P53"><text:s text:c="4"/><text:span text:style-name="T12">wstar </text:span><text:span text:style-name="T8">=</text:span><text:span text:style-name="T12"> np</text:span><text:span text:style-name="T8">.</text:span><text:span text:style-name="T12">dot(swin, (mean_m </text:span><text:span text:style-name="T8">-</text:span><text:span text:style-name="T12"> mean_p))</text:span></text:p>
            <text:p text:style-name="P56"/>
            <text:p text:style-name="P53"><text:s text:c="4"/><text:span text:style-name="T27"># Find new projected data</text:span></text:p>
            <text:p text:style-name="P53"><text:s text:c="4"/><text:span text:style-name="T12">new_projected_data </text:span><text:span text:style-name="T8">=</text:span><text:span text:style-name="T12"> data</text:span><text:span text:style-name="T8">.</text:span><text:span text:style-name="T12">drop(</text:span><text:span text:style-name="T10">"labels"</text:span><text:span text:style-name="T12">, axis</text:span><text:span text:style-name="T8">=1</text:span><text:span text:style-name="T12">)</text:span></text:p>
            <text:p text:style-name="P53"><text:s text:c="4"/><text:span text:style-name="T12">new_projected_data </text:span><text:span text:style-name="T8">=</text:span><text:span text:style-name="T12"> np</text:span><text:span text:style-name="T8">.</text:span><text:span text:style-name="T12">dot(np</text:span><text:span text:style-name="T8">.</text:span><text:span text:style-name="T12">transpose(wstar), new_projected_data)</text:span></text:p>
            <text:p text:style-name="P56"><text:span text:style-name="T13"><text:s text:c="4"/></text:span><text:span text:style-name="T22">return</text:span><text:span text:style-name="T16"> pd</text:span><text:span text:style-name="T18">.</text:span><text:span text:style-name="T16">DataFrame(new_projected_data)</text:span></text:p>
          </table:table-cell>
        </table:table-row>
        <table:table-row>
          <table:table-cell table:style-name="Table7.A2" office:value-type="string">
            <text:p text:style-name="P56"><text:span text:style-name="T22">def</text:span><text:span text:style-name="T16"> </text:span><text:span text:style-name="T26">iterate_lda</text:span><text:span text:style-name="T16">(train_data, valid_data, train_data_labels, valid_data_labels):</text:span></text:p>
            <text:p text:style-name="P53"><text:s text:c="4"/></text:p>
            <text:p text:style-name="P53"><text:s text:c="4"/><text:span text:style-name="T27"># Get projected data as input for LDA</text:span></text:p>
            <text:p text:style-name="P53"><text:s text:c="4"/><text:span text:style-name="T12">new_eigenvectors_train </text:span><text:span text:style-name="T8">=</text:span><text:span text:style-name="T12"> compute_eigenvectors(train_data)</text:span></text:p>
            <text:p text:style-name="P53"><text:s text:c="4"/><text:span text:style-name="T12">new_eigenvectors_valid </text:span><text:span text:style-name="T8">=</text:span><text:span text:style-name="T12"> compute_eigenvectors(valid_data)</text:span></text:p>
            <text:p text:style-name="P53"><text:s text:c="4"/><text:span text:style-name="T12">projected_train </text:span><text:span text:style-name="T8">=</text:span><text:span text:style-name="T12"> pca_(train_data, new_eigenvectors_train, </text:span><text:span text:style-name="T8">800</text:span><text:span text:style-name="T12">)</text:span></text:p>
            <text:p text:style-name="P53"><text:s text:c="4"/><text:span text:style-name="T12">projected_valid </text:span><text:span text:style-name="T8">=</text:span><text:span text:style-name="T12"> pca_(valid_data, new_eigenvectors_valid, </text:span><text:span text:style-name="T8">800</text:span><text:span text:style-name="T12">)</text:span></text:p>
            <text:p text:style-name="P53"><text:s text:c="4"/><text:span text:style-name="T12">projected_train[</text:span><text:span text:style-name="T10">"labels"</text:span><text:span text:style-name="T12">] </text:span><text:span text:style-name="T8">=</text:span><text:span text:style-name="T12"> train_data_labels</text:span></text:p>
            <text:p text:style-name="P53"><text:s text:c="4"/><text:span text:style-name="T12">projected_valid[</text:span><text:span text:style-name="T10">"labels"</text:span><text:span text:style-name="T12">] </text:span><text:span text:style-name="T8">=</text:span><text:span text:style-name="T12"> valid_data_labels</text:span></text:p>
            <text:p text:style-name="P53"><text:s text:c="4"/></text:p>
            <text:p text:style-name="P53"><text:s text:c="4"/><text:span text:style-name="T27"># Get LDA applied projected data</text:span></text:p>
            <text:p text:style-name="P53"><text:s text:c="4"/><text:span text:style-name="T12">new_projected_train </text:span><text:span text:style-name="T8">=</text:span><text:span text:style-name="T12"> lda_(projected_train)</text:span></text:p>
            <text:p text:style-name="P53"><text:s text:c="4"/><text:span text:style-name="T12">new_projected_valid </text:span><text:span text:style-name="T8">=</text:span><text:span text:style-name="T12"> lda_(projected_valid)</text:span></text:p>
            <text:p text:style-name="P53"><text:s text:c="4"/><text:span text:style-name="T12">new_projected_train[</text:span><text:span text:style-name="T10">"labels"</text:span><text:span text:style-name="T12">] </text:span><text:span text:style-name="T8">=</text:span><text:span text:style-name="T12"> train_data_labels</text:span></text:p>
            <text:p text:style-name="P53"><text:s text:c="4"/><text:span text:style-name="T12">new_projected_valid[</text:span><text:span text:style-name="T10">"labels"</text:span><text:span text:style-name="T12">] </text:span><text:span text:style-name="T8">=</text:span><text:span text:style-name="T12"> valid_data_labels</text:span></text:p>
            <text:p text:style-name="P53"><text:s text:c="4"/></text:p>
            <text:p text:style-name="P53"><text:s text:c="4"/><text:span text:style-name="T12">accuracy </text:span><text:span text:style-name="T8">=</text:span><text:span text:style-name="T12"> GNBC(new_projected_train, new_projected_valid)</text:span></text:p>
            <text:p text:style-name="P53"><text:s text:c="4"/><text:span text:style-name="T4">print</text:span><text:span text:style-name="T12">(</text:span><text:span text:style-name="T10">"Accuracy: "</text:span><text:span text:style-name="T12">, accuracy)</text:span></text:p>
            <text:p text:style-name="P53"><text:s text:c="4"/></text:p>
            <text:p text:style-name="P55"><text:span text:style-name="T14">iterate_lda(train_data, valid_data, train_data_labels, valid_data_labels)</text:span></text:p>
          </table:table-cell>
        </table:table-row>
      </table:table>
      <text:p text:style-name="P90"><text:span text:style-name="T50"/></text:p>
      <text:p text:style-name="P92"><text:span text:style-name="T50">O</text:span><text:span text:style-name="T49">utput for Gaussian naive bayes after PCA</text:span><text:span text:style-name="T51"> </text:span><text:span text:style-name="T52">(Accuracy on scale 0-1)</text:span><text:span text:style-name="T49">:</text:span></text:p>
      <text:p text:style-name="P91"><text:span text:style-name="T49"/></text:p>
      <text:p text:style-name="P103">Statistics</text:p>
      <text:p text:style-name="P104">k<text:tab/><text:tab/>Accuracy</text:p>
      <text:p text:style-name="P107"><text:span text:style-name="T54">1</text:span>00<text:tab/><text:tab/>0.834285714286</text:p>
      <text:p text:style-name="P107">500 <text:tab/><text:tab/>0.84</text:p>
      <text:p text:style-name="P107">800 <text:tab/><text:tab/>0.84</text:p>
      <text:p text:style-name="P107"/>
      <text:p text:style-name="P93"><text:span text:style-name="T50">O</text:span><text:span text:style-name="T49">utput for Gaussian naive bayes after LDA</text:span><text:span text:style-name="T51"> </text:span><text:span text:style-name="T52">(Accuracy on scale 0-1)</text:span><text:span text:style-name="T49">:</text:span></text:p>
      <text:p text:style-name="P108">Accuracy: <text:s/>0.902857142857</text:p>
      <text:p text:style-name="P108"/>
      <text:p text:style-name="P94"><text:span text:style-name="T49">Assumptions:</text:span></text:p>
      <text:p text:style-name="P94"><text:span text:style-name="T49"/></text:p>
      <text:p text:style-name="P94">For the given dataset, dimensionality(100000) &gt;&gt; number of samples(800). Also we cannot compute covariance matrix directly as we can’t store 100000X100000 matrix. So we instead compute covariance matrix xx’ (800X800), its eigenvectors and multiply them with x’ to get eigenvectors(800 only) of the desired x’x matrix. Hence Gaussian naive bayes has been applied for K=100, 500 and 800.</text:p>
      <text:p text:style-name="P94"/>
      <text:p text:style-name="P94">For LDA since we didn’t have this workaround, I performed LDA on the already reduced dimensionality data obtained via PCA, of dimensionality 800.</text:p>
      <text:p text:style-name="P94"/>
      <text:p text:style-name="P95"><text:soft-page-break/>Observations:</text:p>
      <text:p text:style-name="P95"/>
      <text:p text:style-name="P94">Gaussian naive bayes on PCA improves accuracy as we increase K, but converges after some time. So k=800 doesn’t improve much over k=500. </text:p>
      <text:p text:style-name="P96"><text:span text:style-name="T23">Accuracy is low because of extra probe (50000) features and also because the probability distribution of features may not always be gaussi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21:30:58.272715040</meta:creation-date>
    <dc:date>2016-10-13T16:49:11.846146682</dc:date>
    <meta:editing-duration>PT2H52M27S</meta:editing-duration>
    <meta:editing-cycles>22</meta:editing-cycles>
    <meta:generator>LibreOffice/5.1.4.2$Linux_X86_64 LibreOffice_project/10m0$Build-2</meta:generator>
    <meta:document-statistic meta:table-count="7" meta:image-count="0" meta:object-count="65" meta:page-count="8" meta:paragraph-count="382" meta:word-count="1774" meta:character-count="16442" meta:non-whitespace-character-count="13743"/>
  </office:meta>
</office:document-meta>
</file>

<file path=Object 1/content.xml><?xml version="1.0" encoding="utf-8"?>
<math xmlns="http://www.w3.org/1998/Math/MathML" display="block">
  <semantics>
    <mrow>
      <mi>p</mi>
      <mrow>
        <mrow>
          <mo fence="true" stretchy="false">(</mo>
          <mrow>
            <mrow>
              <mi>x</mi>
              <mo stretchy="false">∣</mo>
              <mi>D</mi>
            </mrow>
          </mrow>
          <mo fence="true" stretchy="false">)</mo>
        </mrow>
        <mo stretchy="false">=</mo>
        <mrow>
          <mo stretchy="false">∫</mo>
          <mi>p</mi>
        </mrow>
      </mrow>
      <mrow>
        <mo fence="true" stretchy="false">(</mo>
        <mrow>
          <mrow>
            <mi>x</mi>
            <mi>,</mi>
            <mrow>
              <mi>θ</mi>
              <mo stretchy="false">∣</mo>
              <mi>D</mi>
            </mrow>
          </mrow>
        </mrow>
        <mo fence="true" stretchy="false">)</mo>
      </mrow>
      <mi mathvariant="italic">dθ</mi>
    </mrow>
    <annotation encoding="StarMath 5.0">p(x divides D) = int p( x,  θ divides D) dθ</annotation>
  </semantics>
</math>
</file>

<file path=Object 10/content.xml><?xml version="1.0" encoding="utf-8"?>
<math xmlns="http://www.w3.org/1998/Math/MathML" display="block">
  <semantics>
    <mrow>
      <mo stretchy="false">⇒</mo>
      <mi>p</mi>
      <mrow>
        <mrow>
          <mo fence="true" stretchy="false">(</mo>
          <mrow>
            <mrow>
              <mi>x</mi>
              <mo stretchy="false">∣</mo>
              <mi>D</mi>
            </mrow>
          </mrow>
          <mo fence="true" stretchy="false">)</mo>
        </mrow>
        <mo stretchy="false">=</mo>
        <mrow>
          <mo stretchy="false">∫</mo>
          <mi>p</mi>
        </mrow>
      </mrow>
      <mrow>
        <mo fence="true" stretchy="false">(</mo>
        <mrow>
          <mrow>
            <mi>x</mi>
            <mo stretchy="false">∣</mo>
            <mi>θ</mi>
          </mrow>
        </mrow>
        <mo fence="true" stretchy="false">)</mo>
      </mrow>
      <mi>p</mi>
      <mrow>
        <mo fence="true" stretchy="false">(</mo>
        <mrow>
          <mrow>
            <mi>θ</mi>
            <mo stretchy="false">∣</mo>
            <mi>D</mi>
          </mrow>
        </mrow>
        <mo fence="true" stretchy="false">)</mo>
      </mrow>
      <mi mathvariant="italic">dθ</mi>
    </mrow>
    <annotation encoding="StarMath 5.0">drarrow p(x divides D) = int p(x divides θ)p(θ divides D) dθ</annotation>
  </semantics>
</math>
</file>

<file path=Object 11/content.xml><?xml version="1.0" encoding="utf-8"?>
<math xmlns="http://www.w3.org/1998/Math/MathML" display="block">
  <semantics>
    <mrow>
      <mo stretchy="false">⇒</mo>
      <mi>p</mi>
      <mrow>
        <mrow>
          <mo fence="true" stretchy="false">(</mo>
          <mrow>
            <mrow>
              <mi>x</mi>
              <mo stretchy="false">∣</mo>
              <mi>D</mi>
            </mrow>
          </mrow>
          <mo fence="true" stretchy="false">)</mo>
        </mrow>
        <mo stretchy="false">=</mo>
        <mrow>
          <mo stretchy="false">∫</mo>
          <mi>p</mi>
        </mrow>
      </mrow>
      <mrow>
        <mo fence="true" stretchy="false">(</mo>
        <mrow>
          <mrow>
            <mrow>
              <mi>x</mi>
              <mo stretchy="false">∣</mo>
              <mi>θ</mi>
            </mrow>
            <mi>,</mi>
            <mi>D</mi>
          </mrow>
        </mrow>
        <mo fence="true" stretchy="false">)</mo>
      </mrow>
      <mi>p</mi>
      <mrow>
        <mo fence="true" stretchy="false">(</mo>
        <mrow>
          <mrow>
            <mi>θ</mi>
            <mo stretchy="false">∣</mo>
            <mi>D</mi>
          </mrow>
        </mrow>
        <mo fence="true" stretchy="false">)</mo>
      </mrow>
      <mi mathvariant="italic">dθ</mi>
    </mrow>
    <annotation encoding="StarMath 5.0">drarrow p(x divides D) = int p(x divides θ,D) p(θ divides D) dθ</annotation>
  </semantics>
</math>
</file>

<file path=Object 12/content.xml><?xml version="1.0" encoding="utf-8"?>
<math xmlns="http://www.w3.org/1998/Math/MathML" display="block">
  <semantics>
    <mi>x</mi>
    <annotation encoding="StarMath 5.0">x</annotation>
  </semantics>
</math>
</file>

<file path=Object 13/content.xml><?xml version="1.0" encoding="utf-8"?>
<math xmlns="http://www.w3.org/1998/Math/MathML" display="block">
  <semantics>
    <mi>D</mi>
    <annotation encoding="StarMath 5.0">D</annotation>
  </semantics>
</math>
</file>

<file path=Object 14/content.xml><?xml version="1.0" encoding="utf-8"?>
<math xmlns="http://www.w3.org/1998/Math/MathML" display="block">
  <semantics>
    <mrow>
      <mi>p</mi>
      <mrow>
        <mrow>
          <mo fence="true" stretchy="false">(</mo>
          <mrow>
            <mrow>
              <mrow>
                <mi>x</mi>
                <mo stretchy="false">∣</mo>
                <mi>θ</mi>
              </mrow>
              <mi>,</mi>
              <mi>D</mi>
            </mrow>
          </mrow>
          <mo fence="true" stretchy="false">)</mo>
        </mrow>
        <mo stretchy="false">=</mo>
        <mi>p</mi>
      </mrow>
      <mrow>
        <mo fence="true" stretchy="false">(</mo>
        <mrow>
          <mrow>
            <mi>x</mi>
            <mo stretchy="false">∣</mo>
            <mi>θ</mi>
          </mrow>
        </mrow>
        <mo fence="true" stretchy="false">)</mo>
      </mrow>
    </mrow>
    <annotation encoding="StarMath 5.0">p(x divides θ,D)=p(x divides θ)</annotation>
  </semantics>
</math>
</file>

<file path=Object 15/content.xml><?xml version="1.0" encoding="utf-8"?>
<math xmlns="http://www.w3.org/1998/Math/MathML" display="block">
  <semantics>
    <mi>D</mi>
    <annotation encoding="StarMath 5.0">D</annotation>
  </semantics>
</math>
</file>

<file path=Object 16/content.xml><?xml version="1.0" encoding="utf-8"?>
<math xmlns="http://www.w3.org/1998/Math/MathML" display="block">
  <semantics>
    <mrow>
      <mi>p</mi>
      <mrow>
        <mo fence="true" stretchy="false">(</mo>
        <mrow>
          <mrow>
            <mi>θ</mi>
            <mo stretchy="false">∣</mo>
            <mi>D</mi>
          </mrow>
        </mrow>
        <mo fence="true" stretchy="false">)</mo>
      </mrow>
    </mrow>
    <annotation encoding="StarMath 5.0">p(θ divides D)</annotation>
  </semantics>
</math>
</file>

<file path=Object 17/content.xml><?xml version="1.0" encoding="utf-8"?>
<math xmlns="http://www.w3.org/1998/Math/MathML" display="block">
  <semantics>
    <mrow>
      <mi>p</mi>
      <mrow>
        <mo fence="true" stretchy="false">(</mo>
        <mrow>
          <mrow>
            <mi>x</mi>
            <mo stretchy="false">∣</mo>
            <mi>D</mi>
          </mrow>
        </mrow>
        <mo fence="true" stretchy="false">)</mo>
      </mrow>
    </mrow>
    <annotation encoding="StarMath 5.0">p(x divides D)</annotation>
  </semantics>
</math>
</file>

<file path=Object 18/content.xml><?xml version="1.0" encoding="utf-8"?>
<math xmlns="http://www.w3.org/1998/Math/MathML" display="block">
  <semantics>
    <mrow>
      <mi>p</mi>
      <mrow>
        <mo fence="true" stretchy="false">(</mo>
        <mrow>
          <mrow>
            <mi>x</mi>
            <mo stretchy="false">∣</mo>
            <mi>μ</mi>
          </mrow>
        </mrow>
        <mo fence="true" stretchy="false">)</mo>
      </mrow>
      <mi>∼</mi>
      <mi>N</mi>
      <mrow>
        <mo fence="true" stretchy="false">(</mo>
        <mrow>
          <mrow>
            <mi>μ</mi>
            <mi>,</mi>
            <mi>Σ</mi>
          </mrow>
        </mrow>
        <mo fence="true" stretchy="false">)</mo>
      </mrow>
    </mrow>
    <annotation encoding="StarMath 5.0">p(x divides μ) ∼ N (μ, Σ)</annotation>
  </semantics>
</math>
</file>

<file path=Object 19/content.xml><?xml version="1.0" encoding="utf-8"?>
<math xmlns="http://www.w3.org/1998/Math/MathML" display="block">
  <semantics>
    <mrow>
      <mfrac>
        <mn>1</mn>
        <msubsup>
          <mi>σ</mi>
          <mi>n</mi>
          <mn>2</mn>
        </msubsup>
      </mfrac>
      <mo stretchy="false">=</mo>
      <mrow>
        <mfrac>
          <mi>n</mi>
          <msup>
            <mi>σ</mi>
            <mn>2</mn>
          </msup>
        </mfrac>
        <mo stretchy="false">+</mo>
        <mfrac>
          <mn>1</mn>
          <msubsup>
            <mi>σ</mi>
            <mn>0</mn>
            <mn>2</mn>
          </msubsup>
        </mfrac>
      </mrow>
    </mrow>
    <annotation encoding="StarMath 5.0">{1} over {σ_n^2} = {n} over {σ^2}  + {1} over {σ_0^2} </annotation>
  </semantics>
</math>
</file>

<file path=Object 2/content.xml><?xml version="1.0" encoding="utf-8"?>
<math xmlns="http://www.w3.org/1998/Math/MathML" display="block">
  <semantics>
    <mrow>
      <mi>p</mi>
      <mrow>
        <mo fence="true" stretchy="false">(</mo>
        <mrow>
          <mi>x</mi>
        </mrow>
        <mo fence="true" stretchy="false">)</mo>
      </mrow>
    </mrow>
    <annotation encoding="StarMath 5.0">p( x )</annotation>
  </semantics>
</math>
</file>

<file path=Object 20/content.xml><?xml version="1.0" encoding="utf-8"?>
<math xmlns="http://www.w3.org/1998/Math/MathML" display="block">
  <semantics>
    <mrow>
      <mi>p</mi>
      <mrow>
        <mo fence="true" stretchy="false">(</mo>
        <mrow>
          <mrow>
            <mi>x</mi>
            <mo stretchy="false">∣</mo>
            <mi>μ</mi>
          </mrow>
        </mrow>
        <mo fence="true" stretchy="false">)</mo>
      </mrow>
      <mi>∼</mi>
      <mi>N</mi>
      <mrow>
        <mo fence="true" stretchy="false">(</mo>
        <mrow>
          <mrow>
            <mi>μ</mi>
            <mi>,</mi>
            <msup>
              <mi>σ</mi>
              <mn>2</mn>
            </msup>
          </mrow>
        </mrow>
        <mo fence="true" stretchy="false">)</mo>
      </mrow>
    </mrow>
    <annotation encoding="StarMath 5.0">p(x divides μ) ∼ N (μ, σ ^ 2 )</annotation>
  </semantics>
</math>
</file>

<file path=Object 21/content.xml><?xml version="1.0" encoding="utf-8"?>
<math xmlns="http://www.w3.org/1998/Math/MathML" display="block">
  <semantics>
    <mi>μ</mi>
    <annotation encoding="StarMath 5.0">μ</annotation>
  </semantics>
</math>
</file>

<file path=Object 22/content.xml><?xml version="1.0" encoding="utf-8"?>
<math xmlns="http://www.w3.org/1998/Math/MathML" display="block">
  <semantics>
    <msup>
      <mi>σ</mi>
      <mn>2</mn>
    </msup>
    <annotation encoding="StarMath 5.0">σ ^ 2</annotation>
  </semantics>
</math>
</file>

<file path=Object 23/content.xml><?xml version="1.0" encoding="utf-8"?>
<math xmlns="http://www.w3.org/1998/Math/MathML" display="block">
  <semantics>
    <mrow>
      <mi>p</mi>
      <mrow>
        <mo fence="true" stretchy="false">(</mo>
        <mrow>
          <mi>μ</mi>
        </mrow>
        <mo fence="true" stretchy="false">)</mo>
      </mrow>
      <mi>∼</mi>
      <mi>N</mi>
      <mrow>
        <mo fence="true" stretchy="false">(</mo>
        <mrow>
          <mrow>
            <msub>
              <mi>μ</mi>
              <mn>0</mn>
            </msub>
            <mi>,</mi>
            <msubsup>
              <mi>σ</mi>
              <mn>0</mn>
              <mn>2</mn>
            </msubsup>
          </mrow>
        </mrow>
        <mo fence="true" stretchy="false">)</mo>
      </mrow>
    </mrow>
    <annotation encoding="StarMath 5.0">p(μ) ∼ N (μ_{0} , σ_{0}^ 2 )</annotation>
  </semantics>
</math>
</file>

<file path=Object 24/content.xml><?xml version="1.0" encoding="utf-8"?>
<math xmlns="http://www.w3.org/1998/Math/MathML" display="block">
  <semantics>
    <mrow>
      <msub>
        <mi>μ</mi>
        <mn>0</mn>
      </msub>
      <mi>,</mi>
      <msubsup>
        <mi>σ</mi>
        <mn>0</mn>
        <mn>2</mn>
      </msubsup>
    </mrow>
    <annotation encoding="StarMath 5.0">μ_{0} , σ_{0}^ 2</annotation>
  </semantics>
</math>
</file>

<file path=Object 25/content.xml><?xml version="1.0" encoding="utf-8"?>
<math xmlns="http://www.w3.org/1998/Math/MathML" display="block">
  <semantics>
    <msub>
      <mi>μ</mi>
      <mn>0</mn>
    </msub>
    <annotation encoding="StarMath 5.0">μ_{0}</annotation>
  </semantics>
</math>
</file>

<file path=Object 26/content.xml><?xml version="1.0" encoding="utf-8"?>
<math xmlns="http://www.w3.org/1998/Math/MathML" display="block">
  <semantics>
    <mrow>
      <mrow>
        <mfrac>
          <msub>
            <mi>μ</mi>
            <mi>n</mi>
          </msub>
          <msubsup>
            <mi>σ</mi>
            <mi>n</mi>
            <mn>2</mn>
          </msubsup>
        </mfrac>
        <mo stretchy="false">=</mo>
        <mfrac>
          <mi>n</mi>
          <msup>
            <mi>σ</mi>
            <mn>2</mn>
          </msup>
        </mfrac>
      </mrow>
      <mrow>
        <mover accent="true">
          <msub>
            <mi>x</mi>
            <mi>n</mi>
          </msub>
          <mo stretchy="false">¯</mo>
        </mover>
        <mo stretchy="false">+</mo>
        <mfrac>
          <msub>
            <mi>μ</mi>
            <mn>0</mn>
          </msub>
          <msubsup>
            <mi>σ</mi>
            <mn>0</mn>
            <mn>2</mn>
          </msubsup>
        </mfrac>
      </mrow>
    </mrow>
    <annotation encoding="StarMath 5.0">{μ_n} over {σ_n^2} = {n} over {σ^2} bar x_n + {μ_0} over {σ_0^2}</annotation>
  </semantics>
</math>
</file>

<file path=Object 27/content.xml><?xml version="1.0" encoding="utf-8"?>
<math xmlns="http://www.w3.org/1998/Math/MathML" display="block">
  <semantics>
    <mi>μ</mi>
    <annotation encoding="StarMath 5.0">μ</annotation>
  </semantics>
</math>
</file>

<file path=Object 28/content.xml><?xml version="1.0" encoding="utf-8"?>
<math xmlns="http://www.w3.org/1998/Math/MathML" display="block">
  <semantics>
    <msubsup>
      <mi>σ</mi>
      <mn>0</mn>
      <mn>2</mn>
    </msubsup>
    <annotation encoding="StarMath 5.0">σ_{0}^ 2</annotation>
  </semantics>
</math>
</file>

<file path=Object 29/content.xml><?xml version="1.0" encoding="utf-8"?>
<math xmlns="http://www.w3.org/1998/Math/MathML" display="block">
  <semantics>
    <mrow>
      <mi>p</mi>
      <mrow>
        <mrow>
          <mo fence="true" stretchy="false">(</mo>
          <mrow>
            <mrow>
              <mi>μ</mi>
              <mo stretchy="false">∣</mo>
              <mi>D</mi>
            </mrow>
          </mrow>
          <mo fence="true" stretchy="false">)</mo>
        </mrow>
        <mo stretchy="false">=</mo>
        <mfrac>
          <mrow>
            <mi>p</mi>
            <mrow>
              <mo fence="true" stretchy="false">(</mo>
              <mrow>
                <mrow>
                  <mi>D</mi>
                  <mo stretchy="false">∣</mo>
                  <mi>μ</mi>
                </mrow>
              </mrow>
              <mo fence="true" stretchy="false">)</mo>
            </mrow>
            <mi>p</mi>
            <mrow>
              <mo fence="true" stretchy="false">(</mo>
              <mrow>
                <mi>μ</mi>
              </mrow>
              <mo fence="true" stretchy="false">)</mo>
            </mrow>
          </mrow>
          <mrow>
            <mrow>
              <mo stretchy="false">∫</mo>
              <mi>p</mi>
            </mrow>
            <mrow>
              <mo fence="true" stretchy="false">(</mo>
              <mrow>
                <mrow>
                  <mi>D</mi>
                  <mo stretchy="false">∣</mo>
                  <mi>μ</mi>
                </mrow>
              </mrow>
              <mo fence="true" stretchy="false">)</mo>
            </mrow>
            <mi>p</mi>
            <mrow>
              <mo fence="true" stretchy="false">(</mo>
              <mrow>
                <mi>μ</mi>
              </mrow>
              <mo fence="true" stretchy="false">)</mo>
            </mrow>
            <mi mathvariant="italic">dμ</mi>
          </mrow>
        </mfrac>
      </mrow>
    </mrow>
    <annotation encoding="StarMath 5.0">p(μ divides D) = {p(D divides μ)p(μ)} over { int p(D divides μ)p(μ) dμ}</annotation>
  </semantics>
</math>
</file>

<file path=Object 3/content.xml><?xml version="1.0" encoding="utf-8"?>
<math xmlns="http://www.w3.org/1998/Math/MathML" display="block">
  <semantics>
    <mrow>
      <mi>p</mi>
      <mrow>
        <mo fence="true" stretchy="false">(</mo>
        <mrow>
          <mrow>
            <mi>x</mi>
            <mo stretchy="false">∣</mo>
            <mi>θ</mi>
          </mrow>
        </mrow>
        <mo fence="true" stretchy="false">)</mo>
      </mrow>
    </mrow>
    <annotation encoding="StarMath 5.0">p(x divides θ)</annotation>
  </semantics>
</math>
</file>

<file path=Object 30/content.xml><?xml version="1.0" encoding="utf-8"?>
<math xmlns="http://www.w3.org/1998/Math/MathML" display="block">
  <semantics>
    <mrow>
      <mo stretchy="false">⇒</mo>
      <mi>p</mi>
      <mrow>
        <mrow>
          <mo fence="true" stretchy="false">(</mo>
          <mrow>
            <mrow>
              <mi>μ</mi>
              <mo stretchy="false">∣</mo>
              <mi>D</mi>
            </mrow>
          </mrow>
          <mo fence="true" stretchy="false">)</mo>
        </mrow>
        <mo stretchy="false">=</mo>
        <mrow>
          <mi>α</mi>
          <mo stretchy="false">⋅</mo>
          <mi>p</mi>
        </mrow>
      </mrow>
      <mrow>
        <mo fence="true" stretchy="false">(</mo>
        <mrow>
          <mrow>
            <mi>D</mi>
            <mo stretchy="false">∣</mo>
            <mi>μ</mi>
          </mrow>
        </mrow>
        <mo fence="true" stretchy="false">)</mo>
      </mrow>
      <mi>p</mi>
      <mrow>
        <mo fence="true" stretchy="false">(</mo>
        <mrow>
          <mi>μ</mi>
        </mrow>
        <mo fence="true" stretchy="false">)</mo>
      </mrow>
    </mrow>
    <annotation encoding="StarMath 5.0">drarrow p(μ divides D) = α cdot p(D divides μ)p(μ)</annotation>
  </semantics>
</math>
</file>

<file path=Object 31/content.xml><?xml version="1.0" encoding="utf-8"?>
<math xmlns="http://www.w3.org/1998/Math/MathML" display="block">
  <semantics>
    <mi>α</mi>
    <annotation encoding="StarMath 5.0">α</annotation>
  </semantics>
</math>
</file>

<file path=Object 32/content.xml><?xml version="1.0" encoding="utf-8"?>
<math xmlns="http://www.w3.org/1998/Math/MathML" display="block">
  <semantics>
    <mi>μ</mi>
    <annotation encoding="StarMath 5.0">μ</annotation>
  </semantics>
</math>
</file>

<file path=Object 33/content.xml><?xml version="1.0" encoding="utf-8"?>
<math xmlns="http://www.w3.org/1998/Math/MathML" display="block">
  <semantics>
    <mrow>
      <mo stretchy="false">⇒</mo>
      <mi>p</mi>
      <mrow>
        <mrow>
          <mo fence="true" stretchy="false">(</mo>
          <mrow>
            <mrow>
              <mi>μ</mi>
              <mo stretchy="false">∣</mo>
              <mi>D</mi>
            </mrow>
          </mrow>
          <mo fence="true" stretchy="false">)</mo>
        </mrow>
        <mo stretchy="false">=</mo>
        <mrow>
          <mi>α</mi>
          <mo stretchy="false">⋅</mo>
          <mrow>
            <munderover>
              <mo stretchy="false">∏</mo>
              <mrow>
                <mi>k</mi>
                <mo stretchy="false">=</mo>
                <mn>1</mn>
              </mrow>
              <mi>n</mi>
            </munderover>
            <mi>p</mi>
          </mrow>
        </mrow>
      </mrow>
      <mrow>
        <mo fence="true" stretchy="false">(</mo>
        <mrow>
          <mrow>
            <msub>
              <mi>x</mi>
              <mi>k</mi>
            </msub>
            <mo stretchy="false">∣</mo>
            <mi>μ</mi>
          </mrow>
        </mrow>
        <mo fence="true" stretchy="false">)</mo>
      </mrow>
      <mi>p</mi>
      <mrow>
        <mo fence="true" stretchy="false">(</mo>
        <mrow>
          <mi>μ</mi>
        </mrow>
        <mo fence="true" stretchy="false">)</mo>
      </mrow>
    </mrow>
    <annotation encoding="StarMath 5.0">drarrow p(μ divides D) = α cdot  prod from{k=1} to{n} p(x_{k} divides μ)p(μ)</annotation>
  </semantics>
</math>
</file>

<file path=Object 34/content.xml><?xml version="1.0" encoding="utf-8"?>
<math xmlns="http://www.w3.org/1998/Math/MathML" display="block">
  <semantics>
    <mrow>
      <mi>p</mi>
      <mrow>
        <mrow>
          <mo fence="true" stretchy="false">(</mo>
          <mrow>
            <mrow>
              <mi>μ</mi>
              <mo stretchy="false">∣</mo>
              <mi>D</mi>
            </mrow>
          </mrow>
          <mo fence="true" stretchy="false">)</mo>
        </mrow>
        <mo stretchy="false">=</mo>
        <mrow>
          <mi>α</mi>
          <mo stretchy="false">⋅</mo>
          <mrow>
            <munderover>
              <mo stretchy="false">∏</mo>
              <mrow>
                <mi>k</mi>
                <mo stretchy="false">=</mo>
                <mn>1</mn>
              </mrow>
              <mi>n</mi>
            </munderover>
            <mrow>
              <mrow>
                <mo fence="true" stretchy="true">[</mo>
                <mrow>
                  <mrow>
                    <mfrac>
                      <mn>1</mn>
                      <mrow>
                        <msqrt>
                          <mrow>
                            <mn>2</mn>
                            <mi>π</mi>
                          </mrow>
                        </msqrt>
                        <mi>σ</mi>
                      </mrow>
                    </mfrac>
                    <msup>
                      <mi mathvariant="normal">e</mi>
                      <mrow>
                        <mfrac>
                          <mrow>
                            <mo stretchy="false">−</mo>
                            <mn>1</mn>
                          </mrow>
                          <mn>2</mn>
                        </mfrac>
                        <msup>
                          <mrow>
                            <mo fence="true" stretchy="false">(</mo>
                            <mrow>
                              <mfrac>
                                <mrow>
                                  <msub>
                                    <mi>x</mi>
                                    <mi>k</mi>
                                  </msub>
                                  <mo stretchy="false">−</mo>
                                  <mi>μ</mi>
                                </mrow>
                                <mi>σ</mi>
                              </mfrac>
                            </mrow>
                            <mo fence="true" stretchy="false">)</mo>
                          </mrow>
                          <mn>2</mn>
                        </msup>
                      </mrow>
                    </msup>
                  </mrow>
                </mrow>
                <mo fence="true" stretchy="true">]</mo>
              </mrow>
              <mo stretchy="false">⋅</mo>
              <mrow>
                <mo fence="true" stretchy="true">[</mo>
                <mrow>
                  <mrow>
                    <mfrac>
                      <mn>1</mn>
                      <mrow>
                        <msqrt>
                          <mrow>
                            <mn>2</mn>
                            <mi>π</mi>
                          </mrow>
                        </msqrt>
                        <msub>
                          <mi>σ</mi>
                          <mn>0</mn>
                        </msub>
                      </mrow>
                    </mfrac>
                    <msup>
                      <mi mathvariant="normal">e</mi>
                      <mrow>
                        <mfrac>
                          <mrow>
                            <mo stretchy="false">−</mo>
                            <mn>1</mn>
                          </mrow>
                          <mn>2</mn>
                        </mfrac>
                        <msup>
                          <mrow>
                            <mo fence="true" stretchy="false">(</mo>
                            <mrow>
                              <mfrac>
                                <mrow>
                                  <mi>μ</mi>
                                  <mo stretchy="false">−</mo>
                                  <msub>
                                    <mi>μ</mi>
                                    <mn>0</mn>
                                  </msub>
                                </mrow>
                                <msub>
                                  <mi>σ</mi>
                                  <mn>0</mn>
                                </msub>
                              </mfrac>
                            </mrow>
                            <mo fence="true" stretchy="false">)</mo>
                          </mrow>
                          <mn>2</mn>
                        </msup>
                      </mrow>
                    </msup>
                  </mrow>
                </mrow>
                <mo fence="true" stretchy="true">]</mo>
              </mrow>
            </mrow>
          </mrow>
        </mrow>
      </mrow>
    </mrow>
    <annotation encoding="StarMath 5.0">p(μ divides D) =α cdot  
prod from{k=1} to{n} 
{
	 left [
	 		{1} over { sqrt{2π}σ } func e^{ {-1} over {2}( {x_{k}- μ} over {σ} )^2 }
	 right ]
	 cdot
	 left [
	 		{1} over { sqrt{2π}σ_{0} } func e^{ {-1} over {2}( {μ - μ_{0}} over {σ_{0}} )^2 }
	 right ]
}</annotation>
  </semantics>
</math>
</file>

<file path=Object 35/content.xml><?xml version="1.0" encoding="utf-8"?>
<math xmlns="http://www.w3.org/1998/Math/MathML" display="block">
  <semantics>
    <mrow>
      <mo stretchy="false">⇒</mo>
      <mi>p</mi>
      <mrow>
        <mrow>
          <mo fence="true" stretchy="false">(</mo>
          <mrow>
            <mrow>
              <mi>μ</mi>
              <mo stretchy="false">∣</mo>
              <mi>D</mi>
            </mrow>
          </mrow>
          <mo fence="true" stretchy="false">)</mo>
        </mrow>
        <mo stretchy="false">=</mo>
        <mrow>
          <mover accent="true">
            <mi>α</mi>
            <mo stretchy="false">˙</mo>
          </mover>
          <mo stretchy="false">⋅</mo>
          <msup>
            <mi mathvariant="normal">e</mi>
            <mrow>
              <mfrac>
                <mrow>
                  <mo stretchy="false">−</mo>
                  <mn>1</mn>
                </mrow>
                <mn>2</mn>
              </mfrac>
              <mrow>
                <mo fence="true" stretchy="true">[</mo>
                <mrow>
                  <mrow>
                    <mrow>
                      <munderover>
                        <mo stretchy="false">∑</mo>
                        <mrow>
                          <mi>k</mi>
                          <mo stretchy="false">=</mo>
                          <mn>1</mn>
                        </mrow>
                        <mi>n</mi>
                      </munderover>
                      <msup>
                        <mrow>
                          <mo fence="true" stretchy="true">(</mo>
                          <mrow>
                            <mfrac>
                              <mrow>
                                <mi>μ</mi>
                                <mo stretchy="false">−</mo>
                                <msub>
                                  <mi>x</mi>
                                  <mi>k</mi>
                                </msub>
                              </mrow>
                              <mi>σ</mi>
                            </mfrac>
                          </mrow>
                          <mo fence="true" stretchy="true">)</mo>
                        </mrow>
                        <mn>2</mn>
                      </msup>
                    </mrow>
                    <mo stretchy="false">+</mo>
                    <msup>
                      <mrow>
                        <mo fence="true" stretchy="true">(</mo>
                        <mrow>
                          <mfrac>
                            <mrow>
                              <mi>μ</mi>
                              <mo stretchy="false">−</mo>
                              <msub>
                                <mi>μ</mi>
                                <mn>0</mn>
                              </msub>
                            </mrow>
                            <msub>
                              <mi>σ</mi>
                              <mn>0</mn>
                            </msub>
                          </mfrac>
                        </mrow>
                        <mo fence="true" stretchy="true">)</mo>
                      </mrow>
                      <mn>2</mn>
                    </msup>
                  </mrow>
                </mrow>
                <mo fence="true" stretchy="true">]</mo>
              </mrow>
            </mrow>
          </msup>
        </mrow>
      </mrow>
    </mrow>
    <annotation encoding="StarMath 5.0">drarrow p(μ divides D) =dot α cdot  
func e^
{
	{-1} over {2}
	 left [
	 		 sum from{k=1} to{n}  
	 		{ left (  
	 		
	 			{μ - x_k} over { σ }
	 		right ) ^2}
	 		+ 
	 		left (
	 		{μ - μ_{0}} over {σ_{0}}
	 		right ) ^2
	 right ]
	 
}</annotation>
  </semantics>
</math>
</file>

<file path=Object 36/content.xml><?xml version="1.0" encoding="utf-8"?>
<math xmlns="http://www.w3.org/1998/Math/MathML" display="block">
  <semantics>
    <mrow>
      <mo stretchy="false">⇒</mo>
      <mi>p</mi>
      <mrow>
        <mrow>
          <mo fence="true" stretchy="false">(</mo>
          <mrow>
            <mrow>
              <mi>μ</mi>
              <mo stretchy="false">∣</mo>
              <mi>D</mi>
            </mrow>
          </mrow>
          <mo fence="true" stretchy="false">)</mo>
        </mrow>
        <mo stretchy="false">=</mo>
        <mrow>
          <mover accent="true">
            <mi>α</mi>
            <mo stretchy="false">¨</mo>
          </mover>
          <mo stretchy="false">⋅</mo>
          <msup>
            <mi mathvariant="normal">e</mi>
            <mrow>
              <mfrac>
                <mrow>
                  <mo stretchy="false">−</mo>
                  <mn>1</mn>
                </mrow>
                <mn>2</mn>
              </mfrac>
              <mrow>
                <mo fence="true" stretchy="true">[</mo>
                <mrow>
                  <mrow>
                    <mrow>
                      <mrow>
                        <mrow>
                          <mo fence="true" stretchy="true">(</mo>
                          <mrow>
                            <mrow>
                              <mfrac>
                                <mi>n</mi>
                                <msup>
                                  <mi>σ</mi>
                                  <mn>2</mn>
                                </msup>
                              </mfrac>
                              <mo stretchy="false">+</mo>
                              <mfrac>
                                <mn>1</mn>
                                <msubsup>
                                  <mi>σ</mi>
                                  <mn>0</mn>
                                  <mn>2</mn>
                                </msubsup>
                              </mfrac>
                            </mrow>
                          </mrow>
                          <mo fence="true" stretchy="true">)</mo>
                        </mrow>
                        <msup>
                          <mi>μ</mi>
                          <mn>2</mn>
                        </msup>
                      </mrow>
                      <mo stretchy="false">−</mo>
                      <mn>2</mn>
                    </mrow>
                    <mrow>
                      <mo fence="true" stretchy="true">(</mo>
                      <mrow>
                        <mrow>
                          <mfrac>
                            <mn>1</mn>
                            <msup>
                              <mi>σ</mi>
                              <mn>2</mn>
                            </msup>
                          </mfrac>
                          <mrow>
                            <mrow>
                              <munderover>
                                <mo stretchy="false">∑</mo>
                                <mrow>
                                  <mi>k</mi>
                                  <mo stretchy="false">=</mo>
                                  <mn>1</mn>
                                </mrow>
                                <mi>n</mi>
                              </munderover>
                              <msub>
                                <mi>x</mi>
                                <mi>k</mi>
                              </msub>
                            </mrow>
                            <mo stretchy="false">+</mo>
                            <mfrac>
                              <msub>
                                <mi>μ</mi>
                                <mn>0</mn>
                              </msub>
                              <msubsup>
                                <mi>σ</mi>
                                <mn>0</mn>
                                <mn>2</mn>
                              </msubsup>
                            </mfrac>
                          </mrow>
                        </mrow>
                      </mrow>
                      <mo fence="true" stretchy="true">)</mo>
                    </mrow>
                    <mi>μ</mi>
                  </mrow>
                </mrow>
                <mo fence="true" stretchy="true">]</mo>
              </mrow>
            </mrow>
          </msup>
        </mrow>
      </mrow>
    </mrow>
    <annotation encoding="StarMath 5.0">drarrow p(μ divides D) =ddot α cdot  
func e^
{
	{-1} over {2}
	 left [
	 		  
	 		{ left (  
	 			{n} over { σ^2 } + {1} over {σ_0^2}
	 		right )μ^2 
	 		}
	 		-2
	 		left ( 
	 		{1} over {σ^2} sum from{k=1} to{n} x_k + {μ_0} over {σ_0^2} 
	 		right )μ
	 right ]
	 
}</annotation>
  </semantics>
</math>
</file>

<file path=Object 37/content.xml><?xml version="1.0" encoding="utf-8"?>
<math xmlns="http://www.w3.org/1998/Math/MathML" display="block">
  <semantics>
    <mrow>
      <mi>p</mi>
      <mrow>
        <mrow>
          <mo fence="true" stretchy="false">(</mo>
          <mrow>
            <mrow>
              <mi>μ</mi>
              <mo stretchy="false">∣</mo>
              <mi>D</mi>
            </mrow>
          </mrow>
          <mo fence="true" stretchy="false">)</mo>
        </mrow>
        <mo stretchy="false">=</mo>
        <mfrac>
          <mn>1</mn>
          <mrow>
            <msqrt>
              <mrow>
                <mn>2</mn>
                <mi>π</mi>
              </mrow>
            </msqrt>
            <msub>
              <mi>σ</mi>
              <mi>n</mi>
            </msub>
          </mrow>
        </mfrac>
      </mrow>
      <msup>
        <mi mathvariant="normal">e</mi>
        <mrow>
          <mfrac>
            <mrow>
              <mo stretchy="false">−</mo>
              <mn>1</mn>
            </mrow>
            <mn>2</mn>
          </mfrac>
          <msup>
            <mrow>
              <mo fence="true" stretchy="true">(</mo>
              <mrow>
                <mfrac>
                  <mrow>
                    <mi>μ</mi>
                    <mo stretchy="false">−</mo>
                    <msub>
                      <mi>μ</mi>
                      <mi>n</mi>
                    </msub>
                  </mrow>
                  <msub>
                    <mi>σ</mi>
                    <mi>n</mi>
                  </msub>
                </mfrac>
              </mrow>
              <mo fence="true" stretchy="true">)</mo>
            </mrow>
            <mn>2</mn>
          </msup>
        </mrow>
      </msup>
    </mrow>
    <annotation encoding="StarMath 5.0">p(μ divides D) = {1} over { sqrt{2π}σ_n } func e^{ {-1} over {2} left ( {μ- μ_n} over {σ_n} right )^2}</annotation>
  </semantics>
</math>
</file>

<file path=Object 38/content.xml><?xml version="1.0" encoding="utf-8"?>
<math xmlns="http://www.w3.org/1998/Math/MathML" display="block">
  <semantics>
    <mover accent="true">
      <msub>
        <mi>x</mi>
        <mi>n</mi>
      </msub>
      <mo stretchy="false">¯</mo>
    </mover>
    <annotation encoding="StarMath 5.0">bar x_n</annotation>
  </semantics>
</math>
</file>

<file path=Object 39/content.xml><?xml version="1.0" encoding="utf-8"?>
<math xmlns="http://www.w3.org/1998/Math/MathML" display="block">
  <semantics>
    <mrow>
      <mrow>
        <mover accent="true">
          <msub>
            <mi>x</mi>
            <mi>n</mi>
          </msub>
          <mo stretchy="false">¯</mo>
        </mover>
        <mo stretchy="false">=</mo>
        <mfrac>
          <mn>1</mn>
          <mi>n</mi>
        </mfrac>
      </mrow>
      <mrow>
        <munderover>
          <mo stretchy="false">∑</mo>
          <mrow>
            <mi>k</mi>
            <mo stretchy="false">=</mo>
            <mn>1</mn>
          </mrow>
          <mi>n</mi>
        </munderover>
        <msub>
          <mi>x</mi>
          <mi>k</mi>
        </msub>
      </mrow>
    </mrow>
    <annotation encoding="StarMath 5.0">bar x_n = {1} over {n} sum from{k=1} to{n} x_k </annotation>
  </semantics>
</math>
</file>

<file path=Object 4/content.xml><?xml version="1.0" encoding="utf-8"?>
<math xmlns="http://www.w3.org/1998/Math/MathML" display="block">
  <semantics>
    <mi>θ</mi>
    <annotation encoding="StarMath 5.0">θ</annotation>
  </semantics>
</math>
</file>

<file path=Object 40/content.xml><?xml version="1.0" encoding="utf-8"?>
<math xmlns="http://www.w3.org/1998/Math/MathML" display="block">
  <semantics>
    <mrow>
      <mrow>
        <msub>
          <mi>μ</mi>
          <mi>n</mi>
        </msub>
        <mo stretchy="false">=</mo>
        <mfrac>
          <msubsup>
            <mi mathvariant="italic">nσ</mi>
            <mn>0</mn>
            <mn>2</mn>
          </msubsup>
          <mrow>
            <msubsup>
              <mi mathvariant="italic">nσ</mi>
              <mn>0</mn>
              <mn>2</mn>
            </msubsup>
            <mo stretchy="false">+</mo>
            <msup>
              <mi>σ</mi>
              <mn>2</mn>
            </msup>
          </mrow>
        </mfrac>
      </mrow>
      <mrow>
        <mover accent="true">
          <msub>
            <mi>x</mi>
            <mi>n</mi>
          </msub>
          <mo stretchy="false">¯</mo>
        </mover>
        <mo stretchy="false">+</mo>
        <mfrac>
          <msup>
            <mi>σ</mi>
            <mn>2</mn>
          </msup>
          <mrow>
            <msubsup>
              <mi mathvariant="italic">nσ</mi>
              <mn>0</mn>
              <mn>2</mn>
            </msubsup>
            <mo stretchy="false">+</mo>
            <msup>
              <mi>σ</mi>
              <mn>2</mn>
            </msup>
          </mrow>
        </mfrac>
      </mrow>
      <msub>
        <mi>μ</mi>
        <mn>0</mn>
      </msub>
    </mrow>
    <annotation encoding="StarMath 5.0">μ_n = {nσ_0^2} over {nσ_0^2+σ^2} bar x_n + {σ^2} over {nσ_0^2+σ^2}μ_0</annotation>
  </semantics>
</math>
</file>

<file path=Object 41/content.xml><?xml version="1.0" encoding="utf-8"?>
<math xmlns="http://www.w3.org/1998/Math/MathML" display="block">
  <semantics>
    <mrow>
      <msubsup>
        <mi>σ</mi>
        <mi>n</mi>
        <mn>2</mn>
      </msubsup>
      <mo stretchy="false">=</mo>
      <mfrac>
        <mrow>
          <msubsup>
            <mi>σ</mi>
            <mn>0</mn>
            <mn>2</mn>
          </msubsup>
          <msup>
            <mi>σ</mi>
            <mn>2</mn>
          </msup>
        </mrow>
        <mrow>
          <msubsup>
            <mi mathvariant="italic">nσ</mi>
            <mn>0</mn>
            <mn>2</mn>
          </msubsup>
          <mo stretchy="false">+</mo>
          <msup>
            <mi>σ</mi>
            <mn>2</mn>
          </msup>
        </mrow>
      </mfrac>
    </mrow>
    <annotation encoding="StarMath 5.0">σ_n^2 = {σ_0^2 σ^2} over {nσ_0^2+σ^2}</annotation>
  </semantics>
</math>
</file>

<file path=Object 42/content.xml><?xml version="1.0" encoding="utf-8"?>
<math xmlns="http://www.w3.org/1998/Math/MathML" display="block">
  <semantics>
    <mrow>
      <mi>p</mi>
      <mrow>
        <mo fence="true" stretchy="false">(</mo>
        <mrow>
          <mrow>
            <mi>x</mi>
            <mo stretchy="false">∣</mo>
            <mi>D</mi>
          </mrow>
        </mrow>
        <mo fence="true" stretchy="false">)</mo>
      </mrow>
    </mrow>
    <annotation encoding="StarMath 5.0">p(x divides D)</annotation>
  </semantics>
</math>
</file>

<file path=Object 43/content.xml><?xml version="1.0" encoding="utf-8"?>
<math xmlns="http://www.w3.org/1998/Math/MathML" display="block">
  <semantics>
    <mrow>
      <mi>p</mi>
      <mrow>
        <mrow>
          <mo fence="true" stretchy="false">(</mo>
          <mrow>
            <mrow>
              <mi>x</mi>
              <mo stretchy="false">∣</mo>
              <mi>D</mi>
            </mrow>
          </mrow>
          <mo fence="true" stretchy="false">)</mo>
        </mrow>
        <mo stretchy="false">=</mo>
        <mrow>
          <mo stretchy="false">∫</mo>
          <mrow>
            <mo fence="true" stretchy="true">[</mo>
            <mrow>
              <mrow>
                <mfrac>
                  <mn>1</mn>
                  <mrow>
                    <msqrt>
                      <mrow>
                        <mn>2</mn>
                        <mi>π</mi>
                      </mrow>
                    </msqrt>
                    <mi>σ</mi>
                  </mrow>
                </mfrac>
                <msup>
                  <mi mathvariant="normal">e</mi>
                  <mrow>
                    <mfrac>
                      <mrow>
                        <mo stretchy="false">−</mo>
                        <mn>1</mn>
                      </mrow>
                      <mn>2</mn>
                    </mfrac>
                    <msup>
                      <mrow>
                        <mo fence="true" stretchy="false">(</mo>
                        <mrow>
                          <mfrac>
                            <mrow>
                              <mi>x</mi>
                              <mo stretchy="false">−</mo>
                              <mi>μ</mi>
                            </mrow>
                            <mi>σ</mi>
                          </mfrac>
                        </mrow>
                        <mo fence="true" stretchy="false">)</mo>
                      </mrow>
                      <mn>2</mn>
                    </msup>
                  </mrow>
                </msup>
              </mrow>
            </mrow>
            <mo fence="true" stretchy="true">]</mo>
          </mrow>
        </mrow>
      </mrow>
      <mrow>
        <mo fence="true" stretchy="true">[</mo>
        <mrow>
          <mrow>
            <mfrac>
              <mn>1</mn>
              <mrow>
                <msqrt>
                  <mrow>
                    <mn>2</mn>
                    <mi>π</mi>
                  </mrow>
                </msqrt>
                <msub>
                  <mi>σ</mi>
                  <mi>n</mi>
                </msub>
              </mrow>
            </mfrac>
            <msup>
              <mi mathvariant="normal">e</mi>
              <mrow>
                <mfrac>
                  <mrow>
                    <mo stretchy="false">−</mo>
                    <mn>1</mn>
                  </mrow>
                  <mn>2</mn>
                </mfrac>
                <msup>
                  <mrow>
                    <mo fence="true" stretchy="false">(</mo>
                    <mrow>
                      <mfrac>
                        <mrow>
                          <mi>μ</mi>
                          <mo stretchy="false">−</mo>
                          <msub>
                            <mi>μ</mi>
                            <mi>n</mi>
                          </msub>
                        </mrow>
                        <msub>
                          <mi>σ</mi>
                          <mi>n</mi>
                        </msub>
                      </mfrac>
                    </mrow>
                    <mo fence="true" stretchy="false">)</mo>
                  </mrow>
                  <mn>2</mn>
                </msup>
              </mrow>
            </msup>
          </mrow>
        </mrow>
        <mo fence="true" stretchy="true">]</mo>
      </mrow>
      <mi mathvariant="italic">dμ</mi>
    </mrow>
    <annotation encoding="StarMath 5.0">p(x divides D) = int left [
	 		{1} over { sqrt{2π}σ } func e^{ {-1} over {2}( {x- μ} over {σ} )^2 }
	 right ]
	 left [
	 		{1} over { sqrt{2π}σ_n } func e^{ {-1} over {2}( {μ- μ_n} over {σ_n} )^2 }
	 right ]
	  dμ</annotation>
  </semantics>
</math>
</file>

<file path=Object 44/content.xml><?xml version="1.0" encoding="utf-8"?>
<math xmlns="http://www.w3.org/1998/Math/MathML" display="block">
  <semantics>
    <mrow>
      <mo stretchy="false">⇒</mo>
      <mi>p</mi>
      <mrow>
        <mrow>
          <mo fence="true" stretchy="false">(</mo>
          <mrow>
            <mrow>
              <mi>x</mi>
              <mo stretchy="false">∣</mo>
              <mi>D</mi>
            </mrow>
          </mrow>
          <mo fence="true" stretchy="false">)</mo>
        </mrow>
        <mo stretchy="false">=</mo>
        <mrow>
          <mo stretchy="false">∫</mo>
          <mrow>
            <mo fence="true" stretchy="true">[</mo>
            <mrow>
              <mrow>
                <mfrac>
                  <mn>1</mn>
                  <mrow>
                    <msqrt>
                      <mrow>
                        <mn>2</mn>
                        <mi>π</mi>
                      </mrow>
                    </msqrt>
                    <mi>σ</mi>
                  </mrow>
                </mfrac>
                <msup>
                  <mi mathvariant="normal">e</mi>
                  <mrow>
                    <mfrac>
                      <mrow>
                        <mo stretchy="false">−</mo>
                        <mn>1</mn>
                      </mrow>
                      <mn>2</mn>
                    </mfrac>
                    <msup>
                      <mrow>
                        <mo fence="true" stretchy="false">(</mo>
                        <mrow>
                          <mfrac>
                            <mrow>
                              <mi>x</mi>
                              <mo stretchy="false">−</mo>
                              <mi>μ</mi>
                            </mrow>
                            <mi>σ</mi>
                          </mfrac>
                        </mrow>
                        <mo fence="true" stretchy="false">)</mo>
                      </mrow>
                      <mn>2</mn>
                    </msup>
                  </mrow>
                </msup>
              </mrow>
            </mrow>
            <mo fence="true" stretchy="true">]</mo>
          </mrow>
        </mrow>
      </mrow>
      <mrow>
        <mo fence="true" stretchy="true">[</mo>
        <mrow>
          <mrow>
            <mfrac>
              <mn>1</mn>
              <mrow>
                <msqrt>
                  <mrow>
                    <mn>2</mn>
                    <mi>π</mi>
                  </mrow>
                </msqrt>
                <msub>
                  <mi>σ</mi>
                  <mi>n</mi>
                </msub>
              </mrow>
            </mfrac>
            <msup>
              <mi mathvariant="normal">e</mi>
              <mrow>
                <mfrac>
                  <mrow>
                    <mo stretchy="false">−</mo>
                    <mn>1</mn>
                  </mrow>
                  <mn>2</mn>
                </mfrac>
                <msup>
                  <mrow>
                    <mo fence="true" stretchy="false">(</mo>
                    <mrow>
                      <mfrac>
                        <mrow>
                          <mi>μ</mi>
                          <mo stretchy="false">−</mo>
                          <msub>
                            <mi>μ</mi>
                            <mi>n</mi>
                          </msub>
                        </mrow>
                        <msub>
                          <mi>σ</mi>
                          <mi>n</mi>
                        </msub>
                      </mfrac>
                    </mrow>
                    <mo fence="true" stretchy="false">)</mo>
                  </mrow>
                  <mn>2</mn>
                </msup>
              </mrow>
            </msup>
          </mrow>
        </mrow>
        <mo fence="true" stretchy="true">]</mo>
      </mrow>
      <mi mathvariant="italic">dμ</mi>
    </mrow>
    <annotation encoding="StarMath 5.0">drarrow p(x divides D) = int left [
	 		{1} over { sqrt{2π}σ } func e^{ {-1} over {2}( {x- μ} over {σ} )^2 }
	 right ]
	 left [
	 		{1} over { sqrt{2π}σ_n } func e^{ {-1} over {2}( {μ- μ_n} over {σ_n} )^2 }
	 right ]
	  dμ</annotation>
  </semantics>
</math>
</file>

<file path=Object 45/content.xml><?xml version="1.0" encoding="utf-8"?>
<math xmlns="http://www.w3.org/1998/Math/MathML" display="block">
  <semantics>
    <mrow>
      <mo stretchy="false">⇒</mo>
      <mi>p</mi>
      <mrow>
        <mrow>
          <mo fence="true" stretchy="false">(</mo>
          <mrow>
            <mrow>
              <mi>x</mi>
              <mo stretchy="false">∣</mo>
              <mi>D</mi>
            </mrow>
          </mrow>
          <mo fence="true" stretchy="false">)</mo>
        </mrow>
        <mo stretchy="false">=</mo>
        <mfrac>
          <mn>1</mn>
          <mrow>
            <mn>2</mn>
            <msub>
              <mi mathvariant="italic">πσσ</mi>
              <mi>n</mi>
            </msub>
          </mrow>
        </mfrac>
      </mrow>
      <msup>
        <mi mathvariant="normal">e</mi>
        <mrow>
          <mfrac>
            <mrow>
              <mo stretchy="false">−</mo>
              <mn>1</mn>
            </mrow>
            <mn>2</mn>
          </mfrac>
          <mfrac>
            <msup>
              <mrow>
                <mo fence="true" stretchy="false">(</mo>
                <mrow>
                  <mrow>
                    <mi>x</mi>
                    <mo stretchy="false">−</mo>
                    <msub>
                      <mi>μ</mi>
                      <mi>n</mi>
                    </msub>
                  </mrow>
                </mrow>
                <mo fence="true" stretchy="false">)</mo>
              </mrow>
              <mn>2</mn>
            </msup>
            <mrow>
              <msup>
                <mi>σ</mi>
                <mn>2</mn>
              </msup>
              <mo stretchy="false">+</mo>
              <msubsup>
                <mi>σ</mi>
                <mi>n</mi>
                <mn>2</mn>
              </msubsup>
            </mrow>
          </mfrac>
        </mrow>
      </msup>
      <mrow>
        <mo stretchy="false">∫</mo>
        <msup>
          <mi mathvariant="normal">e</mi>
          <mrow>
            <mfrac>
              <mrow>
                <mo stretchy="false">−</mo>
                <mn>1</mn>
              </mrow>
              <mn>2</mn>
            </mfrac>
            <mfrac>
              <mrow>
                <msup>
                  <mi>σ</mi>
                  <mn>2</mn>
                </msup>
                <mo stretchy="false">+</mo>
                <msubsup>
                  <mi>σ</mi>
                  <mi>n</mi>
                  <mn>2</mn>
                </msubsup>
              </mrow>
              <mrow>
                <msup>
                  <mi>σ</mi>
                  <mn>2</mn>
                </msup>
                <msubsup>
                  <mi>σ</mi>
                  <mi>n</mi>
                  <mn>2</mn>
                </msubsup>
              </mrow>
            </mfrac>
            <msup>
              <mrow>
                <mo fence="true" stretchy="true">(</mo>
                <mrow>
                  <mrow>
                    <mi>μ</mi>
                    <mo stretchy="false">−</mo>
                    <mfrac>
                      <mrow>
                        <msubsup>
                          <mi>σ</mi>
                          <mi>n</mi>
                          <mn>2</mn>
                        </msubsup>
                        <mrow>
                          <mi>x</mi>
                          <mo stretchy="false">+</mo>
                          <msup>
                            <mi>σ</mi>
                            <mn>2</mn>
                          </msup>
                        </mrow>
                        <msub>
                          <mi>μ</mi>
                          <mi>n</mi>
                        </msub>
                      </mrow>
                      <mrow>
                        <msup>
                          <mi>σ</mi>
                          <mn>2</mn>
                        </msup>
                        <mo stretchy="false">+</mo>
                        <msubsup>
                          <mi>σ</mi>
                          <mi>n</mi>
                          <mn>2</mn>
                        </msubsup>
                      </mrow>
                    </mfrac>
                  </mrow>
                </mrow>
                <mo fence="true" stretchy="true">)</mo>
              </mrow>
              <mn>2</mn>
            </msup>
          </mrow>
        </msup>
      </mrow>
      <mi mathvariant="italic">dμ</mi>
    </mrow>
    <annotation encoding="StarMath 5.0">drarrow p(x divides D) = 
	 {1} over {2πσσ_n}
	 func e^{
	 	 {-1} over {2}
	 	 {( x-μ_n )^2} over {  σ^2 + σ_n^2}
	 }  

int func e^{ {-1} over {2} {σ^2 + σ_n^2} over {σ^2 σ_n^2}
left ( 
μ- {σ_n^2 x + σ^2 μ_n} over { σ^2 + σ_n^2} 

 right ) ^2

 } 
	  dμ</annotation>
  </semantics>
</math>
</file>

<file path=Object 46/content.xml><?xml version="1.0" encoding="utf-8"?>
<math xmlns="http://www.w3.org/1998/Math/MathML" display="block">
  <semantics>
    <mrow>
      <mi>σ</mi>
      <mi>,</mi>
      <msub>
        <mi>σ</mi>
        <mi>n</mi>
      </msub>
    </mrow>
    <annotation encoding="StarMath 5.0">σ, σ_n</annotation>
  </semantics>
</math>
</file>

<file path=Object 47/content.xml><?xml version="1.0" encoding="utf-8"?>
<math xmlns="http://www.w3.org/1998/Math/MathML" display="block">
  <semantics>
    <mrow>
      <mi>p</mi>
      <mrow>
        <mo fence="true" stretchy="false">(</mo>
        <mrow>
          <mrow>
            <mi>x</mi>
            <mo stretchy="false">∣</mo>
            <mi>D</mi>
          </mrow>
        </mrow>
        <mo fence="true" stretchy="false">)</mo>
      </mrow>
      <mi>∼</mi>
      <mi>N</mi>
      <mrow>
        <mo fence="true" stretchy="false">(</mo>
        <mrow>
          <mrow>
            <msub>
              <mi>μ</mi>
              <mi>n</mi>
            </msub>
            <mi>,</mi>
            <mrow>
              <msup>
                <mi>σ</mi>
                <mn>2</mn>
              </msup>
              <mo stretchy="false">+</mo>
              <msubsup>
                <mi>σ</mi>
                <mi>n</mi>
                <mn>2</mn>
              </msubsup>
            </mrow>
          </mrow>
        </mrow>
        <mo fence="true" stretchy="false">)</mo>
      </mrow>
      <mi>.</mi>
    </mrow>
    <annotation encoding="StarMath 5.0">p(x divides D) ∼ N (μ_n , σ^2 + σ_n^2 ).</annotation>
  </semantics>
</math>
</file>

<file path=Object 48/content.xml><?xml version="1.0" encoding="utf-8"?>
<math xmlns="http://www.w3.org/1998/Math/MathML" display="block">
  <semantics>
    <mrow>
      <mi>p</mi>
      <mrow>
        <mo fence="true" stretchy="false">(</mo>
        <mrow>
          <mrow>
            <mi>x</mi>
            <mo stretchy="false">∣</mo>
            <mi>μ</mi>
          </mrow>
        </mrow>
        <mo fence="true" stretchy="false">)</mo>
      </mrow>
      <mi>∼</mi>
      <mi>N</mi>
      <mrow>
        <mo fence="true" stretchy="false">(</mo>
        <mrow>
          <mrow>
            <mi>μ</mi>
            <mi>,</mi>
            <mi>Σ</mi>
          </mrow>
        </mrow>
        <mo fence="true" stretchy="false">)</mo>
      </mrow>
    </mrow>
    <annotation encoding="StarMath 5.0">p(x divides μ) ∼ N (μ, Σ)</annotation>
  </semantics>
</math>
</file>

<file path=Object 49/content.xml><?xml version="1.0" encoding="utf-8"?>
<math xmlns="http://www.w3.org/1998/Math/MathML" display="block">
  <semantics>
    <mrow>
      <mi>p</mi>
      <mrow>
        <mo fence="true" stretchy="false">(</mo>
        <mrow>
          <mi>μ</mi>
        </mrow>
        <mo fence="true" stretchy="false">)</mo>
      </mrow>
      <mi>∼</mi>
      <mi>N</mi>
      <mrow>
        <mo fence="true" stretchy="false">(</mo>
        <mrow>
          <mrow>
            <msub>
              <mi>μ</mi>
              <mn>0</mn>
            </msub>
            <mi>,</mi>
            <msub>
              <mi>Σ</mi>
              <mn>0</mn>
            </msub>
          </mrow>
        </mrow>
        <mo fence="true" stretchy="false">)</mo>
      </mrow>
    </mrow>
    <annotation encoding="StarMath 5.0">p(μ) ∼ N (μ_{0} , Σ_0 )</annotation>
  </semantics>
</math>
</file>

<file path=Object 5/content.xml><?xml version="1.0" encoding="utf-8"?>
<math xmlns="http://www.w3.org/1998/Math/MathML" display="block">
  <semantics>
    <mrow>
      <mi>p</mi>
      <mrow>
        <mo fence="true" stretchy="false">(</mo>
        <mrow>
          <mi>θ</mi>
        </mrow>
        <mo fence="true" stretchy="false">)</mo>
      </mrow>
    </mrow>
    <annotation encoding="StarMath 5.0">p(θ)</annotation>
  </semantics>
</math>
</file>

<file path=Object 50/content.xml><?xml version="1.0" encoding="utf-8"?>
<math xmlns="http://www.w3.org/1998/Math/MathML" display="block">
  <semantics>
    <mi>μ</mi>
    <annotation encoding="StarMath 5.0">μ</annotation>
  </semantics>
</math>
</file>

<file path=Object 51/content.xml><?xml version="1.0" encoding="utf-8"?>
<math xmlns="http://www.w3.org/1998/Math/MathML" display="block">
  <semantics>
    <mi>Σ</mi>
    <annotation encoding="StarMath 5.0">Σ</annotation>
  </semantics>
</math>
</file>

<file path=Object 52/content.xml><?xml version="1.0" encoding="utf-8"?>
<math xmlns="http://www.w3.org/1998/Math/MathML" display="block">
  <semantics>
    <msub>
      <mi>μ</mi>
      <mn>0</mn>
    </msub>
    <annotation encoding="StarMath 5.0">μ_0</annotation>
  </semantics>
</math>
</file>

<file path=Object 53/content.xml><?xml version="1.0" encoding="utf-8"?>
<math xmlns="http://www.w3.org/1998/Math/MathML" display="block">
  <semantics>
    <msub>
      <mi>Σ</mi>
      <mn>0</mn>
    </msub>
    <annotation encoding="StarMath 5.0">Σ_0</annotation>
  </semantics>
</math>
</file>

<file path=Object 54/content.xml><?xml version="1.0" encoding="utf-8"?>
<math xmlns="http://www.w3.org/1998/Math/MathML" display="block">
  <semantics>
    <mrow>
      <mo stretchy="false">⇒</mo>
      <mi>p</mi>
      <mrow>
        <mrow>
          <mo fence="true" stretchy="false">(</mo>
          <mrow>
            <mrow>
              <mi>μ</mi>
              <mo stretchy="false">∣</mo>
              <mi>D</mi>
            </mrow>
          </mrow>
          <mo fence="true" stretchy="false">)</mo>
        </mrow>
        <mo stretchy="false">=</mo>
        <mrow>
          <mi>α</mi>
          <mo stretchy="false">⋅</mo>
          <mrow>
            <munderover>
              <mo stretchy="false">∏</mo>
              <mrow>
                <mi>k</mi>
                <mo stretchy="false">=</mo>
                <mn>1</mn>
              </mrow>
              <mi>n</mi>
            </munderover>
            <mi>p</mi>
          </mrow>
        </mrow>
      </mrow>
      <mrow>
        <mo fence="true" stretchy="false">(</mo>
        <mrow>
          <mrow>
            <msub>
              <mi>x</mi>
              <mi>k</mi>
            </msub>
            <mo stretchy="false">∣</mo>
            <mi>μ</mi>
          </mrow>
        </mrow>
        <mo fence="true" stretchy="false">)</mo>
      </mrow>
      <mi>p</mi>
      <mrow>
        <mo fence="true" stretchy="false">(</mo>
        <mrow>
          <mi>μ</mi>
        </mrow>
        <mo fence="true" stretchy="false">)</mo>
      </mrow>
    </mrow>
    <annotation encoding="StarMath 5.0">drarrow p(μ divides D) = α cdot  prod from{k=1} to{n} p(x_{k} divides μ)p(μ)</annotation>
  </semantics>
</math>
</file>

<file path=Object 55/content.xml><?xml version="1.0" encoding="utf-8"?>
<math xmlns="http://www.w3.org/1998/Math/MathML" display="block">
  <semantics>
    <mrow>
      <mi>p</mi>
      <mrow>
        <mrow>
          <mo fence="true" stretchy="false">(</mo>
          <mrow>
            <mrow>
              <mi>μ</mi>
              <mo stretchy="false">∣</mo>
              <mi>D</mi>
            </mrow>
          </mrow>
          <mo fence="true" stretchy="false">)</mo>
        </mrow>
        <mo stretchy="false">=</mo>
        <mrow>
          <mover accent="true">
            <mi>α</mi>
            <mo stretchy="false">¨</mo>
          </mover>
          <mo stretchy="false">⋅</mo>
          <msup>
            <mi mathvariant="normal">e</mi>
            <mrow>
              <mfrac>
                <mrow>
                  <mo stretchy="false">−</mo>
                  <mn>1</mn>
                </mrow>
                <mn>2</mn>
              </mfrac>
              <mrow>
                <mo fence="true" stretchy="true">[</mo>
                <mrow>
                  <mrow>
                    <msup>
                      <mi>μ</mi>
                      <mi>t</mi>
                    </msup>
                    <mrow>
                      <mrow>
                        <mrow>
                          <mo fence="true" stretchy="true">(</mo>
                          <mrow>
                            <mrow>
                              <msup>
                                <mi mathvariant="italic">nΣ</mi>
                                <mrow>
                                  <mo stretchy="false">−</mo>
                                  <mn>1</mn>
                                </mrow>
                              </msup>
                              <mo stretchy="false">+</mo>
                              <msubsup>
                                <mi>Σ</mi>
                                <mn>0</mn>
                                <mrow>
                                  <mo stretchy="false">−</mo>
                                  <mn>1</mn>
                                </mrow>
                              </msubsup>
                            </mrow>
                          </mrow>
                          <mo fence="true" stretchy="true">)</mo>
                        </mrow>
                        <mi>μ</mi>
                      </mrow>
                      <mo stretchy="false">−</mo>
                      <mn>2</mn>
                    </mrow>
                    <msup>
                      <mi>μ</mi>
                      <mi>t</mi>
                    </msup>
                    <mrow>
                      <mo fence="true" stretchy="true">(</mo>
                      <mrow>
                        <mrow>
                          <msup>
                            <mi>Σ</mi>
                            <mrow>
                              <mo stretchy="false">−</mo>
                              <mn>1</mn>
                            </mrow>
                          </msup>
                          <mrow>
                            <mrow>
                              <munderover>
                                <mo stretchy="false">∑</mo>
                                <mrow>
                                  <mi>k</mi>
                                  <mo stretchy="false">=</mo>
                                  <mn>1</mn>
                                </mrow>
                                <mi>n</mi>
                              </munderover>
                              <msub>
                                <mi>x</mi>
                                <mi>k</mi>
                              </msub>
                            </mrow>
                            <mo stretchy="false">+</mo>
                            <msubsup>
                              <mi>Σ</mi>
                              <mn>0</mn>
                              <mrow>
                                <mo stretchy="false">−</mo>
                                <mn>1</mn>
                              </mrow>
                            </msubsup>
                          </mrow>
                          <msub>
                            <mi>μ</mi>
                            <mn>0</mn>
                          </msub>
                        </mrow>
                      </mrow>
                      <mo fence="true" stretchy="true">)</mo>
                    </mrow>
                  </mrow>
                </mrow>
                <mo fence="true" stretchy="true">]</mo>
              </mrow>
            </mrow>
          </msup>
        </mrow>
      </mrow>
    </mrow>
    <annotation encoding="StarMath 5.0">p(μ divides D) =ddot α cdot  
func e^
{
	{-1} over {2}
	 left [
	 μ^{t}
	 		  
	 		{ left (  
	 			nΣ^-1+Σ_0^-1
	 		right )μ
	 		}
	 		-2μ^{t}
	 		left ( 
	 		Σ^-1 sum from{k=1} to{n} x_k + Σ_0^-1μ_0
	 		right )
	 right ]
	 
}</annotation>
  </semantics>
</math>
</file>

<file path=Object 56/content.xml><?xml version="1.0" encoding="utf-8"?>
<math xmlns="http://www.w3.org/1998/Math/MathML" display="block">
  <semantics>
    <mrow>
      <mi>p</mi>
      <mrow>
        <mrow>
          <mo fence="true" stretchy="false">(</mo>
          <mrow>
            <mrow>
              <mi>μ</mi>
              <mo stretchy="false">∣</mo>
              <mi>D</mi>
            </mrow>
          </mrow>
          <mo fence="true" stretchy="false">)</mo>
        </mrow>
        <mo stretchy="false">=</mo>
        <mover accent="true">
          <mi>α</mi>
          <mo stretchy="false">¨</mo>
        </mover>
      </mrow>
      <msup>
        <mi mathvariant="normal">e</mi>
        <mrow>
          <mfrac>
            <mrow>
              <mo stretchy="false">−</mo>
              <mn>1</mn>
            </mrow>
            <mn>2</mn>
          </mfrac>
          <msup>
            <mrow>
              <mo fence="true" stretchy="false">(</mo>
              <mrow>
                <mrow>
                  <mi>μ</mi>
                  <mo stretchy="false">−</mo>
                  <msub>
                    <mi>μ</mi>
                    <mi>n</mi>
                  </msub>
                </mrow>
              </mrow>
              <mo fence="true" stretchy="false">)</mo>
            </mrow>
            <mi>t</mi>
          </msup>
          <msubsup>
            <mi>Σ</mi>
            <mi>n</mi>
            <mrow>
              <mo stretchy="false">−</mo>
              <mn>1</mn>
            </mrow>
          </msubsup>
          <mrow>
            <mo fence="true" stretchy="false">(</mo>
            <mrow>
              <mrow>
                <mi>μ</mi>
                <mo stretchy="false">−</mo>
                <msub>
                  <mi>μ</mi>
                  <mi>n</mi>
                </msub>
              </mrow>
            </mrow>
            <mo fence="true" stretchy="false">)</mo>
          </mrow>
        </mrow>
      </msup>
    </mrow>
    <annotation encoding="StarMath 5.0">p(μ divides D) = ddot α func e^{ {-1} over {2} (μ- μ_n)^t Σ_n^-1 (μ- μ_n)}</annotation>
  </semantics>
</math>
</file>

<file path=Object 57/content.xml><?xml version="1.0" encoding="utf-8"?>
<math xmlns="http://www.w3.org/1998/Math/MathML" display="block">
  <semantics>
    <mrow>
      <msubsup>
        <mi>Σ</mi>
        <mi>n</mi>
        <mrow>
          <mo stretchy="false">−</mo>
          <mn>1</mn>
        </mrow>
      </msubsup>
      <mo stretchy="false">=</mo>
      <mrow>
        <msup>
          <mi mathvariant="italic">nΣ</mi>
          <mrow>
            <mo stretchy="false">−</mo>
            <mn>1</mn>
          </mrow>
        </msup>
        <mo stretchy="false">+</mo>
        <msubsup>
          <mi>Σ</mi>
          <mn>0</mn>
          <mrow>
            <mo stretchy="false">−</mo>
            <mn>1</mn>
          </mrow>
        </msubsup>
      </mrow>
    </mrow>
    <annotation encoding="StarMath 5.0">Σ_n^-1 = nΣ^-1  + Σ_0^-1</annotation>
  </semantics>
</math>
</file>

<file path=Object 58/content.xml><?xml version="1.0" encoding="utf-8"?>
<math xmlns="http://www.w3.org/1998/Math/MathML" display="block">
  <semantics>
    <mrow>
      <msubsup>
        <mi>Σ</mi>
        <mi>n</mi>
        <mrow>
          <mo stretchy="false">−</mo>
          <mn>1</mn>
        </mrow>
      </msubsup>
      <mrow>
        <msub>
          <mi>μ</mi>
          <mi>n</mi>
        </msub>
        <mo stretchy="false">=</mo>
        <msup>
          <mi mathvariant="italic">nΣ</mi>
          <mrow>
            <mo stretchy="false">−</mo>
            <mn>1</mn>
          </mrow>
        </msup>
      </mrow>
      <mrow>
        <mover accent="true">
          <msub>
            <mi>μ</mi>
            <mi>n</mi>
          </msub>
          <mo stretchy="false">^</mo>
        </mover>
        <mo stretchy="false">+</mo>
        <msubsup>
          <mi>Σ</mi>
          <mn>0</mn>
          <mrow>
            <mo stretchy="false">−</mo>
            <mn>1</mn>
          </mrow>
        </msubsup>
      </mrow>
      <msub>
        <mi>μ</mi>
        <mn>0</mn>
      </msub>
    </mrow>
    <annotation encoding="StarMath 5.0">Σ_n^-1 μ_n = nΣ^-1 hat μ_n + Σ_0^-1 μ_0</annotation>
  </semantics>
</math>
</file>

<file path=Object 59/content.xml><?xml version="1.0" encoding="utf-8"?>
<math xmlns="http://www.w3.org/1998/Math/MathML" display="block">
  <semantics>
    <mover accent="true">
      <msub>
        <mi>μ</mi>
        <mi>n</mi>
      </msub>
      <mo stretchy="false">^</mo>
    </mover>
    <annotation encoding="StarMath 5.0">hat μ_n</annotation>
  </semantics>
</math>
</file>

<file path=Object 6/content.xml><?xml version="1.0" encoding="utf-8"?>
<math xmlns="http://www.w3.org/1998/Math/MathML" display="block">
  <semantics>
    <mrow>
      <mi>p</mi>
      <mrow>
        <mo fence="true" stretchy="false">(</mo>
        <mrow>
          <mrow>
            <mi>θ</mi>
            <mo stretchy="false">∣</mo>
            <mi>D</mi>
          </mrow>
        </mrow>
        <mo fence="true" stretchy="false">)</mo>
      </mrow>
    </mrow>
    <annotation encoding="StarMath 5.0">p(θ divides D)</annotation>
  </semantics>
</math>
</file>

<file path=Object 60/content.xml><?xml version="1.0" encoding="utf-8"?>
<math xmlns="http://www.w3.org/1998/Math/MathML" display="block">
  <semantics>
    <mrow>
      <mrow>
        <mover accent="true">
          <msub>
            <mi>μ</mi>
            <mi>n</mi>
          </msub>
          <mo stretchy="false">^</mo>
        </mover>
        <mo stretchy="false">=</mo>
        <mfrac>
          <mn>1</mn>
          <mi>n</mi>
        </mfrac>
      </mrow>
      <mrow>
        <munderover>
          <mo stretchy="false">∑</mo>
          <mrow>
            <mi>k</mi>
            <mo stretchy="false">=</mo>
            <mn>1</mn>
          </mrow>
          <mi>n</mi>
        </munderover>
        <msub>
          <mi>x</mi>
          <mi>k</mi>
        </msub>
      </mrow>
    </mrow>
    <annotation encoding="StarMath 5.0">hat μ_n = {1} over {n} sum from{k=1} to{n} x_k </annotation>
  </semantics>
</math>
</file>

<file path=Object 61/content.xml><?xml version="1.0" encoding="utf-8"?>
<math xmlns="http://www.w3.org/1998/Math/MathML" display="block">
  <semantics>
    <mrow>
      <mrow>
        <msup>
          <mrow>
            <mo fence="true" stretchy="false">(</mo>
            <mrow>
              <mrow>
                <msup>
                  <mi>A</mi>
                  <mrow>
                    <mo stretchy="false">−</mo>
                    <mn>1</mn>
                  </mrow>
                </msup>
                <mo stretchy="false">+</mo>
                <msup>
                  <mi>B</mi>
                  <mrow>
                    <mo stretchy="false">−</mo>
                    <mn>1</mn>
                  </mrow>
                </msup>
              </mrow>
            </mrow>
            <mo fence="true" stretchy="false">)</mo>
          </mrow>
          <mrow>
            <mo stretchy="false">−</mo>
            <mn>1</mn>
          </mrow>
        </msup>
        <mo stretchy="false">=</mo>
        <mi>A</mi>
      </mrow>
      <msup>
        <mrow>
          <mo fence="true" stretchy="false">(</mo>
          <mrow>
            <mrow>
              <mi>A</mi>
              <mo stretchy="false">+</mo>
              <mi>B</mi>
            </mrow>
          </mrow>
          <mo fence="true" stretchy="false">)</mo>
        </mrow>
        <mrow>
          <mo stretchy="false">−</mo>
          <mn>1</mn>
        </mrow>
      </msup>
      <mrow>
        <mi>B</mi>
        <mo stretchy="false">=</mo>
        <mi>B</mi>
      </mrow>
      <msup>
        <mrow>
          <mo fence="true" stretchy="false">(</mo>
          <mrow>
            <mrow>
              <mi>A</mi>
              <mo stretchy="false">+</mo>
              <mi>B</mi>
            </mrow>
          </mrow>
          <mo fence="true" stretchy="false">)</mo>
        </mrow>
        <mrow>
          <mo stretchy="false">−</mo>
          <mn>1</mn>
        </mrow>
      </msup>
      <mi>A</mi>
    </mrow>
    <annotation encoding="StarMath 5.0">(A^-1 + B^-1 )^-1 = A(A + B)^-1 B = B(A + B)^-1 A</annotation>
  </semantics>
</math>
</file>

<file path=Object 62/content.xml><?xml version="1.0" encoding="utf-8"?>
<math xmlns="http://www.w3.org/1998/Math/MathML" display="block">
  <semantics>
    <mrow>
      <mrow>
        <msub>
          <mi>μ</mi>
          <mi>n</mi>
        </msub>
        <mo stretchy="false">=</mo>
        <msub>
          <mi>Σ</mi>
          <mn>0</mn>
        </msub>
      </mrow>
      <msup>
        <mrow>
          <mo fence="true" stretchy="false">(</mo>
          <mrow>
            <mrow>
              <mrow>
                <msub>
                  <mi>Σ</mi>
                  <mn>0</mn>
                </msub>
                <mo stretchy="false">+</mo>
                <mfrac>
                  <mn>1</mn>
                  <mi>n</mi>
                </mfrac>
              </mrow>
              <mi>Σ</mi>
            </mrow>
          </mrow>
          <mo fence="true" stretchy="false">)</mo>
        </mrow>
        <mrow>
          <mo stretchy="false">−</mo>
          <mn>1</mn>
        </mrow>
      </msup>
      <mrow>
        <mover accent="true">
          <msub>
            <mi>μ</mi>
            <mi>n</mi>
          </msub>
          <mo stretchy="false">^</mo>
        </mover>
        <mo stretchy="false">+</mo>
        <mfrac>
          <mn>1</mn>
          <mi>n</mi>
        </mfrac>
      </mrow>
      <mi>Σ</mi>
      <msup>
        <mrow>
          <mo fence="true" stretchy="false">(</mo>
          <mrow>
            <mrow>
              <mrow>
                <msub>
                  <mi>Σ</mi>
                  <mn>0</mn>
                </msub>
                <mo stretchy="false">+</mo>
                <mfrac>
                  <mn>1</mn>
                  <mi>n</mi>
                </mfrac>
              </mrow>
              <mi>Σ</mi>
            </mrow>
          </mrow>
          <mo fence="true" stretchy="false">)</mo>
        </mrow>
        <mrow>
          <mo stretchy="false">−</mo>
          <mn>1</mn>
        </mrow>
      </msup>
      <msub>
        <mi>μ</mi>
        <mn>0</mn>
      </msub>
    </mrow>
    <annotation encoding="StarMath 5.0">μ_n = Σ_0(Σ_0+1 over {n}Σ)^-1 hat μ_n + 1 over {n} Σ(Σ_0+1 over {n}Σ)^-1 μ_0</annotation>
  </semantics>
</math>
</file>

<file path=Object 63/content.xml><?xml version="1.0" encoding="utf-8"?>
<math xmlns="http://www.w3.org/1998/Math/MathML" display="block">
  <semantics>
    <mrow>
      <mrow>
        <msub>
          <mi>Σ</mi>
          <mi>n</mi>
        </msub>
        <mo stretchy="false">=</mo>
        <msub>
          <mi>Σ</mi>
          <mn>0</mn>
        </msub>
      </mrow>
      <msup>
        <mrow>
          <mo fence="true" stretchy="false">(</mo>
          <mrow>
            <mrow>
              <mrow>
                <msub>
                  <mi>Σ</mi>
                  <mn>0</mn>
                </msub>
                <mo stretchy="false">+</mo>
                <mfrac>
                  <mn>1</mn>
                  <mi>n</mi>
                </mfrac>
              </mrow>
              <mi>Σ</mi>
            </mrow>
          </mrow>
          <mo fence="true" stretchy="false">)</mo>
        </mrow>
        <mrow>
          <mo stretchy="false">−</mo>
          <mn>1</mn>
        </mrow>
      </msup>
      <mfrac>
        <mn>1</mn>
        <mi>n</mi>
      </mfrac>
      <mi>Σ</mi>
    </mrow>
    <annotation encoding="StarMath 5.0">Σ_n = Σ_0(Σ_0 + 1 over {n}Σ)^-1 {1} over {n} Σ</annotation>
  </semantics>
</math>
</file>

<file path=Object 64/content.xml><?xml version="1.0" encoding="utf-8"?>
<math xmlns="http://www.w3.org/1998/Math/MathML" display="block">
  <semantics>
    <mrow>
      <mi>p</mi>
      <mrow>
        <mo fence="true" stretchy="false">(</mo>
        <mrow>
          <mrow>
            <mi>x</mi>
            <mo stretchy="false">∣</mo>
            <mi>D</mi>
          </mrow>
        </mrow>
        <mo fence="true" stretchy="false">)</mo>
      </mrow>
    </mrow>
    <annotation encoding="StarMath 5.0">p(x divides D)</annotation>
  </semantics>
</math>
</file>

<file path=Object 65/content.xml><?xml version="1.0" encoding="utf-8"?>
<math xmlns="http://www.w3.org/1998/Math/MathML" display="block">
  <semantics>
    <mrow>
      <mi>p</mi>
      <mrow>
        <mo fence="true" stretchy="false">(</mo>
        <mrow>
          <mrow>
            <mi>x</mi>
            <mo stretchy="false">∣</mo>
            <mi>D</mi>
          </mrow>
        </mrow>
        <mo fence="true" stretchy="false">)</mo>
      </mrow>
      <mi>∼</mi>
      <mi>N</mi>
      <mrow>
        <mo fence="true" stretchy="false">(</mo>
        <mrow>
          <mrow>
            <msub>
              <mi>μ</mi>
              <mi>n</mi>
            </msub>
            <mi>,</mi>
            <mrow>
              <mi>Σ</mi>
              <mo stretchy="false">+</mo>
              <msub>
                <mi>Σ</mi>
                <mi>n</mi>
              </msub>
            </mrow>
          </mrow>
        </mrow>
        <mo fence="true" stretchy="false">)</mo>
      </mrow>
    </mrow>
    <annotation encoding="StarMath 5.0">p(x divides D) ∼ N (μ_n , Σ + Σ_n )</annotation>
  </semantics>
</math>
</file>

<file path=Object 7/content.xml><?xml version="1.0" encoding="utf-8"?>
<math xmlns="http://www.w3.org/1998/Math/MathML" display="block">
  <semantics>
    <mrow>
      <mi>p</mi>
      <mrow>
        <mo fence="true" stretchy="false">(</mo>
        <mrow>
          <mrow>
            <mi>θ</mi>
            <mo stretchy="false">∣</mo>
            <mi>D</mi>
          </mrow>
        </mrow>
        <mo fence="true" stretchy="false">)</mo>
      </mrow>
    </mrow>
    <annotation encoding="StarMath 5.0">p(θ divides D)</annotation>
  </semantics>
</math>
</file>

<file path=Object 8/content.xml><?xml version="1.0" encoding="utf-8"?>
<math xmlns="http://www.w3.org/1998/Math/MathML" display="block">
  <semantics>
    <mover accent="true">
      <mi>θ</mi>
      <mo stretchy="true">^</mo>
    </mover>
    <annotation encoding="StarMath 5.0">widehat {θ} </annotation>
  </semantics>
</math>
</file>

<file path=Object 9/content.xml><?xml version="1.0" encoding="utf-8"?>
<math xmlns="http://www.w3.org/1998/Math/MathML" display="block">
  <semantics>
    <mrow>
      <mi>p</mi>
      <mrow>
        <mrow>
          <mo fence="true" stretchy="false">(</mo>
          <mrow>
            <mrow>
              <mi>x</mi>
              <mo stretchy="false">∣</mo>
              <mi>D</mi>
            </mrow>
          </mrow>
          <mo fence="true" stretchy="false">)</mo>
        </mrow>
        <mo stretchy="false">≃</mo>
        <mi>p</mi>
      </mrow>
      <mrow>
        <mo fence="true" stretchy="false">(</mo>
        <mrow>
          <mrow>
            <mi>x</mi>
            <mo stretchy="false">∣</mo>
            <mover accent="true">
              <mi>θ</mi>
              <mo stretchy="true">^</mo>
            </mover>
          </mrow>
        </mrow>
        <mo fence="true" stretchy="false">)</mo>
      </mrow>
    </mrow>
    <annotation encoding="StarMath 5.0">p(x divides D) simeq p(x divides widehat {θ}) </annotation>
  </semantics>
</math>
</file>